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a00"/>
    </style:style>
    <style:style style:name="ce2" style:family="table-cell" style:parent-style-name="Default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_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2.5485" calcext:value-type="float">
            <text:p>-32,5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5.7485" calcext:value-type="float">
            <text:p>-35,7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54.5485" calcext:value-type="float">
            <text:p>-54,5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53.7485" calcext:value-type="float">
            <text:p>-53,7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56.1485" calcext:value-type="float">
            <text:p>-56,1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9.3485" calcext:value-type="float">
            <text:p>-49,3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48.5485" calcext:value-type="float">
            <text:p>-48,5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0.9485" calcext:value-type="float">
            <text:p>-50,9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3.7485" calcext:value-type="float">
            <text:p>-53,7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1.7485" calcext:value-type="float">
            <text:p>-51,7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47.7485" calcext:value-type="float">
            <text:p>-47,7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0.5485" calcext:value-type="float">
            <text:p>-50,5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1.3485" calcext:value-type="float">
            <text:p>-51,3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3.7485" calcext:value-type="float">
            <text:p>-93,7485</text:p>
          </table:table-cell>
        </table:table-row>
      </table:table>
      <table:table table:name="G_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2.9485" calcext:value-type="float">
            <text:p>-32,9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5.7485" calcext:value-type="float">
            <text:p>-35,7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64.5485" calcext:value-type="float">
            <text:p>-64,5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53.7485" calcext:value-type="float">
            <text:p>-53,7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52.1485" calcext:value-type="float">
            <text:p>-52,1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2.1485" calcext:value-type="float">
            <text:p>-62,1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5.7485" calcext:value-type="float">
            <text:p>-75,7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5.3485" calcext:value-type="float">
            <text:p>-65,3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59.7485" calcext:value-type="float">
            <text:p>-59,7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3.3485" calcext:value-type="float">
            <text:p>-53,3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5.7485" calcext:value-type="float">
            <text:p>-45,7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8.1485" calcext:value-type="float">
            <text:p>-48,1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54.1485" calcext:value-type="float">
            <text:p>-54,1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52.9485" calcext:value-type="float">
            <text:p>-52,9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5.7485" calcext:value-type="float">
            <text:p>-65,7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9.3485" calcext:value-type="float">
            <text:p>-59,3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6.5485" calcext:value-type="float">
            <text:p>-56,5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66.1485" calcext:value-type="float">
            <text:p>-66,1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66.5485" calcext:value-type="float">
            <text:p>-66,5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5.3485" calcext:value-type="float">
            <text:p>-75,3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72.5485" calcext:value-type="float">
            <text:p>-72,5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69.3485" calcext:value-type="float">
            <text:p>-69,3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71.7485" calcext:value-type="float">
            <text:p>-71,7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4.9485" calcext:value-type="float">
            <text:p>-74,9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4.9485" calcext:value-type="float">
            <text:p>-94,9485</text:p>
          </table:table-cell>
        </table:table-row>
      </table:table>
      <table:table table:name="G_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2.9485" calcext:value-type="float">
            <text:p>-32,9485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5.7485" calcext:value-type="float">
            <text:p>-35,7485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54.9485" calcext:value-type="float">
            <text:p>-5,49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3.7485" calcext:value-type="float">
            <text:p>-73,7485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61.7485" calcext:value-type="float">
            <text:p>-61,7485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61.3485" calcext:value-type="float">
            <text:p>-61,3485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63.7485" calcext:value-type="float">
            <text:p>-63,7485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2.5485" calcext:value-type="float">
            <text:p>-52,5485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0.1485" calcext:value-type="float">
            <text:p>-50,1485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5.3485" calcext:value-type="float">
            <text:p>-55,3485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62.5485" calcext:value-type="float">
            <text:p>-62,5485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63.3485" calcext:value-type="float">
            <text:p>-63,3485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4.1485" calcext:value-type="float">
            <text:p>-64,1485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8.1485" calcext:value-type="float">
            <text:p>-68,1485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1.3485" calcext:value-type="float">
            <text:p>-71,3485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6.5485" calcext:value-type="float">
            <text:p>-76,5485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8.5485" calcext:value-type="float">
            <text:p>-68,5485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0.9485" calcext:value-type="float">
            <text:p>-70,9485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69.7485" calcext:value-type="float">
            <text:p>-69,7485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3.3485" calcext:value-type="float">
            <text:p>-73,3485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70.5485" calcext:value-type="float">
            <text:p>-70,5485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2.9485" calcext:value-type="float">
            <text:p>-62,9485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55.7485" calcext:value-type="float">
            <text:p>-55,7485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6.9485" calcext:value-type="float">
            <text:p>-56,9485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58.9485" calcext:value-type="float">
            <text:p>-58,9485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0.1485" calcext:value-type="float">
            <text:p>-60,1485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7.7485" calcext:value-type="float">
            <text:p>-67,7485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49.7485" calcext:value-type="float">
            <text:p>-49,7485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44.9485" calcext:value-type="float">
            <text:p>-44,9485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46.9485" calcext:value-type="float">
            <text:p>-46,9485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4.9485" calcext:value-type="float">
            <text:p>-64,9485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57.3485" calcext:value-type="float">
            <text:p>-57,3485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51.7485" calcext:value-type="float">
            <text:p>-51,7485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54.9485" calcext:value-type="float">
            <text:p>-54,9485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0.9485" calcext:value-type="float">
            <text:p>-60,9485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58.5485" calcext:value-type="float">
            <text:p>-58,5485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57.7485" calcext:value-type="float">
            <text:p>-57,7485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60.5485" calcext:value-type="float">
            <text:p>-60,5485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58.1485" calcext:value-type="float">
            <text:p>-58,1485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70.1485" calcext:value-type="float">
            <text:p>-70,1485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67.3485" calcext:value-type="float">
            <text:p>-67,3485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66.9485" calcext:value-type="float">
            <text:p>-66,9485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6.9485" calcext:value-type="float">
            <text:p>-76,9485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7.7485" calcext:value-type="float">
            <text:p>-77,7485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78.1485" calcext:value-type="float">
            <text:p>-78,1485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72.1485" calcext:value-type="float">
            <text:p>-72,1485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8.5485" calcext:value-type="float">
            <text:p>-78,5485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4.5485" calcext:value-type="float">
            <text:p>-74,5485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7.3485" calcext:value-type="float">
            <text:p>-77,3485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2.9485" calcext:value-type="float">
            <text:p>-72,9485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68.9485" calcext:value-type="float">
            <text:p>-68,9485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4.1485" calcext:value-type="float">
            <text:p>-74,1485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0.5485" calcext:value-type="float">
            <text:p>-80,5485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6.1485" calcext:value-type="float">
            <text:p>-76,1485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78.9485" calcext:value-type="float">
            <text:p>-78,9485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79.3485" calcext:value-type="float">
            <text:p>-79,3485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79.7485" calcext:value-type="float">
            <text:p>-79,7485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0.1485" calcext:value-type="float">
            <text:p>-80,1485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2.5485" calcext:value-type="float">
            <text:p>-82,5485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3.3485" calcext:value-type="float">
            <text:p>-83,3485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4.1485" calcext:value-type="float">
            <text:p>-84,1485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1.3485" calcext:value-type="float">
            <text:p>-81,3485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6.1485" calcext:value-type="float">
            <text:p>-86,1485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2.1485" calcext:value-type="float">
            <text:p>-82,1485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1.7485" calcext:value-type="float">
            <text:p>-81,7485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2.9485" calcext:value-type="float">
            <text:p>-82,9485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8.9485" calcext:value-type="float">
            <text:p>-88,9485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4.9485" calcext:value-type="float">
            <text:p>-84,9485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0.9485" calcext:value-type="float">
            <text:p>-80,9485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7.7485" calcext:value-type="float">
            <text:p>-87,7485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4.5485" calcext:value-type="float">
            <text:p>-84,5485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3.7485" calcext:value-type="float">
            <text:p>-83,7485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5.3485" calcext:value-type="float">
            <text:p>-85,3485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8.5485" calcext:value-type="float">
            <text:p>-88,5485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89.7485" calcext:value-type="float">
            <text:p>-89,7485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5.7485" calcext:value-type="float">
            <text:p>-85,7485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6.9485" calcext:value-type="float">
            <text:p>-86,9485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9485" calcext:value-type="float">
            <text:p>-94,9485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0.9485" calcext:value-type="float">
            <text:p>-90,9485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1.3485" calcext:value-type="float">
            <text:p>-91,3485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3.7485" calcext:value-type="float">
            <text:p>-93,7485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1.7485" calcext:value-type="float">
            <text:p>-91,7485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6.9485" calcext:value-type="float">
            <text:p>-86,9485</text:p>
          </table:table-cell>
        </table:table-row>
      </table:table>
      <table:table table:name="G_OALL" table:style-name="ta1">
        <table:shapes>
          <draw:frame draw:z-index="0" draw:style-name="gr1" draw:text-style-name="P1" svg:width="159.97mm" svg:height="90.05mm" svg:x="67.73mm" svg:y="8.23mm">
            <loext:p draw:notify-on-update-of-ranges="G_OALL.A386:G_OALL.A405 G_OALL.B386:G_OALL.B4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7.74mm" svg:y="108.38mm">
            <loext:p draw:notify-on-update-of-ranges="G_OALL.A427:G_OALL.A446 G_OALL.B427:G_OALL.B4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table:formula="of:=([G_O.D1] + [G_O1.D1] + [G_O2.D1])/3" office:value-type="float" office:value="0" calcext:value-type="float">
            <text:p>0</text:p>
          </table:table-cell>
          <table:table-cell table:formula="of:=([G_O.E1] + [G_O1.E1] + [G_O2.E1])/3" office:value-type="float" office:value="-32.8151666666667" calcext:value-type="float">
            <text:p>-32,8151666666667</text:p>
          </table:table-cell>
          <table:table-cell/>
          <table:table-cell office:value-type="string" calcext:value-type="string">
            <text:p>Laranja</text:p>
          </table:table-cell>
        </table:table-row>
        <table:table-row table:style-name="ro1">
          <table:table-cell table:formula="of:=([G_O.D2] + [G_O1.D2] + [G_O2.D2])/3" office:value-type="float" office:value="0.00247" calcext:value-type="float">
            <text:p>0,00247</text:p>
          </table:table-cell>
          <table:table-cell table:formula="of:=([G_O.E2] + [G_O1.E2] + [G_O2.E2])/3" office:value-type="float" office:value="-35.7485" calcext:value-type="float">
            <text:p>-35,7485</text:p>
          </table:table-cell>
          <table:table-cell table:number-columns-repeated="2"/>
        </table:table-row>
        <table:table-row table:style-name="ro1">
          <table:table-cell table:formula="of:=([G_O.D3] + [G_O1.D3] + [G_O2.D3])/3" office:value-type="float" office:value="0.00493" calcext:value-type="float">
            <text:p>0,00493</text:p>
          </table:table-cell>
          <table:table-cell table:formula="of:=([G_O.E3] + [G_O1.E3] + [G_O2.E3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G_O.D4] + [G_O1.D4] + [G_O2.D4])/3" office:value-type="float" office:value="0.0074" calcext:value-type="float">
            <text:p>0,0074</text:p>
          </table:table-cell>
          <table:table-cell table:formula="of:=([G_O.E4] + [G_O1.E4] + [G_O2.E4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G_O.D5] + [G_O1.D5] + [G_O2.D5])/3" office:value-type="float" office:value="0.00986" calcext:value-type="float">
            <text:p>0,00986</text:p>
          </table:table-cell>
          <table:table-cell table:formula="of:=([G_O.E5] + [G_O1.E5] + [G_O2.E5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G_O.D6] + [G_O1.D6] + [G_O2.D6])/3" office:value-type="float" office:value="0.01233" calcext:value-type="float">
            <text:p>0,01233</text:p>
          </table:table-cell>
          <table:table-cell table:formula="of:=([G_O.E6] + [G_O1.E6] + [G_O2.E6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7] + [G_O1.D7] + [G_O2.D7])/3" office:value-type="float" office:value="0.0148" calcext:value-type="float">
            <text:p>0,0148</text:p>
          </table:table-cell>
          <table:table-cell table:formula="of:=([G_O.E7] + [G_O1.E7] + [G_O2.E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8] + [G_O1.D8] + [G_O2.D8])/3" office:value-type="float" office:value="0.01726" calcext:value-type="float">
            <text:p>0,01726</text:p>
          </table:table-cell>
          <table:table-cell table:formula="of:=([G_O.E8] + [G_O1.E8] + [G_O2.E8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9] + [G_O1.D9] + [G_O2.D9])/3" office:value-type="float" office:value="0.01973" calcext:value-type="float">
            <text:p>0,01973</text:p>
          </table:table-cell>
          <table:table-cell table:formula="of:=([G_O.E9] + [G_O1.E9] + [G_O2.E9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G_O.D10] + [G_O1.D10] + [G_O2.D10])/3" office:value-type="float" office:value="0.02219" calcext:value-type="float">
            <text:p>0,02219</text:p>
          </table:table-cell>
          <table:table-cell table:formula="of:=([G_O.E10] + [G_O1.E10] + [G_O2.E1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11] + [G_O1.D11] + [G_O2.D11])/3" office:value-type="float" office:value="0.02466" calcext:value-type="float">
            <text:p>0,02466</text:p>
          </table:table-cell>
          <table:table-cell table:formula="of:=([G_O.E11] + [G_O1.E11] + [G_O2.E1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12] + [G_O1.D12] + [G_O2.D12])/3" office:value-type="float" office:value="0.02713" calcext:value-type="float">
            <text:p>0,02713</text:p>
          </table:table-cell>
          <table:table-cell table:formula="of:=([G_O.E12] + [G_O1.E12] + [G_O2.E1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13] + [G_O1.D13] + [G_O2.D13])/3" office:value-type="float" office:value="0.02959" calcext:value-type="float">
            <text:p>0,02959</text:p>
          </table:table-cell>
          <table:table-cell table:formula="of:=([G_O.E13] + [G_O1.E13] + [G_O2.E1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14] + [G_O1.D14] + [G_O2.D14])/3" office:value-type="float" office:value="0.03206" calcext:value-type="float">
            <text:p>0,03206</text:p>
          </table:table-cell>
          <table:table-cell table:formula="of:=([G_O.E14] + [G_O1.E14] + [G_O2.E1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15] + [G_O1.D15] + [G_O2.D15])/3" office:value-type="float" office:value="0.03452" calcext:value-type="float">
            <text:p>0,03452</text:p>
          </table:table-cell>
          <table:table-cell table:formula="of:=([G_O.E15] + [G_O1.E15] + [G_O2.E1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6] + [G_O1.D16] + [G_O2.D16])/3" office:value-type="float" office:value="0.03699" calcext:value-type="float">
            <text:p>0,03699</text:p>
          </table:table-cell>
          <table:table-cell table:formula="of:=([G_O.E16] + [G_O1.E16] + [G_O2.E16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17] + [G_O1.D17] + [G_O2.D17])/3" office:value-type="float" office:value="0.03946" calcext:value-type="float">
            <text:p>0,03946</text:p>
          </table:table-cell>
          <table:table-cell table:formula="of:=([G_O.E17] + [G_O1.E17] + [G_O2.E17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8] + [G_O1.D18] + [G_O2.D18])/3" office:value-type="float" office:value="0.04192" calcext:value-type="float">
            <text:p>0,04192</text:p>
          </table:table-cell>
          <table:table-cell table:formula="of:=([G_O.E18] + [G_O1.E18] + [G_O2.E1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19] + [G_O1.D19] + [G_O2.D19])/3" office:value-type="float" office:value="0.04439" calcext:value-type="float">
            <text:p>0,04439</text:p>
          </table:table-cell>
          <table:table-cell table:formula="of:=([G_O.E19] + [G_O1.E19] + [G_O2.E19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20] + [G_O1.D20] + [G_O2.D20])/3" office:value-type="float" office:value="0.04686" calcext:value-type="float">
            <text:p>0,04686</text:p>
          </table:table-cell>
          <table:table-cell table:formula="of:=([G_O.E20] + [G_O1.E20] + [G_O2.E20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21] + [G_O1.D21] + [G_O2.D21])/3" office:value-type="float" office:value="0.04933" calcext:value-type="float">
            <text:p>0,04933</text:p>
          </table:table-cell>
          <table:table-cell table:formula="of:=([G_O.E21] + [G_O1.E21] + [G_O2.E21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22] + [G_O1.D22] + [G_O2.D22])/3" office:value-type="float" office:value="0.0518" calcext:value-type="float">
            <text:p>0,0518</text:p>
          </table:table-cell>
          <table:table-cell table:formula="of:=([G_O.E22] + [G_O1.E22] + [G_O2.E22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G_O.D23] + [G_O1.D23] + [G_O2.D23])/3" office:value-type="float" office:value="0.05427" calcext:value-type="float">
            <text:p>0,05427</text:p>
          </table:table-cell>
          <table:table-cell table:formula="of:=([G_O.E23] + [G_O1.E23] + [G_O2.E23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24] + [G_O1.D24] + [G_O2.D24])/3" office:value-type="float" office:value="0.05674" calcext:value-type="float">
            <text:p>0,05674</text:p>
          </table:table-cell>
          <table:table-cell table:formula="of:=([G_O.E24] + [G_O1.E24] + [G_O2.E24])/3" office:value-type="float" office:value="-89.4818333333333" calcext:value-type="float">
            <text:p>-89,4818333333333</text:p>
          </table:table-cell>
          <table:table-cell/>
          <table:table-cell office:value-type="string" calcext:value-type="string">
            <text:p>Verde</text:p>
          </table:table-cell>
        </table:table-row>
        <table:table-row table:style-name="ro1">
          <table:table-cell table:formula="of:=([G_O.D25] + [G_O1.D25] + [G_O2.D25])/3" office:value-type="float" office:value="0.05921" calcext:value-type="float">
            <text:p>0,05921</text:p>
          </table:table-cell>
          <table:table-cell table:formula="of:=([G_O.E25] + [G_O1.E25] + [G_O2.E25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26] + [G_O1.D26] + [G_O2.D26])/3" office:value-type="float" office:value="0.06168" calcext:value-type="float">
            <text:p>0,06168</text:p>
          </table:table-cell>
          <table:table-cell table:formula="of:=([G_O.E26] + [G_O1.E26] + [G_O2.E26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G_O.D27] + [G_O1.D27] + [G_O2.D27])/3" office:value-type="float" office:value="0.06415" calcext:value-type="float">
            <text:p>0,06415</text:p>
          </table:table-cell>
          <table:table-cell table:formula="of:=([G_O.E27] + [G_O1.E27] + [G_O2.E27])/3" office:value-type="float" office:value="-83.3485" calcext:value-type="float">
            <text:p>-83,3485</text:p>
          </table:table-cell>
          <table:table-cell table:number-columns-repeated="2"/>
        </table:table-row>
        <table:table-row table:style-name="ro1">
          <table:table-cell table:formula="of:=([G_O.D28] + [G_O1.D28] + [G_O2.D28])/3" office:value-type="float" office:value="0.06662" calcext:value-type="float">
            <text:p>0,06662</text:p>
          </table:table-cell>
          <table:table-cell table:formula="of:=([G_O.E28] + [G_O1.E28] + [G_O2.E28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29] + [G_O1.D29] + [G_O2.D29])/3" office:value-type="float" office:value="0.06909" calcext:value-type="float">
            <text:p>0,06909</text:p>
          </table:table-cell>
          <table:table-cell table:formula="of:=([G_O.E29] + [G_O1.E29] + [G_O2.E29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30] + [G_O1.D30] + [G_O2.D30])/3" office:value-type="float" office:value="0.07156" calcext:value-type="float">
            <text:p>0,07156</text:p>
          </table:table-cell>
          <table:table-cell table:formula="of:=([G_O.E30] + [G_O1.E30] + [G_O2.E3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31] + [G_O1.D31] + [G_O2.D31])/3" office:value-type="float" office:value="0.07403" calcext:value-type="float">
            <text:p>0,07403</text:p>
          </table:table-cell>
          <table:table-cell table:formula="of:=([G_O.E31] + [G_O1.E31] + [G_O2.E31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32] + [G_O1.D32] + [G_O2.D32])/3" office:value-type="float" office:value="0.0765" calcext:value-type="float">
            <text:p>0,0765</text:p>
          </table:table-cell>
          <table:table-cell table:formula="of:=([G_O.E32] + [G_O1.E32] + [G_O2.E32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33] + [G_O1.D33] + [G_O2.D33])/3" office:value-type="float" office:value="0.07897" calcext:value-type="float">
            <text:p>0,07897</text:p>
          </table:table-cell>
          <table:table-cell table:formula="of:=([G_O.E33] + [G_O1.E33] + [G_O2.E3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34] + [G_O1.D34] + [G_O2.D34])/3" office:value-type="float" office:value="0.08144" calcext:value-type="float">
            <text:p>0,08144</text:p>
          </table:table-cell>
          <table:table-cell table:formula="of:=([G_O.E34] + [G_O1.E34] + [G_O2.E3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35] + [G_O1.D35] + [G_O2.D35])/3" office:value-type="float" office:value="0.08391" calcext:value-type="float">
            <text:p>0,08391</text:p>
          </table:table-cell>
          <table:table-cell table:formula="of:=([G_O.E35] + [G_O1.E35] + [G_O2.E35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36] + [G_O1.D36] + [G_O2.D36])/3" office:value-type="float" office:value="0.08638" calcext:value-type="float">
            <text:p>0,08638</text:p>
          </table:table-cell>
          <table:table-cell table:formula="of:=([G_O.E36] + [G_O1.E36] + [G_O2.E36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37] + [G_O1.D37] + [G_O2.D37])/3" office:value-type="float" office:value="0.08885" calcext:value-type="float">
            <text:p>0,08885</text:p>
          </table:table-cell>
          <table:table-cell table:formula="of:=([G_O.E37] + [G_O1.E37] + [G_O2.E37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38] + [G_O1.D38] + [G_O2.D38])/3" office:value-type="float" office:value="0.09132" calcext:value-type="float">
            <text:p>0,09132</text:p>
          </table:table-cell>
          <table:table-cell table:formula="of:=([G_O.E38] + [G_O1.E38] + [G_O2.E3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39] + [G_O1.D39] + [G_O2.D39])/3" office:value-type="float" office:value="0.09379" calcext:value-type="float">
            <text:p>0,09379</text:p>
          </table:table-cell>
          <table:table-cell table:formula="of:=([G_O.E39] + [G_O1.E39] + [G_O2.E3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40] + [G_O1.D40] + [G_O2.D40])/3" office:value-type="float" office:value="0.09626" calcext:value-type="float">
            <text:p>0,09626</text:p>
          </table:table-cell>
          <table:table-cell table:formula="of:=([G_O.E40] + [G_O1.E40] + [G_O2.E40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41] + [G_O1.D41] + [G_O2.D41])/3" office:value-type="float" office:value="0.09873" calcext:value-type="float">
            <text:p>0,09873</text:p>
          </table:table-cell>
          <table:table-cell table:formula="of:=([G_O.E41] + [G_O1.E41] + [G_O2.E41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42] + [G_O1.D42] + [G_O2.D42])/3" office:value-type="float" office:value="0.1012" calcext:value-type="float">
            <text:p>0,1012</text:p>
          </table:table-cell>
          <table:table-cell table:formula="of:=([G_O.E42] + [G_O1.E42] + [G_O2.E4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43] + [G_O1.D43] + [G_O2.D43])/3" office:value-type="float" office:value="0.10367" calcext:value-type="float">
            <text:p>0,10367</text:p>
          </table:table-cell>
          <table:table-cell table:formula="of:=([G_O.E43] + [G_O1.E43] + [G_O2.E43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44] + [G_O1.D44] + [G_O2.D44])/3" office:value-type="float" office:value="0.10614" calcext:value-type="float">
            <text:p>0,10614</text:p>
          </table:table-cell>
          <table:table-cell table:formula="of:=([G_O.E44] + [G_O1.E44] + [G_O2.E44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G_O.D45] + [G_O1.D45] + [G_O2.D45])/3" office:value-type="float" office:value="0.10861" calcext:value-type="float">
            <text:p>0,10861</text:p>
          </table:table-cell>
          <table:table-cell table:formula="of:=([G_O.E45] + [G_O1.E45] + [G_O2.E4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46] + [G_O1.D46] + [G_O2.D46])/3" office:value-type="float" office:value="0.11108" calcext:value-type="float">
            <text:p>0,11108</text:p>
          </table:table-cell>
          <table:table-cell table:formula="of:=([G_O.E46] + [G_O1.E46] + [G_O2.E46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47] + [G_O1.D47] + [G_O2.D47])/3" office:value-type="float" office:value="0.11355" calcext:value-type="float">
            <text:p>0,11355</text:p>
          </table:table-cell>
          <table:table-cell table:formula="of:=([G_O.E47] + [G_O1.E47] + [G_O2.E4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48] + [G_O1.D48] + [G_O2.D48])/3" office:value-type="float" office:value="0.11602" calcext:value-type="float">
            <text:p>0,11602</text:p>
          </table:table-cell>
          <table:table-cell table:formula="of:=([G_O.E48] + [G_O1.E48] + [G_O2.E48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49] + [G_O1.D49] + [G_O2.D49])/3" office:value-type="float" office:value="0.11849" calcext:value-type="float">
            <text:p>0,11849</text:p>
          </table:table-cell>
          <table:table-cell table:formula="of:=([G_O.E49] + [G_O1.E49] + [G_O2.E4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50] + [G_O1.D50] + [G_O2.D50])/3" office:value-type="float" office:value="0.12096" calcext:value-type="float">
            <text:p>0,12096</text:p>
          </table:table-cell>
          <table:table-cell table:formula="of:=([G_O.E50] + [G_O1.E50] + [G_O2.E5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51] + [G_O1.D51] + [G_O2.D51])/3" office:value-type="float" office:value="0.12343" calcext:value-type="float">
            <text:p>0,12343</text:p>
          </table:table-cell>
          <table:table-cell table:formula="of:=([G_O.E51] + [G_O1.E51] + [G_O2.E5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52] + [G_O1.D52] + [G_O2.D52])/3" office:value-type="float" office:value="0.1259" calcext:value-type="float">
            <text:p>0,1259</text:p>
          </table:table-cell>
          <table:table-cell table:formula="of:=([G_O.E52] + [G_O1.E52] + [G_O2.E5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53] + [G_O1.D53] + [G_O2.D53])/3" office:value-type="float" office:value="0.12837" calcext:value-type="float">
            <text:p>0,12837</text:p>
          </table:table-cell>
          <table:table-cell table:formula="of:=([G_O.E53] + [G_O1.E53] + [G_O2.E5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54] + [G_O1.D54] + [G_O2.D54])/3" office:value-type="float" office:value="0.13084" calcext:value-type="float">
            <text:p>0,13084</text:p>
          </table:table-cell>
          <table:table-cell table:formula="of:=([G_O.E54] + [G_O1.E54] + [G_O2.E54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55] + [G_O1.D55] + [G_O2.D55])/3" office:value-type="float" office:value="0.13331" calcext:value-type="float">
            <text:p>0,13331</text:p>
          </table:table-cell>
          <table:table-cell table:formula="of:=([G_O.E55] + [G_O1.E55] + [G_O2.E55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6] + [G_O1.D56] + [G_O2.D56])/3" office:value-type="float" office:value="0.13578" calcext:value-type="float">
            <text:p>0,13578</text:p>
          </table:table-cell>
          <table:table-cell table:formula="of:=([G_O.E56] + [G_O1.E56] + [G_O2.E56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57] + [G_O1.D57] + [G_O2.D57])/3" office:value-type="float" office:value="0.13825" calcext:value-type="float">
            <text:p>0,13825</text:p>
          </table:table-cell>
          <table:table-cell table:formula="of:=([G_O.E57] + [G_O1.E57] + [G_O2.E57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58] + [G_O1.D58] + [G_O2.D58])/3" office:value-type="float" office:value="0.14072" calcext:value-type="float">
            <text:p>0,14072</text:p>
          </table:table-cell>
          <table:table-cell table:formula="of:=([G_O.E58] + [G_O1.E58] + [G_O2.E5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59] + [G_O1.D59] + [G_O2.D59])/3" office:value-type="float" office:value="0.14319" calcext:value-type="float">
            <text:p>0,14319</text:p>
          </table:table-cell>
          <table:table-cell table:formula="of:=([G_O.E59] + [G_O1.E59] + [G_O2.E59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G_O.D60] + [G_O1.D60] + [G_O2.D60])/3" office:value-type="float" office:value="0.14566" calcext:value-type="float">
            <text:p>0,14566</text:p>
          </table:table-cell>
          <table:table-cell table:formula="of:=([G_O.E60] + [G_O1.E60] + [G_O2.E60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61] + [G_O1.D61] + [G_O2.D61])/3" office:value-type="float" office:value="0.14813" calcext:value-type="float">
            <text:p>0,14813</text:p>
          </table:table-cell>
          <table:table-cell table:formula="of:=([G_O.E61] + [G_O1.E61] + [G_O2.E6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62] + [G_O1.D62] + [G_O2.D62])/3" office:value-type="float" office:value="0.1506" calcext:value-type="float">
            <text:p>0,1506</text:p>
          </table:table-cell>
          <table:table-cell table:formula="of:=([G_O.E62] + [G_O1.E62] + [G_O2.E62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63] + [G_O1.D63] + [G_O2.D63])/3" office:value-type="float" office:value="0.15307" calcext:value-type="float">
            <text:p>0,15307</text:p>
          </table:table-cell>
          <table:table-cell table:formula="of:=([G_O.E63] + [G_O1.E63] + [G_O2.E63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64] + [G_O1.D64] + [G_O2.D64])/3" office:value-type="float" office:value="0.15554" calcext:value-type="float">
            <text:p>0,15554</text:p>
          </table:table-cell>
          <table:table-cell table:formula="of:=([G_O.E64] + [G_O1.E64] + [G_O2.E64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65] + [G_O1.D65] + [G_O2.D65])/3" office:value-type="float" office:value="0.15801" calcext:value-type="float">
            <text:p>0,15801</text:p>
          </table:table-cell>
          <table:table-cell table:formula="of:=([G_O.E65] + [G_O1.E65] + [G_O2.E65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66] + [G_O1.D66] + [G_O2.D66])/3" office:value-type="float" office:value="0.16048" calcext:value-type="float">
            <text:p>0,16048</text:p>
          </table:table-cell>
          <table:table-cell table:formula="of:=([G_O.E66] + [G_O1.E66] + [G_O2.E66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67] + [G_O1.D67] + [G_O2.D67])/3" office:value-type="float" office:value="0.16295" calcext:value-type="float">
            <text:p>0,16295</text:p>
          </table:table-cell>
          <table:table-cell table:formula="of:=([G_O.E67] + [G_O1.E67] + [G_O2.E6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68] + [G_O1.D68] + [G_O2.D68])/3" office:value-type="float" office:value="0.16542" calcext:value-type="float">
            <text:p>0,16542</text:p>
          </table:table-cell>
          <table:table-cell table:formula="of:=([G_O.E68] + [G_O1.E68] + [G_O2.E68])/3" office:value-type="float" office:value="-86.6818333333334" calcext:value-type="float">
            <text:p>-86,6818333333334</text:p>
          </table:table-cell>
          <table:table-cell table:number-columns-repeated="2"/>
        </table:table-row>
        <table:table-row table:style-name="ro1">
          <table:table-cell table:formula="of:=([G_O.D69] + [G_O1.D69] + [G_O2.D69])/3" office:value-type="float" office:value="0.16789" calcext:value-type="float">
            <text:p>0,16789</text:p>
          </table:table-cell>
          <table:table-cell table:formula="of:=([G_O.E69] + [G_O1.E69] + [G_O2.E69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70] + [G_O1.D70] + [G_O2.D70])/3" office:value-type="float" office:value="0.17036" calcext:value-type="float">
            <text:p>0,17036</text:p>
          </table:table-cell>
          <table:table-cell table:formula="of:=([G_O.E70] + [G_O1.E70] + [G_O2.E70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G_O.D71] + [G_O1.D71] + [G_O2.D71])/3" office:value-type="float" office:value="0.17283" calcext:value-type="float">
            <text:p>0,17283</text:p>
          </table:table-cell>
          <table:table-cell table:formula="of:=([G_O.E71] + [G_O1.E71] + [G_O2.E71])/3" office:value-type="float" office:value="-89.8818333333334" calcext:value-type="float">
            <text:p>-89,8818333333334</text:p>
          </table:table-cell>
          <table:table-cell table:number-columns-repeated="2"/>
        </table:table-row>
        <table:table-row table:style-name="ro1">
          <table:table-cell table:formula="of:=([G_O.D72] + [G_O1.D72] + [G_O2.D72])/3" office:value-type="float" office:value="0.1753" calcext:value-type="float">
            <text:p>0,1753</text:p>
          </table:table-cell>
          <table:table-cell table:formula="of:=([G_O.E72] + [G_O1.E72] + [G_O2.E72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73] + [G_O1.D73] + [G_O2.D73])/3" office:value-type="float" office:value="0.17777" calcext:value-type="float">
            <text:p>0,17777</text:p>
          </table:table-cell>
          <table:table-cell table:formula="of:=([G_O.E73] + [G_O1.E73] + [G_O2.E73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74] + [G_O1.D74] + [G_O2.D74])/3" office:value-type="float" office:value="0.18024" calcext:value-type="float">
            <text:p>0,18024</text:p>
          </table:table-cell>
          <table:table-cell table:formula="of:=([G_O.E74] + [G_O1.E74] + [G_O2.E74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G_O.D75] + [G_O1.D75] + [G_O2.D75])/3" office:value-type="float" office:value="0.18271" calcext:value-type="float">
            <text:p>0,18271</text:p>
          </table:table-cell>
          <table:table-cell table:formula="of:=([G_O.E75] + [G_O1.E75] + [G_O2.E75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76] + [G_O1.D76] + [G_O2.D76])/3" office:value-type="float" office:value="0.18518" calcext:value-type="float">
            <text:p>0,18518</text:p>
          </table:table-cell>
          <table:table-cell table:formula="of:=([G_O.E76] + [G_O1.E76] + [G_O2.E7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77] + [G_O1.D77] + [G_O2.D77])/3" office:value-type="float" office:value="0.18765" calcext:value-type="float">
            <text:p>0,18765</text:p>
          </table:table-cell>
          <table:table-cell table:formula="of:=([G_O.E77] + [G_O1.E77] + [G_O2.E77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78] + [G_O1.D78] + [G_O2.D78])/3" office:value-type="float" office:value="0.19012" calcext:value-type="float">
            <text:p>0,19012</text:p>
          </table:table-cell>
          <table:table-cell table:formula="of:=([G_O.E78] + [G_O1.E78] + [G_O2.E78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79] + [G_O1.D79] + [G_O2.D79])/3" office:value-type="float" office:value="0.19259" calcext:value-type="float">
            <text:p>0,19259</text:p>
          </table:table-cell>
          <table:table-cell table:formula="of:=([G_O.E79] + [G_O1.E79] + [G_O2.E7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0] + [G_O1.D80] + [G_O2.D80])/3" office:value-type="float" office:value="0.19506" calcext:value-type="float">
            <text:p>0,19506</text:p>
          </table:table-cell>
          <table:table-cell table:formula="of:=([G_O.E80] + [G_O1.E80] + [G_O2.E80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81] + [G_O1.D81] + [G_O2.D81])/3" office:value-type="float" office:value="0.19753" calcext:value-type="float">
            <text:p>0,19753</text:p>
          </table:table-cell>
          <table:table-cell table:formula="of:=([G_O.E81] + [G_O1.E81] + [G_O2.E81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2] + [G_O1.D82] + [G_O2.D82])/3" office:value-type="float" office:value="0.2" calcext:value-type="float">
            <text:p>0,2</text:p>
          </table:table-cell>
          <table:table-cell table:formula="of:=([G_O.E82] + [G_O1.E82] + [G_O2.E82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83] + [G_O1.D83] + [G_O2.D83])/3" office:value-type="float" office:value="0.20247" calcext:value-type="float">
            <text:p>0,20247</text:p>
          </table:table-cell>
          <table:table-cell table:formula="of:=([G_O.E83] + [G_O1.E83] + [G_O2.E83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84] + [G_O1.D84] + [G_O2.D84])/3" office:value-type="float" office:value="0.20494" calcext:value-type="float">
            <text:p>0,20494</text:p>
          </table:table-cell>
          <table:table-cell table:formula="of:=([G_O.E84] + [G_O1.E84] + [G_O2.E84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G_O.D85] + [G_O1.D85] + [G_O2.D85])/3" office:value-type="float" office:value="0.20741" calcext:value-type="float">
            <text:p>0,20741</text:p>
          </table:table-cell>
          <table:table-cell table:formula="of:=([G_O.E85] + [G_O1.E85] + [G_O2.E85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86] + [G_O1.D86] + [G_O2.D86])/3" office:value-type="float" office:value="0.20988" calcext:value-type="float">
            <text:p>0,20988</text:p>
          </table:table-cell>
          <table:table-cell table:formula="of:=([G_O.E86] + [G_O1.E86] + [G_O2.E86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87] + [G_O1.D87] + [G_O2.D87])/3" office:value-type="float" office:value="0.21235" calcext:value-type="float">
            <text:p>0,21235</text:p>
          </table:table-cell>
          <table:table-cell table:formula="of:=([G_O.E87] + [G_O1.E87] + [G_O2.E87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88] + [G_O1.D88] + [G_O2.D88])/3" office:value-type="float" office:value="0.21482" calcext:value-type="float">
            <text:p>0,21482</text:p>
          </table:table-cell>
          <table:table-cell table:formula="of:=([G_O.E88] + [G_O1.E88] + [G_O2.E8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89] + [G_O1.D89] + [G_O2.D89])/3" office:value-type="float" office:value="0.21729" calcext:value-type="float">
            <text:p>0,21729</text:p>
          </table:table-cell>
          <table:table-cell table:formula="of:=([G_O.E89] + [G_O1.E89] + [G_O2.E8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90] + [G_O1.D90] + [G_O2.D90])/3" office:value-type="float" office:value="0.21976" calcext:value-type="float">
            <text:p>0,21976</text:p>
          </table:table-cell>
          <table:table-cell table:formula="of:=([G_O.E90] + [G_O1.E90] + [G_O2.E90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91] + [G_O1.D91] + [G_O2.D91])/3" office:value-type="float" office:value="0.22223" calcext:value-type="float">
            <text:p>0,22223</text:p>
          </table:table-cell>
          <table:table-cell table:formula="of:=([G_O.E91] + [G_O1.E91] + [G_O2.E91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92] + [G_O1.D92] + [G_O2.D92])/3" office:value-type="float" office:value="0.2247" calcext:value-type="float">
            <text:p>0,2247</text:p>
          </table:table-cell>
          <table:table-cell table:formula="of:=([G_O.E92] + [G_O1.E92] + [G_O2.E92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93] + [G_O1.D93] + [G_O2.D93])/3" office:value-type="float" office:value="0.22717" calcext:value-type="float">
            <text:p>0,22717</text:p>
          </table:table-cell>
          <table:table-cell table:formula="of:=([G_O.E93] + [G_O1.E93] + [G_O2.E93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4] + [G_O1.D94] + [G_O2.D94])/3" office:value-type="float" office:value="0.22964" calcext:value-type="float">
            <text:p>0,22964</text:p>
          </table:table-cell>
          <table:table-cell table:formula="of:=([G_O.E94] + [G_O1.E94] + [G_O2.E9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5] + [G_O1.D95] + [G_O2.D95])/3" office:value-type="float" office:value="0.23211" calcext:value-type="float">
            <text:p>0,23211</text:p>
          </table:table-cell>
          <table:table-cell table:formula="of:=([G_O.E95] + [G_O1.E95] + [G_O2.E95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96] + [G_O1.D96] + [G_O2.D96])/3" office:value-type="float" office:value="0.23458" calcext:value-type="float">
            <text:p>0,23458</text:p>
          </table:table-cell>
          <table:table-cell table:formula="of:=([G_O.E96] + [G_O1.E96] + [G_O2.E96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97] + [G_O1.D97] + [G_O2.D97])/3" office:value-type="float" office:value="0.23705" calcext:value-type="float">
            <text:p>0,23705</text:p>
          </table:table-cell>
          <table:table-cell table:formula="of:=([G_O.E97] + [G_O1.E97] + [G_O2.E9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98] + [G_O1.D98] + [G_O2.D98])/3" office:value-type="float" office:value="0.23952" calcext:value-type="float">
            <text:p>0,23952</text:p>
          </table:table-cell>
          <table:table-cell table:formula="of:=([G_O.E98] + [G_O1.E98] + [G_O2.E9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99] + [G_O1.D99] + [G_O2.D99])/3" office:value-type="float" office:value="0.24199" calcext:value-type="float">
            <text:p>0,24199</text:p>
          </table:table-cell>
          <table:table-cell table:formula="of:=([G_O.E99] + [G_O1.E99] + [G_O2.E99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100] + [G_O1.D100] + [G_O2.D100])/3" office:value-type="float" office:value="0.24446" calcext:value-type="float">
            <text:p>0,24446</text:p>
          </table:table-cell>
          <table:table-cell table:formula="of:=([G_O.E100] + [G_O1.E100] + [G_O2.E100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101] + [G_O1.D101] + [G_O2.D101])/3" office:value-type="float" office:value="0.24693" calcext:value-type="float">
            <text:p>0,24693</text:p>
          </table:table-cell>
          <table:table-cell table:formula="of:=([G_O.E101] + [G_O1.E101] + [G_O2.E10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102] + [G_O1.D102] + [G_O2.D102])/3" office:value-type="float" office:value="0.2494" calcext:value-type="float">
            <text:p>0,2494</text:p>
          </table:table-cell>
          <table:table-cell table:formula="of:=([G_O.E102] + [G_O1.E102] + [G_O2.E102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G_O.D103] + [G_O1.D103] + [G_O2.D103])/3" office:value-type="float" office:value="0.25187" calcext:value-type="float">
            <text:p>0,25187</text:p>
          </table:table-cell>
          <table:table-cell table:formula="of:=([G_O.E103] + [G_O1.E103] + [G_O2.E103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104] + [G_O1.D104] + [G_O2.D104])/3" office:value-type="float" office:value="0.25434" calcext:value-type="float">
            <text:p>0,25434</text:p>
          </table:table-cell>
          <table:table-cell table:formula="of:=([G_O.E104] + [G_O1.E104] + [G_O2.E10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105] + [G_O1.D105] + [G_O2.D105])/3" office:value-type="float" office:value="0.25681" calcext:value-type="float">
            <text:p>0,25681</text:p>
          </table:table-cell>
          <table:table-cell table:formula="of:=([G_O.E105] + [G_O1.E105] + [G_O2.E10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106] + [G_O1.D106] + [G_O2.D106])/3" office:value-type="float" office:value="0.25928" calcext:value-type="float">
            <text:p>0,25928</text:p>
          </table:table-cell>
          <table:table-cell table:formula="of:=([G_O.E106] + [G_O1.E106] + [G_O2.E10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107] + [G_O1.D107] + [G_O2.D107])/3" office:value-type="float" office:value="0.26175" calcext:value-type="float">
            <text:p>0,26175</text:p>
          </table:table-cell>
          <table:table-cell table:formula="of:=([G_O.E107] + [G_O1.E107] + [G_O2.E107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08] + [G_O1.D108] + [G_O2.D108])/3" office:value-type="float" office:value="0.26422" calcext:value-type="float">
            <text:p>0,26422</text:p>
          </table:table-cell>
          <table:table-cell table:formula="of:=([G_O.E108] + [G_O1.E108] + [G_O2.E108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G_O.D109] + [G_O1.D109] + [G_O2.D109])/3" office:value-type="float" office:value="0.26669" calcext:value-type="float">
            <text:p>0,26669</text:p>
          </table:table-cell>
          <table:table-cell table:formula="of:=([G_O.E109] + [G_O1.E109] + [G_O2.E10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110] + [G_O1.D110] + [G_O2.D110])/3" office:value-type="float" office:value="0.26916" calcext:value-type="float">
            <text:p>0,26916</text:p>
          </table:table-cell>
          <table:table-cell table:formula="of:=([G_O.E110] + [G_O1.E110] + [G_O2.E11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111] + [G_O1.D111] + [G_O2.D111])/3" office:value-type="float" office:value="0.27163" calcext:value-type="float">
            <text:p>0,27163</text:p>
          </table:table-cell>
          <table:table-cell table:formula="of:=([G_O.E111] + [G_O1.E111] + [G_O2.E111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112] + [G_O1.D112] + [G_O2.D112])/3" office:value-type="float" office:value="0.2741" calcext:value-type="float">
            <text:p>0,2741</text:p>
          </table:table-cell>
          <table:table-cell table:formula="of:=([G_O.E112] + [G_O1.E112] + [G_O2.E112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113] + [G_O1.D113] + [G_O2.D113])/3" office:value-type="float" office:value="0.27657" calcext:value-type="float">
            <text:p>0,27657</text:p>
          </table:table-cell>
          <table:table-cell table:formula="of:=([G_O.E113] + [G_O1.E113] + [G_O2.E11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114] + [G_O1.D114] + [G_O2.D114])/3" office:value-type="float" office:value="0.27904" calcext:value-type="float">
            <text:p>0,27904</text:p>
          </table:table-cell>
          <table:table-cell table:formula="of:=([G_O.E114] + [G_O1.E114] + [G_O2.E114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115] + [G_O1.D115] + [G_O2.D115])/3" office:value-type="float" office:value="0.28151" calcext:value-type="float">
            <text:p>0,28151</text:p>
          </table:table-cell>
          <table:table-cell table:formula="of:=([G_O.E115] + [G_O1.E115] + [G_O2.E115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116] + [G_O1.D116] + [G_O2.D116])/3" office:value-type="float" office:value="0.28398" calcext:value-type="float">
            <text:p>0,28398</text:p>
          </table:table-cell>
          <table:table-cell table:formula="of:=([G_O.E116] + [G_O1.E116] + [G_O2.E116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117] + [G_O1.D117] + [G_O2.D117])/3" office:value-type="float" office:value="0.28645" calcext:value-type="float">
            <text:p>0,28645</text:p>
          </table:table-cell>
          <table:table-cell table:formula="of:=([G_O.E117] + [G_O1.E117] + [G_O2.E117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118] + [G_O1.D118] + [G_O2.D118])/3" office:value-type="float" office:value="0.28892" calcext:value-type="float">
            <text:p>0,28892</text:p>
          </table:table-cell>
          <table:table-cell table:formula="of:=([G_O.E118] + [G_O1.E118] + [G_O2.E118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119] + [G_O1.D119] + [G_O2.D119])/3" office:value-type="float" office:value="0.29139" calcext:value-type="float">
            <text:p>0,29139</text:p>
          </table:table-cell>
          <table:table-cell table:formula="of:=([G_O.E119] + [G_O1.E119] + [G_O2.E119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120] + [G_O1.D120] + [G_O2.D120])/3" office:value-type="float" office:value="0.29386" calcext:value-type="float">
            <text:p>0,29386</text:p>
          </table:table-cell>
          <table:table-cell table:formula="of:=([G_O.E120] + [G_O1.E120] + [G_O2.E120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G_O.D121] + [G_O1.D121] + [G_O2.D121])/3" office:value-type="float" office:value="0.29633" calcext:value-type="float">
            <text:p>0,29633</text:p>
          </table:table-cell>
          <table:table-cell table:formula="of:=([G_O.E121] + [G_O1.E121] + [G_O2.E121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G_O.D122] + [G_O1.D122] + [G_O2.D122])/3" office:value-type="float" office:value="0.2988" calcext:value-type="float">
            <text:p>0,2988</text:p>
          </table:table-cell>
          <table:table-cell table:formula="of:=([G_O.E122] + [G_O1.E122] + [G_O2.E122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G_O.D123] + [G_O1.D123] + [G_O2.D123])/3" office:value-type="float" office:value="0.30127" calcext:value-type="float">
            <text:p>0,30127</text:p>
          </table:table-cell>
          <table:table-cell table:formula="of:=([G_O.E123] + [G_O1.E123] + [G_O2.E12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124] + [G_O1.D124] + [G_O2.D124])/3" office:value-type="float" office:value="0.30374" calcext:value-type="float">
            <text:p>0,30374</text:p>
          </table:table-cell>
          <table:table-cell table:formula="of:=([G_O.E124] + [G_O1.E124] + [G_O2.E124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125] + [G_O1.D125] + [G_O2.D125])/3" office:value-type="float" office:value="0.30621" calcext:value-type="float">
            <text:p>0,30621</text:p>
          </table:table-cell>
          <table:table-cell table:formula="of:=([G_O.E125] + [G_O1.E125] + [G_O2.E12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126] + [G_O1.D126] + [G_O2.D126])/3" office:value-type="float" office:value="0.30868" calcext:value-type="float">
            <text:p>0,30868</text:p>
          </table:table-cell>
          <table:table-cell table:formula="of:=([G_O.E126] + [G_O1.E126] + [G_O2.E126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127] + [G_O1.D127] + [G_O2.D127])/3" office:value-type="float" office:value="0.31115" calcext:value-type="float">
            <text:p>0,31115</text:p>
          </table:table-cell>
          <table:table-cell table:formula="of:=([G_O.E127] + [G_O1.E127] + [G_O2.E127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G_O.D128] + [G_O1.D128] + [G_O2.D128])/3" office:value-type="float" office:value="0.31362" calcext:value-type="float">
            <text:p>0,31362</text:p>
          </table:table-cell>
          <table:table-cell table:formula="of:=([G_O.E128] + [G_O1.E128] + [G_O2.E128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G_O.D129] + [G_O1.D129] + [G_O2.D129])/3" office:value-type="float" office:value="0.31609" calcext:value-type="float">
            <text:p>0,31609</text:p>
          </table:table-cell>
          <table:table-cell table:formula="of:=([G_O.E129] + [G_O1.E129] + [G_O2.E129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130] + [G_O1.D130] + [G_O2.D130])/3" office:value-type="float" office:value="0.31856" calcext:value-type="float">
            <text:p>0,31856</text:p>
          </table:table-cell>
          <table:table-cell table:formula="of:=([G_O.E130] + [G_O1.E130] + [G_O2.E130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131] + [G_O1.D131] + [G_O2.D131])/3" office:value-type="float" office:value="0.32103" calcext:value-type="float">
            <text:p>0,32103</text:p>
          </table:table-cell>
          <table:table-cell table:formula="of:=([G_O.E131] + [G_O1.E131] + [G_O2.E131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132] + [G_O1.D132] + [G_O2.D132])/3" office:value-type="float" office:value="0.3235" calcext:value-type="float">
            <text:p>0,3235</text:p>
          </table:table-cell>
          <table:table-cell table:formula="of:=([G_O.E132] + [G_O1.E132] + [G_O2.E13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133] + [G_O1.D133] + [G_O2.D133])/3" office:value-type="float" office:value="0.32597" calcext:value-type="float">
            <text:p>0,32597</text:p>
          </table:table-cell>
          <table:table-cell table:formula="of:=([G_O.E133] + [G_O1.E133] + [G_O2.E13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134] + [G_O1.D134] + [G_O2.D134])/3" office:value-type="float" office:value="0.32844" calcext:value-type="float">
            <text:p>0,32844</text:p>
          </table:table-cell>
          <table:table-cell table:formula="of:=([G_O.E134] + [G_O1.E134] + [G_O2.E13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135] + [G_O1.D135] + [G_O2.D135])/3" office:value-type="float" office:value="0.33091" calcext:value-type="float">
            <text:p>0,33091</text:p>
          </table:table-cell>
          <table:table-cell table:formula="of:=([G_O.E135] + [G_O1.E135] + [G_O2.E135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36] + [G_O1.D136] + [G_O2.D136])/3" office:value-type="float" office:value="0.33338" calcext:value-type="float">
            <text:p>0,33338</text:p>
          </table:table-cell>
          <table:table-cell table:formula="of:=([G_O.E136] + [G_O1.E136] + [G_O2.E136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37] + [G_O1.D137] + [G_O2.D137])/3" office:value-type="float" office:value="0.33585" calcext:value-type="float">
            <text:p>0,33585</text:p>
          </table:table-cell>
          <table:table-cell table:formula="of:=([G_O.E137] + [G_O1.E137] + [G_O2.E13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138] + [G_O1.D138] + [G_O2.D138])/3" office:value-type="float" office:value="0.33832" calcext:value-type="float">
            <text:p>0,33832</text:p>
          </table:table-cell>
          <table:table-cell table:formula="of:=([G_O.E138] + [G_O1.E138] + [G_O2.E13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139] + [G_O1.D139] + [G_O2.D139])/3" office:value-type="float" office:value="0.34079" calcext:value-type="float">
            <text:p>0,34079</text:p>
          </table:table-cell>
          <table:table-cell table:formula="of:=([G_O.E139] + [G_O1.E139] + [G_O2.E13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40] + [G_O1.D140] + [G_O2.D140])/3" office:value-type="float" office:value="0.34326" calcext:value-type="float">
            <text:p>0,34326</text:p>
          </table:table-cell>
          <table:table-cell table:formula="of:=([G_O.E140] + [G_O1.E140] + [G_O2.E140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141] + [G_O1.D141] + [G_O2.D141])/3" office:value-type="float" office:value="0.34573" calcext:value-type="float">
            <text:p>0,34573</text:p>
          </table:table-cell>
          <table:table-cell table:formula="of:=([G_O.E141] + [G_O1.E141] + [G_O2.E14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142] + [G_O1.D142] + [G_O2.D142])/3" office:value-type="float" office:value="0.3482" calcext:value-type="float">
            <text:p>0,3482</text:p>
          </table:table-cell>
          <table:table-cell table:formula="of:=([G_O.E142] + [G_O1.E142] + [G_O2.E14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143] + [G_O1.D143] + [G_O2.D143])/3" office:value-type="float" office:value="0.35067" calcext:value-type="float">
            <text:p>0,35067</text:p>
          </table:table-cell>
          <table:table-cell table:formula="of:=([G_O.E143] + [G_O1.E143] + [G_O2.E14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144] + [G_O1.D144] + [G_O2.D144])/3" office:value-type="float" office:value="0.35314" calcext:value-type="float">
            <text:p>0,35314</text:p>
          </table:table-cell>
          <table:table-cell table:formula="of:=([G_O.E144] + [G_O1.E144] + [G_O2.E144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G_O.D145] + [G_O1.D145] + [G_O2.D145])/3" office:value-type="float" office:value="0.35561" calcext:value-type="float">
            <text:p>0,35561</text:p>
          </table:table-cell>
          <table:table-cell table:formula="of:=([G_O.E145] + [G_O1.E145] + [G_O2.E145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G_O.D146] + [G_O1.D146] + [G_O2.D146])/3" office:value-type="float" office:value="0.35808" calcext:value-type="float">
            <text:p>0,35808</text:p>
          </table:table-cell>
          <table:table-cell table:formula="of:=([G_O.E146] + [G_O1.E146] + [G_O2.E146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147] + [G_O1.D147] + [G_O2.D147])/3" office:value-type="float" office:value="0.36055" calcext:value-type="float">
            <text:p>0,36055</text:p>
          </table:table-cell>
          <table:table-cell table:formula="of:=([G_O.E147] + [G_O1.E147] + [G_O2.E14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148] + [G_O1.D148] + [G_O2.D148])/3" office:value-type="float" office:value="0.36302" calcext:value-type="float">
            <text:p>0,36302</text:p>
          </table:table-cell>
          <table:table-cell table:formula="of:=([G_O.E148] + [G_O1.E148] + [G_O2.E148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149] + [G_O1.D149] + [G_O2.D149])/3" office:value-type="float" office:value="0.36549" calcext:value-type="float">
            <text:p>0,36549</text:p>
          </table:table-cell>
          <table:table-cell table:formula="of:=([G_O.E149] + [G_O1.E149] + [G_O2.E14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150] + [G_O1.D150] + [G_O2.D150])/3" office:value-type="float" office:value="0.36796" calcext:value-type="float">
            <text:p>0,36796</text:p>
          </table:table-cell>
          <table:table-cell table:formula="of:=([G_O.E150] + [G_O1.E150] + [G_O2.E150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51] + [G_O1.D151] + [G_O2.D151])/3" office:value-type="float" office:value="0.37043" calcext:value-type="float">
            <text:p>0,37043</text:p>
          </table:table-cell>
          <table:table-cell table:formula="of:=([G_O.E151] + [G_O1.E151] + [G_O2.E151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152] + [G_O1.D152] + [G_O2.D152])/3" office:value-type="float" office:value="0.3729" calcext:value-type="float">
            <text:p>0,3729</text:p>
          </table:table-cell>
          <table:table-cell table:formula="of:=([G_O.E152] + [G_O1.E152] + [G_O2.E152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153] + [G_O1.D153] + [G_O2.D153])/3" office:value-type="float" office:value="0.37537" calcext:value-type="float">
            <text:p>0,37537</text:p>
          </table:table-cell>
          <table:table-cell table:formula="of:=([G_O.E153] + [G_O1.E153] + [G_O2.E153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154] + [G_O1.D154] + [G_O2.D154])/3" office:value-type="float" office:value="0.37784" calcext:value-type="float">
            <text:p>0,37784</text:p>
          </table:table-cell>
          <table:table-cell table:formula="of:=([G_O.E154] + [G_O1.E154] + [G_O2.E15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155] + [G_O1.D155] + [G_O2.D155])/3" office:value-type="float" office:value="0.38031" calcext:value-type="float">
            <text:p>0,38031</text:p>
          </table:table-cell>
          <table:table-cell table:formula="of:=([G_O.E155] + [G_O1.E155] + [G_O2.E155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156] + [G_O1.D156] + [G_O2.D156])/3" office:value-type="float" office:value="0.38278" calcext:value-type="float">
            <text:p>0,38278</text:p>
          </table:table-cell>
          <table:table-cell table:formula="of:=([G_O.E156] + [G_O1.E156] + [G_O2.E156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157] + [G_O1.D157] + [G_O2.D157])/3" office:value-type="float" office:value="0.38525" calcext:value-type="float">
            <text:p>0,38525</text:p>
          </table:table-cell>
          <table:table-cell table:formula="of:=([G_O.E157] + [G_O1.E157] + [G_O2.E15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158] + [G_O1.D158] + [G_O2.D158])/3" office:value-type="float" office:value="0.38772" calcext:value-type="float">
            <text:p>0,38772</text:p>
          </table:table-cell>
          <table:table-cell table:formula="of:=([G_O.E158] + [G_O1.E158] + [G_O2.E158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G_O.D159] + [G_O1.D159] + [G_O2.D159])/3" office:value-type="float" office:value="0.39019" calcext:value-type="float">
            <text:p>0,39019</text:p>
          </table:table-cell>
          <table:table-cell table:formula="of:=([G_O.E159] + [G_O1.E159] + [G_O2.E159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160] + [G_O1.D160] + [G_O2.D160])/3" office:value-type="float" office:value="0.39266" calcext:value-type="float">
            <text:p>0,39266</text:p>
          </table:table-cell>
          <table:table-cell table:formula="of:=([G_O.E160] + [G_O1.E160] + [G_O2.E160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61] + [G_O1.D161] + [G_O2.D161])/3" office:value-type="float" office:value="0.39513" calcext:value-type="float">
            <text:p>0,39513</text:p>
          </table:table-cell>
          <table:table-cell table:formula="of:=([G_O.E161] + [G_O1.E161] + [G_O2.E16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162] + [G_O1.D162] + [G_O2.D162])/3" office:value-type="float" office:value="0.3976" calcext:value-type="float">
            <text:p>0,3976</text:p>
          </table:table-cell>
          <table:table-cell table:formula="of:=([G_O.E162] + [G_O1.E162] + [G_O2.E162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163] + [G_O1.D163] + [G_O2.D163])/3" office:value-type="float" office:value="0.40007" calcext:value-type="float">
            <text:p>0,40007</text:p>
          </table:table-cell>
          <table:table-cell table:formula="of:=([G_O.E163] + [G_O1.E163] + [G_O2.E163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64] + [G_O1.D164] + [G_O2.D164])/3" office:value-type="float" office:value="0.40254" calcext:value-type="float">
            <text:p>0,40254</text:p>
          </table:table-cell>
          <table:table-cell table:formula="of:=([G_O.E164] + [G_O1.E164] + [G_O2.E164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165] + [G_O1.D165] + [G_O2.D165])/3" office:value-type="float" office:value="0.40501" calcext:value-type="float">
            <text:p>0,40501</text:p>
          </table:table-cell>
          <table:table-cell table:formula="of:=([G_O.E165] + [G_O1.E165] + [G_O2.E165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166] + [G_O1.D166] + [G_O2.D166])/3" office:value-type="float" office:value="0.40748" calcext:value-type="float">
            <text:p>0,40748</text:p>
          </table:table-cell>
          <table:table-cell table:formula="of:=([G_O.E166] + [G_O1.E166] + [G_O2.E166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167] + [G_O1.D167] + [G_O2.D167])/3" office:value-type="float" office:value="0.40995" calcext:value-type="float">
            <text:p>0,40995</text:p>
          </table:table-cell>
          <table:table-cell table:formula="of:=([G_O.E167] + [G_O1.E167] + [G_O2.E167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168] + [G_O1.D168] + [G_O2.D168])/3" office:value-type="float" office:value="0.41242" calcext:value-type="float">
            <text:p>0,41242</text:p>
          </table:table-cell>
          <table:table-cell table:formula="of:=([G_O.E168] + [G_O1.E168] + [G_O2.E168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169] + [G_O1.D169] + [G_O2.D169])/3" office:value-type="float" office:value="0.41489" calcext:value-type="float">
            <text:p>0,41489</text:p>
          </table:table-cell>
          <table:table-cell table:formula="of:=([G_O.E169] + [G_O1.E169] + [G_O2.E169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170] + [G_O1.D170] + [G_O2.D170])/3" office:value-type="float" office:value="0.41736" calcext:value-type="float">
            <text:p>0,41736</text:p>
          </table:table-cell>
          <table:table-cell table:formula="of:=([G_O.E170] + [G_O1.E170] + [G_O2.E170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171] + [G_O1.D171] + [G_O2.D171])/3" office:value-type="float" office:value="0.41983" calcext:value-type="float">
            <text:p>0,41983</text:p>
          </table:table-cell>
          <table:table-cell table:formula="of:=([G_O.E171] + [G_O1.E171] + [G_O2.E171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172] + [G_O1.D172] + [G_O2.D172])/3" office:value-type="float" office:value="0.4223" calcext:value-type="float">
            <text:p>0,4223</text:p>
          </table:table-cell>
          <table:table-cell table:formula="of:=([G_O.E172] + [G_O1.E172] + [G_O2.E172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173] + [G_O1.D173] + [G_O2.D173])/3" office:value-type="float" office:value="0.42477" calcext:value-type="float">
            <text:p>0,42477</text:p>
          </table:table-cell>
          <table:table-cell table:formula="of:=([G_O.E173] + [G_O1.E173] + [G_O2.E173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174] + [G_O1.D174] + [G_O2.D174])/3" office:value-type="float" office:value="0.42724" calcext:value-type="float">
            <text:p>0,42724</text:p>
          </table:table-cell>
          <table:table-cell table:formula="of:=([G_O.E174] + [G_O1.E174] + [G_O2.E174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G_O.D175] + [G_O1.D175] + [G_O2.D175])/3" office:value-type="float" office:value="0.42971" calcext:value-type="float">
            <text:p>0,42971</text:p>
          </table:table-cell>
          <table:table-cell table:formula="of:=([G_O.E175] + [G_O1.E175] + [G_O2.E17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76] + [G_O1.D176] + [G_O2.D176])/3" office:value-type="float" office:value="0.43218" calcext:value-type="float">
            <text:p>0,43218</text:p>
          </table:table-cell>
          <table:table-cell table:formula="of:=([G_O.E176] + [G_O1.E176] + [G_O2.E17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177] + [G_O1.D177] + [G_O2.D177])/3" office:value-type="float" office:value="0.43465" calcext:value-type="float">
            <text:p>0,43465</text:p>
          </table:table-cell>
          <table:table-cell table:formula="of:=([G_O.E177] + [G_O1.E177] + [G_O2.E17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178] + [G_O1.D178] + [G_O2.D178])/3" office:value-type="float" office:value="0.43712" calcext:value-type="float">
            <text:p>0,43712</text:p>
          </table:table-cell>
          <table:table-cell table:formula="of:=([G_O.E178] + [G_O1.E178] + [G_O2.E178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179] + [G_O1.D179] + [G_O2.D179])/3" office:value-type="float" office:value="0.43959" calcext:value-type="float">
            <text:p>0,43959</text:p>
          </table:table-cell>
          <table:table-cell table:formula="of:=([G_O.E179] + [G_O1.E179] + [G_O2.E179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180] + [G_O1.D180] + [G_O2.D180])/3" office:value-type="float" office:value="0.44206" calcext:value-type="float">
            <text:p>0,44206</text:p>
          </table:table-cell>
          <table:table-cell table:formula="of:=([G_O.E180] + [G_O1.E180] + [G_O2.E180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181] + [G_O1.D181] + [G_O2.D181])/3" office:value-type="float" office:value="0.44453" calcext:value-type="float">
            <text:p>0,44453</text:p>
          </table:table-cell>
          <table:table-cell table:formula="of:=([G_O.E181] + [G_O1.E181] + [G_O2.E181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82] + [G_O1.D182] + [G_O2.D182])/3" office:value-type="float" office:value="0.447" calcext:value-type="float">
            <text:p>0,447</text:p>
          </table:table-cell>
          <table:table-cell table:formula="of:=([G_O.E182] + [G_O1.E182] + [G_O2.E182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183] + [G_O1.D183] + [G_O2.D183])/3" office:value-type="float" office:value="0.44947" calcext:value-type="float">
            <text:p>0,44947</text:p>
          </table:table-cell>
          <table:table-cell table:formula="of:=([G_O.E183] + [G_O1.E183] + [G_O2.E183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184] + [G_O1.D184] + [G_O2.D184])/3" office:value-type="float" office:value="0.45194" calcext:value-type="float">
            <text:p>0,45194</text:p>
          </table:table-cell>
          <table:table-cell table:formula="of:=([G_O.E184] + [G_O1.E184] + [G_O2.E184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185] + [G_O1.D185] + [G_O2.D185])/3" office:value-type="float" office:value="0.45441" calcext:value-type="float">
            <text:p>0,45441</text:p>
          </table:table-cell>
          <table:table-cell table:formula="of:=([G_O.E185] + [G_O1.E185] + [G_O2.E185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186] + [G_O1.D186] + [G_O2.D186])/3" office:value-type="float" office:value="0.45688" calcext:value-type="float">
            <text:p>0,45688</text:p>
          </table:table-cell>
          <table:table-cell table:formula="of:=([G_O.E186] + [G_O1.E186] + [G_O2.E186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87] + [G_O1.D187] + [G_O2.D187])/3" office:value-type="float" office:value="0.45935" calcext:value-type="float">
            <text:p>0,45935</text:p>
          </table:table-cell>
          <table:table-cell table:formula="of:=([G_O.E187] + [G_O1.E187] + [G_O2.E187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88] + [G_O1.D188] + [G_O2.D188])/3" office:value-type="float" office:value="0.46182" calcext:value-type="float">
            <text:p>0,46182</text:p>
          </table:table-cell>
          <table:table-cell table:formula="of:=([G_O.E188] + [G_O1.E188] + [G_O2.E188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189] + [G_O1.D189] + [G_O2.D189])/3" office:value-type="float" office:value="0.46429" calcext:value-type="float">
            <text:p>0,46429</text:p>
          </table:table-cell>
          <table:table-cell table:formula="of:=([G_O.E189] + [G_O1.E189] + [G_O2.E189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G_O.D190] + [G_O1.D190] + [G_O2.D190])/3" office:value-type="float" office:value="0.46676" calcext:value-type="float">
            <text:p>0,46676</text:p>
          </table:table-cell>
          <table:table-cell table:formula="of:=([G_O.E190] + [G_O1.E190] + [G_O2.E190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191] + [G_O1.D191] + [G_O2.D191])/3" office:value-type="float" office:value="0.46923" calcext:value-type="float">
            <text:p>0,46923</text:p>
          </table:table-cell>
          <table:table-cell table:formula="of:=([G_O.E191] + [G_O1.E191] + [G_O2.E191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192] + [G_O1.D192] + [G_O2.D192])/3" office:value-type="float" office:value="0.4717" calcext:value-type="float">
            <text:p>0,4717</text:p>
          </table:table-cell>
          <table:table-cell table:formula="of:=([G_O.E192] + [G_O1.E192] + [G_O2.E192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193] + [G_O1.D193] + [G_O2.D193])/3" office:value-type="float" office:value="0.47417" calcext:value-type="float">
            <text:p>0,47417</text:p>
          </table:table-cell>
          <table:table-cell table:formula="of:=([G_O.E193] + [G_O1.E193] + [G_O2.E193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194] + [G_O1.D194] + [G_O2.D194])/3" office:value-type="float" office:value="0.47664" calcext:value-type="float">
            <text:p>0,47664</text:p>
          </table:table-cell>
          <table:table-cell table:formula="of:=([G_O.E194] + [G_O1.E194] + [G_O2.E194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G_O.D195] + [G_O1.D195] + [G_O2.D195])/3" office:value-type="float" office:value="0.47911" calcext:value-type="float">
            <text:p>0,47911</text:p>
          </table:table-cell>
          <table:table-cell table:formula="of:=([G_O.E195] + [G_O1.E195] + [G_O2.E195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196] + [G_O1.D196] + [G_O2.D196])/3" office:value-type="float" office:value="0.48158" calcext:value-type="float">
            <text:p>0,48158</text:p>
          </table:table-cell>
          <table:table-cell table:formula="of:=([G_O.E196] + [G_O1.E196] + [G_O2.E196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197] + [G_O1.D197] + [G_O2.D197])/3" office:value-type="float" office:value="0.48405" calcext:value-type="float">
            <text:p>0,48405</text:p>
          </table:table-cell>
          <table:table-cell table:formula="of:=([G_O.E197] + [G_O1.E197] + [G_O2.E197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198] + [G_O1.D198] + [G_O2.D198])/3" office:value-type="float" office:value="0.48652" calcext:value-type="float">
            <text:p>0,48652</text:p>
          </table:table-cell>
          <table:table-cell table:formula="of:=([G_O.E198] + [G_O1.E198] + [G_O2.E198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199] + [G_O1.D199] + [G_O2.D199])/3" office:value-type="float" office:value="0.48899" calcext:value-type="float">
            <text:p>0,48899</text:p>
          </table:table-cell>
          <table:table-cell table:formula="of:=([G_O.E199] + [G_O1.E199] + [G_O2.E199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200] + [G_O1.D200] + [G_O2.D200])/3" office:value-type="float" office:value="0.49146" calcext:value-type="float">
            <text:p>0,49146</text:p>
          </table:table-cell>
          <table:table-cell table:formula="of:=([G_O.E200] + [G_O1.E200] + [G_O2.E200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201] + [G_O1.D201] + [G_O2.D201])/3" office:value-type="float" office:value="0.49393" calcext:value-type="float">
            <text:p>0,49393</text:p>
          </table:table-cell>
          <table:table-cell table:formula="of:=([G_O.E201] + [G_O1.E201] + [G_O2.E201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202] + [G_O1.D202] + [G_O2.D202])/3" office:value-type="float" office:value="0.4964" calcext:value-type="float">
            <text:p>0,4964</text:p>
          </table:table-cell>
          <table:table-cell table:formula="of:=([G_O.E202] + [G_O1.E202] + [G_O2.E202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203] + [G_O1.D203] + [G_O2.D203])/3" office:value-type="float" office:value="0.49887" calcext:value-type="float">
            <text:p>0,49887</text:p>
          </table:table-cell>
          <table:table-cell table:formula="of:=([G_O.E203] + [G_O1.E203] + [G_O2.E203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204] + [G_O1.D204] + [G_O2.D204])/3" office:value-type="float" office:value="0.50134" calcext:value-type="float">
            <text:p>0,50134</text:p>
          </table:table-cell>
          <table:table-cell table:formula="of:=([G_O.E204] + [G_O1.E204] + [G_O2.E204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205] + [G_O1.D205] + [G_O2.D205])/3" office:value-type="float" office:value="0.50381" calcext:value-type="float">
            <text:p>0,50381</text:p>
          </table:table-cell>
          <table:table-cell table:formula="of:=([G_O.E205] + [G_O1.E205] + [G_O2.E20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206] + [G_O1.D206] + [G_O2.D206])/3" office:value-type="float" office:value="0.50628" calcext:value-type="float">
            <text:p>0,50628</text:p>
          </table:table-cell>
          <table:table-cell table:formula="of:=([G_O.E206] + [G_O1.E206] + [G_O2.E206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207] + [G_O1.D207] + [G_O2.D207])/3" office:value-type="float" office:value="0.50875" calcext:value-type="float">
            <text:p>0,50875</text:p>
          </table:table-cell>
          <table:table-cell table:formula="of:=([G_O.E207] + [G_O1.E207] + [G_O2.E207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208] + [G_O1.D208] + [G_O2.D208])/3" office:value-type="float" office:value="0.51122" calcext:value-type="float">
            <text:p>0,51122</text:p>
          </table:table-cell>
          <table:table-cell table:formula="of:=([G_O.E208] + [G_O1.E208] + [G_O2.E208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209] + [G_O1.D209] + [G_O2.D209])/3" office:value-type="float" office:value="0.51369" calcext:value-type="float">
            <text:p>0,51369</text:p>
          </table:table-cell>
          <table:table-cell table:formula="of:=([G_O.E209] + [G_O1.E209] + [G_O2.E209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210] + [G_O1.D210] + [G_O2.D210])/3" office:value-type="float" office:value="0.51616" calcext:value-type="float">
            <text:p>0,51616</text:p>
          </table:table-cell>
          <table:table-cell table:formula="of:=([G_O.E210] + [G_O1.E210] + [G_O2.E210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211] + [G_O1.D211] + [G_O2.D211])/3" office:value-type="float" office:value="0.51863" calcext:value-type="float">
            <text:p>0,51863</text:p>
          </table:table-cell>
          <table:table-cell table:formula="of:=([G_O.E211] + [G_O1.E211] + [G_O2.E211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212] + [G_O1.D212] + [G_O2.D212])/3" office:value-type="float" office:value="0.5211" calcext:value-type="float">
            <text:p>0,5211</text:p>
          </table:table-cell>
          <table:table-cell table:formula="of:=([G_O.E212] + [G_O1.E212] + [G_O2.E212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213] + [G_O1.D213] + [G_O2.D213])/3" office:value-type="float" office:value="0.52357" calcext:value-type="float">
            <text:p>0,52357</text:p>
          </table:table-cell>
          <table:table-cell table:formula="of:=([G_O.E213] + [G_O1.E213] + [G_O2.E213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214] + [G_O1.D214] + [G_O2.D214])/3" office:value-type="float" office:value="0.52604" calcext:value-type="float">
            <text:p>0,52604</text:p>
          </table:table-cell>
          <table:table-cell table:formula="of:=([G_O.E214] + [G_O1.E214] + [G_O2.E214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215] + [G_O1.D215] + [G_O2.D215])/3" office:value-type="float" office:value="0.52851" calcext:value-type="float">
            <text:p>0,52851</text:p>
          </table:table-cell>
          <table:table-cell table:formula="of:=([G_O.E215] + [G_O1.E215] + [G_O2.E215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216] + [G_O1.D216] + [G_O2.D216])/3" office:value-type="float" office:value="0.53098" calcext:value-type="float">
            <text:p>0,53098</text:p>
          </table:table-cell>
          <table:table-cell table:formula="of:=([G_O.E216] + [G_O1.E216] + [G_O2.E216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217] + [G_O1.D217] + [G_O2.D217])/3" office:value-type="float" office:value="0.53345" calcext:value-type="float">
            <text:p>0,53345</text:p>
          </table:table-cell>
          <table:table-cell table:formula="of:=([G_O.E217] + [G_O1.E217] + [G_O2.E217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218] + [G_O1.D218] + [G_O2.D218])/3" office:value-type="float" office:value="0.53592" calcext:value-type="float">
            <text:p>0,53592</text:p>
          </table:table-cell>
          <table:table-cell table:formula="of:=([G_O.E218] + [G_O1.E218] + [G_O2.E218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219] + [G_O1.D219] + [G_O2.D219])/3" office:value-type="float" office:value="0.53839" calcext:value-type="float">
            <text:p>0,53839</text:p>
          </table:table-cell>
          <table:table-cell table:formula="of:=([G_O.E219] + [G_O1.E219] + [G_O2.E219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220] + [G_O1.D220] + [G_O2.D220])/3" office:value-type="float" office:value="0.54086" calcext:value-type="float">
            <text:p>0,54086</text:p>
          </table:table-cell>
          <table:table-cell table:formula="of:=([G_O.E220] + [G_O1.E220] + [G_O2.E220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G_O.D221] + [G_O1.D221] + [G_O2.D221])/3" office:value-type="float" office:value="0.54333" calcext:value-type="float">
            <text:p>0,54333</text:p>
          </table:table-cell>
          <table:table-cell table:formula="of:=([G_O.E221] + [G_O1.E221] + [G_O2.E221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222] + [G_O1.D222] + [G_O2.D222])/3" office:value-type="float" office:value="0.5458" calcext:value-type="float">
            <text:p>0,5458</text:p>
          </table:table-cell>
          <table:table-cell table:formula="of:=([G_O.E222] + [G_O1.E222] + [G_O2.E22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223] + [G_O1.D223] + [G_O2.D223])/3" office:value-type="float" office:value="0.54827" calcext:value-type="float">
            <text:p>0,54827</text:p>
          </table:table-cell>
          <table:table-cell table:formula="of:=([G_O.E223] + [G_O1.E223] + [G_O2.E223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224] + [G_O1.D224] + [G_O2.D224])/3" office:value-type="float" office:value="0.55074" calcext:value-type="float">
            <text:p>0,55074</text:p>
          </table:table-cell>
          <table:table-cell table:formula="of:=([G_O.E224] + [G_O1.E224] + [G_O2.E22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225] + [G_O1.D225] + [G_O2.D225])/3" office:value-type="float" office:value="0.55321" calcext:value-type="float">
            <text:p>0,55321</text:p>
          </table:table-cell>
          <table:table-cell table:formula="of:=([G_O.E225] + [G_O1.E225] + [G_O2.E22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226] + [G_O1.D226] + [G_O2.D226])/3" office:value-type="float" office:value="0.55568" calcext:value-type="float">
            <text:p>0,55568</text:p>
          </table:table-cell>
          <table:table-cell table:formula="of:=([G_O.E226] + [G_O1.E226] + [G_O2.E22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227] + [G_O1.D227] + [G_O2.D227])/3" office:value-type="float" office:value="0.55815" calcext:value-type="float">
            <text:p>0,55815</text:p>
          </table:table-cell>
          <table:table-cell table:formula="of:=([G_O.E227] + [G_O1.E227] + [G_O2.E227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G_O.D228] + [G_O1.D228] + [G_O2.D228])/3" office:value-type="float" office:value="0.56062" calcext:value-type="float">
            <text:p>0,56062</text:p>
          </table:table-cell>
          <table:table-cell table:formula="of:=([G_O.E228] + [G_O1.E228] + [G_O2.E228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229] + [G_O1.D229] + [G_O2.D229])/3" office:value-type="float" office:value="0.56309" calcext:value-type="float">
            <text:p>0,56309</text:p>
          </table:table-cell>
          <table:table-cell table:formula="of:=([G_O.E229] + [G_O1.E229] + [G_O2.E22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230] + [G_O1.D230] + [G_O2.D230])/3" office:value-type="float" office:value="0.56556" calcext:value-type="float">
            <text:p>0,56556</text:p>
          </table:table-cell>
          <table:table-cell table:formula="of:=([G_O.E230] + [G_O1.E230] + [G_O2.E230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231] + [G_O1.D231] + [G_O2.D231])/3" office:value-type="float" office:value="0.56803" calcext:value-type="float">
            <text:p>0,56803</text:p>
          </table:table-cell>
          <table:table-cell table:formula="of:=([G_O.E231] + [G_O1.E231] + [G_O2.E23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232] + [G_O1.D232] + [G_O2.D232])/3" office:value-type="float" office:value="0.5705" calcext:value-type="float">
            <text:p>0,5705</text:p>
          </table:table-cell>
          <table:table-cell table:formula="of:=([G_O.E232] + [G_O1.E232] + [G_O2.E232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233] + [G_O1.D233] + [G_O2.D233])/3" office:value-type="float" office:value="0.57297" calcext:value-type="float">
            <text:p>0,57297</text:p>
          </table:table-cell>
          <table:table-cell table:formula="of:=([G_O.E233] + [G_O1.E233] + [G_O2.E233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234] + [G_O1.D234] + [G_O2.D234])/3" office:value-type="float" office:value="0.57544" calcext:value-type="float">
            <text:p>0,57544</text:p>
          </table:table-cell>
          <table:table-cell table:formula="of:=([G_O.E234] + [G_O1.E234] + [G_O2.E23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235] + [G_O1.D235] + [G_O2.D235])/3" office:value-type="float" office:value="0.57791" calcext:value-type="float">
            <text:p>0,57791</text:p>
          </table:table-cell>
          <table:table-cell table:formula="of:=([G_O.E235] + [G_O1.E235] + [G_O2.E235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236] + [G_O1.D236] + [G_O2.D236])/3" office:value-type="float" office:value="0.58038" calcext:value-type="float">
            <text:p>0,58038</text:p>
          </table:table-cell>
          <table:table-cell table:formula="of:=([G_O.E236] + [G_O1.E236] + [G_O2.E236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237] + [G_O1.D237] + [G_O2.D237])/3" office:value-type="float" office:value="0.58285" calcext:value-type="float">
            <text:p>0,58285</text:p>
          </table:table-cell>
          <table:table-cell table:formula="of:=([G_O.E237] + [G_O1.E237] + [G_O2.E237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G_O.D238] + [G_O1.D238] + [G_O2.D238])/3" office:value-type="float" office:value="0.58532" calcext:value-type="float">
            <text:p>0,58532</text:p>
          </table:table-cell>
          <table:table-cell table:formula="of:=([G_O.E238] + [G_O1.E238] + [G_O2.E238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239] + [G_O1.D239] + [G_O2.D239])/3" office:value-type="float" office:value="0.58779" calcext:value-type="float">
            <text:p>0,58779</text:p>
          </table:table-cell>
          <table:table-cell table:formula="of:=([G_O.E239] + [G_O1.E239] + [G_O2.E239])/3" office:value-type="float" office:value="-86.6818333333334" calcext:value-type="float">
            <text:p>-86,6818333333334</text:p>
          </table:table-cell>
          <table:table-cell table:number-columns-repeated="2"/>
        </table:table-row>
        <table:table-row table:style-name="ro1">
          <table:table-cell table:formula="of:=([G_O.D240] + [G_O1.D240] + [G_O2.D240])/3" office:value-type="float" office:value="0.59026" calcext:value-type="float">
            <text:p>0,59026</text:p>
          </table:table-cell>
          <table:table-cell table:formula="of:=([G_O.E240] + [G_O1.E240] + [G_O2.E24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241] + [G_O1.D241] + [G_O2.D241])/3" office:value-type="float" office:value="0.59273" calcext:value-type="float">
            <text:p>0,59273</text:p>
          </table:table-cell>
          <table:table-cell table:formula="of:=([G_O.E241] + [G_O1.E241] + [G_O2.E24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242] + [G_O1.D242] + [G_O2.D242])/3" office:value-type="float" office:value="0.5952" calcext:value-type="float">
            <text:p>0,5952</text:p>
          </table:table-cell>
          <table:table-cell table:formula="of:=([G_O.E242] + [G_O1.E242] + [G_O2.E24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243] + [G_O1.D243] + [G_O2.D243])/3" office:value-type="float" office:value="0.59767" calcext:value-type="float">
            <text:p>0,59767</text:p>
          </table:table-cell>
          <table:table-cell table:formula="of:=([G_O.E243] + [G_O1.E243] + [G_O2.E243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244] + [G_O1.D244] + [G_O2.D244])/3" office:value-type="float" office:value="0.60014" calcext:value-type="float">
            <text:p>0,60014</text:p>
          </table:table-cell>
          <table:table-cell table:formula="of:=([G_O.E244] + [G_O1.E244] + [G_O2.E244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245] + [G_O1.D245] + [G_O2.D245])/3" office:value-type="float" office:value="0.60261" calcext:value-type="float">
            <text:p>0,60261</text:p>
          </table:table-cell>
          <table:table-cell table:formula="of:=([G_O.E245] + [G_O1.E245] + [G_O2.E245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246] + [G_O1.D246] + [G_O2.D246])/3" office:value-type="float" office:value="0.60508" calcext:value-type="float">
            <text:p>0,60508</text:p>
          </table:table-cell>
          <table:table-cell table:formula="of:=([G_O.E246] + [G_O1.E246] + [G_O2.E246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G_O.D247] + [G_O1.D247] + [G_O2.D247])/3" office:value-type="float" office:value="0.60755" calcext:value-type="float">
            <text:p>0,60755</text:p>
          </table:table-cell>
          <table:table-cell table:formula="of:=([G_O.E247] + [G_O1.E247] + [G_O2.E24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248] + [G_O1.D248] + [G_O2.D248])/3" office:value-type="float" office:value="0.61002" calcext:value-type="float">
            <text:p>0,61002</text:p>
          </table:table-cell>
          <table:table-cell table:formula="of:=([G_O.E248] + [G_O1.E248] + [G_O2.E24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249] + [G_O1.D249] + [G_O2.D249])/3" office:value-type="float" office:value="0.61249" calcext:value-type="float">
            <text:p>0,61249</text:p>
          </table:table-cell>
          <table:table-cell table:formula="of:=([G_O.E249] + [G_O1.E249] + [G_O2.E24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250] + [G_O1.D250] + [G_O2.D250])/3" office:value-type="float" office:value="0.61496" calcext:value-type="float">
            <text:p>0,61496</text:p>
          </table:table-cell>
          <table:table-cell table:formula="of:=([G_O.E250] + [G_O1.E250] + [G_O2.E25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251] + [G_O1.D251] + [G_O2.D251])/3" office:value-type="float" office:value="0.61743" calcext:value-type="float">
            <text:p>0,61743</text:p>
          </table:table-cell>
          <table:table-cell table:formula="of:=([G_O.E251] + [G_O1.E251] + [G_O2.E25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252] + [G_O1.D252] + [G_O2.D252])/3" office:value-type="float" office:value="0.6199" calcext:value-type="float">
            <text:p>0,6199</text:p>
          </table:table-cell>
          <table:table-cell table:formula="of:=([G_O.E252] + [G_O1.E252] + [G_O2.E252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253] + [G_O1.D253] + [G_O2.D253])/3" office:value-type="float" office:value="0.62237" calcext:value-type="float">
            <text:p>0,62237</text:p>
          </table:table-cell>
          <table:table-cell table:formula="of:=([G_O.E253] + [G_O1.E253] + [G_O2.E253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254] + [G_O1.D254] + [G_O2.D254])/3" office:value-type="float" office:value="0.62484" calcext:value-type="float">
            <text:p>0,62484</text:p>
          </table:table-cell>
          <table:table-cell table:formula="of:=([G_O.E254] + [G_O1.E254] + [G_O2.E254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255] + [G_O1.D255] + [G_O2.D255])/3" office:value-type="float" office:value="0.62731" calcext:value-type="float">
            <text:p>0,62731</text:p>
          </table:table-cell>
          <table:table-cell table:formula="of:=([G_O.E255] + [G_O1.E255] + [G_O2.E25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256] + [G_O1.D256] + [G_O2.D256])/3" office:value-type="float" office:value="0.62978" calcext:value-type="float">
            <text:p>0,62978</text:p>
          </table:table-cell>
          <table:table-cell table:formula="of:=([G_O.E256] + [G_O1.E256] + [G_O2.E256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257] + [G_O1.D257] + [G_O2.D257])/3" office:value-type="float" office:value="0.63225" calcext:value-type="float">
            <text:p>0,63225</text:p>
          </table:table-cell>
          <table:table-cell table:formula="of:=([G_O.E257] + [G_O1.E257] + [G_O2.E257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258] + [G_O1.D258] + [G_O2.D258])/3" office:value-type="float" office:value="0.63472" calcext:value-type="float">
            <text:p>0,63472</text:p>
          </table:table-cell>
          <table:table-cell table:formula="of:=([G_O.E258] + [G_O1.E258] + [G_O2.E258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G_O.D259] + [G_O1.D259] + [G_O2.D259])/3" office:value-type="float" office:value="0.63719" calcext:value-type="float">
            <text:p>0,63719</text:p>
          </table:table-cell>
          <table:table-cell table:formula="of:=([G_O.E259] + [G_O1.E259] + [G_O2.E259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260] + [G_O1.D260] + [G_O2.D260])/3" office:value-type="float" office:value="0.63966" calcext:value-type="float">
            <text:p>0,63966</text:p>
          </table:table-cell>
          <table:table-cell table:formula="of:=([G_O.E260] + [G_O1.E260] + [G_O2.E26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261] + [G_O1.D261] + [G_O2.D261])/3" office:value-type="float" office:value="0.64213" calcext:value-type="float">
            <text:p>0,64213</text:p>
          </table:table-cell>
          <table:table-cell table:formula="of:=([G_O.E261] + [G_O1.E261] + [G_O2.E26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262] + [G_O1.D262] + [G_O2.D262])/3" office:value-type="float" office:value="0.6446" calcext:value-type="float">
            <text:p>0,6446</text:p>
          </table:table-cell>
          <table:table-cell table:formula="of:=([G_O.E262] + [G_O1.E262] + [G_O2.E262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263] + [G_O1.D263] + [G_O2.D263])/3" office:value-type="float" office:value="0.64707" calcext:value-type="float">
            <text:p>0,64707</text:p>
          </table:table-cell>
          <table:table-cell table:formula="of:=([G_O.E263] + [G_O1.E263] + [G_O2.E263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264] + [G_O1.D264] + [G_O2.D264])/3" office:value-type="float" office:value="0.64954" calcext:value-type="float">
            <text:p>0,64954</text:p>
          </table:table-cell>
          <table:table-cell table:formula="of:=([G_O.E264] + [G_O1.E264] + [G_O2.E264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G_O.D265] + [G_O1.D265] + [G_O2.D265])/3" office:value-type="float" office:value="0.65201" calcext:value-type="float">
            <text:p>0,65201</text:p>
          </table:table-cell>
          <table:table-cell table:formula="of:=([G_O.E265] + [G_O1.E265] + [G_O2.E265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266] + [G_O1.D266] + [G_O2.D266])/3" office:value-type="float" office:value="0.65448" calcext:value-type="float">
            <text:p>0,65448</text:p>
          </table:table-cell>
          <table:table-cell table:formula="of:=([G_O.E266] + [G_O1.E266] + [G_O2.E266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267] + [G_O1.D267] + [G_O2.D267])/3" office:value-type="float" office:value="0.65695" calcext:value-type="float">
            <text:p>0,65695</text:p>
          </table:table-cell>
          <table:table-cell table:formula="of:=([G_O.E267] + [G_O1.E267] + [G_O2.E267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268] + [G_O1.D268] + [G_O2.D268])/3" office:value-type="float" office:value="0.65942" calcext:value-type="float">
            <text:p>0,65942</text:p>
          </table:table-cell>
          <table:table-cell table:formula="of:=([G_O.E268] + [G_O1.E268] + [G_O2.E26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269] + [G_O1.D269] + [G_O2.D269])/3" office:value-type="float" office:value="0.66189" calcext:value-type="float">
            <text:p>0,66189</text:p>
          </table:table-cell>
          <table:table-cell table:formula="of:=([G_O.E269] + [G_O1.E269] + [G_O2.E26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270] + [G_O1.D270] + [G_O2.D270])/3" office:value-type="float" office:value="0.66436" calcext:value-type="float">
            <text:p>0,66436</text:p>
          </table:table-cell>
          <table:table-cell table:formula="of:=([G_O.E270] + [G_O1.E270] + [G_O2.E27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271] + [G_O1.D271] + [G_O2.D271])/3" office:value-type="float" office:value="0.66683" calcext:value-type="float">
            <text:p>0,66683</text:p>
          </table:table-cell>
          <table:table-cell table:formula="of:=([G_O.E271] + [G_O1.E271] + [G_O2.E27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272] + [G_O1.D272] + [G_O2.D272])/3" office:value-type="float" office:value="0.6693" calcext:value-type="float">
            <text:p>0,6693</text:p>
          </table:table-cell>
          <table:table-cell table:formula="of:=([G_O.E272] + [G_O1.E272] + [G_O2.E272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273] + [G_O1.D273] + [G_O2.D273])/3" office:value-type="float" office:value="0.67177" calcext:value-type="float">
            <text:p>0,67177</text:p>
          </table:table-cell>
          <table:table-cell table:formula="of:=([G_O.E273] + [G_O1.E273] + [G_O2.E273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274] + [G_O1.D274] + [G_O2.D274])/3" office:value-type="float" office:value="0.67424" calcext:value-type="float">
            <text:p>0,67424</text:p>
          </table:table-cell>
          <table:table-cell table:formula="of:=([G_O.E274] + [G_O1.E274] + [G_O2.E274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275] + [G_O1.D275] + [G_O2.D275])/3" office:value-type="float" office:value="0.67671" calcext:value-type="float">
            <text:p>0,67671</text:p>
          </table:table-cell>
          <table:table-cell table:formula="of:=([G_O.E275] + [G_O1.E275] + [G_O2.E27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276] + [G_O1.D276] + [G_O2.D276])/3" office:value-type="float" office:value="0.67918" calcext:value-type="float">
            <text:p>0,67918</text:p>
          </table:table-cell>
          <table:table-cell table:formula="of:=([G_O.E276] + [G_O1.E276] + [G_O2.E276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277] + [G_O1.D277] + [G_O2.D277])/3" office:value-type="float" office:value="0.68165" calcext:value-type="float">
            <text:p>0,68165</text:p>
          </table:table-cell>
          <table:table-cell table:formula="of:=([G_O.E277] + [G_O1.E277] + [G_O2.E277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278] + [G_O1.D278] + [G_O2.D278])/3" office:value-type="float" office:value="0.68412" calcext:value-type="float">
            <text:p>0,68412</text:p>
          </table:table-cell>
          <table:table-cell table:formula="of:=([G_O.E278] + [G_O1.E278] + [G_O2.E278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279] + [G_O1.D279] + [G_O2.D279])/3" office:value-type="float" office:value="0.68659" calcext:value-type="float">
            <text:p>0,68659</text:p>
          </table:table-cell>
          <table:table-cell table:formula="of:=([G_O.E279] + [G_O1.E279] + [G_O2.E27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280] + [G_O1.D280] + [G_O2.D280])/3" office:value-type="float" office:value="0.68906" calcext:value-type="float">
            <text:p>0,68906</text:p>
          </table:table-cell>
          <table:table-cell table:formula="of:=([G_O.E280] + [G_O1.E280] + [G_O2.E280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281] + [G_O1.D281] + [G_O2.D281])/3" office:value-type="float" office:value="0.69153" calcext:value-type="float">
            <text:p>0,69153</text:p>
          </table:table-cell>
          <table:table-cell table:formula="of:=([G_O.E281] + [G_O1.E281] + [G_O2.E281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282] + [G_O1.D282] + [G_O2.D282])/3" office:value-type="float" office:value="0.694" calcext:value-type="float">
            <text:p>0,694</text:p>
          </table:table-cell>
          <table:table-cell table:formula="of:=([G_O.E282] + [G_O1.E282] + [G_O2.E282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283] + [G_O1.D283] + [G_O2.D283])/3" office:value-type="float" office:value="0.69647" calcext:value-type="float">
            <text:p>0,69647</text:p>
          </table:table-cell>
          <table:table-cell table:formula="of:=([G_O.E283] + [G_O1.E283] + [G_O2.E28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284] + [G_O1.D284] + [G_O2.D284])/3" office:value-type="float" office:value="0.69894" calcext:value-type="float">
            <text:p>0,69894</text:p>
          </table:table-cell>
          <table:table-cell table:formula="of:=([G_O.E284] + [G_O1.E284] + [G_O2.E284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285] + [G_O1.D285] + [G_O2.D285])/3" office:value-type="float" office:value="0.70141" calcext:value-type="float">
            <text:p>0,70141</text:p>
          </table:table-cell>
          <table:table-cell table:formula="of:=([G_O.E285] + [G_O1.E285] + [G_O2.E28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286] + [G_O1.D286] + [G_O2.D286])/3" office:value-type="float" office:value="0.70388" calcext:value-type="float">
            <text:p>0,70388</text:p>
          </table:table-cell>
          <table:table-cell table:formula="of:=([G_O.E286] + [G_O1.E286] + [G_O2.E286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287] + [G_O1.D287] + [G_O2.D287])/3" office:value-type="float" office:value="0.70635" calcext:value-type="float">
            <text:p>0,70635</text:p>
          </table:table-cell>
          <table:table-cell table:formula="of:=([G_O.E287] + [G_O1.E287] + [G_O2.E287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288] + [G_O1.D288] + [G_O2.D288])/3" office:value-type="float" office:value="0.70882" calcext:value-type="float">
            <text:p>0,70882</text:p>
          </table:table-cell>
          <table:table-cell table:formula="of:=([G_O.E288] + [G_O1.E288] + [G_O2.E288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289] + [G_O1.D289] + [G_O2.D289])/3" office:value-type="float" office:value="0.71129" calcext:value-type="float">
            <text:p>0,71129</text:p>
          </table:table-cell>
          <table:table-cell table:formula="of:=([G_O.E289] + [G_O1.E289] + [G_O2.E289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290] + [G_O1.D290] + [G_O2.D290])/3" office:value-type="float" office:value="0.71376" calcext:value-type="float">
            <text:p>0,71376</text:p>
          </table:table-cell>
          <table:table-cell table:formula="of:=([G_O.E290] + [G_O1.E290] + [G_O2.E29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291] + [G_O1.D291] + [G_O2.D291])/3" office:value-type="float" office:value="0.71623" calcext:value-type="float">
            <text:p>0,71623</text:p>
          </table:table-cell>
          <table:table-cell table:formula="of:=([G_O.E291] + [G_O1.E291] + [G_O2.E291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292] + [G_O1.D292] + [G_O2.D292])/3" office:value-type="float" office:value="0.7187" calcext:value-type="float">
            <text:p>0,7187</text:p>
          </table:table-cell>
          <table:table-cell table:formula="of:=([G_O.E292] + [G_O1.E292] + [G_O2.E29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293] + [G_O1.D293] + [G_O2.D293])/3" office:value-type="float" office:value="0.72117" calcext:value-type="float">
            <text:p>0,72117</text:p>
          </table:table-cell>
          <table:table-cell table:formula="of:=([G_O.E293] + [G_O1.E293] + [G_O2.E29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294] + [G_O1.D294] + [G_O2.D294])/3" office:value-type="float" office:value="0.72364" calcext:value-type="float">
            <text:p>0,72364</text:p>
          </table:table-cell>
          <table:table-cell table:formula="of:=([G_O.E294] + [G_O1.E294] + [G_O2.E294])/3" office:value-type="float" office:value="-83.6151666666667" calcext:value-type="float">
            <text:p>-83,6151666666667</text:p>
          </table:table-cell>
          <table:table-cell table:number-columns-repeated="2"/>
        </table:table-row>
        <table:table-row table:style-name="ro1">
          <table:table-cell table:formula="of:=([G_O.D295] + [G_O1.D295] + [G_O2.D295])/3" office:value-type="float" office:value="0.72611" calcext:value-type="float">
            <text:p>0,72611</text:p>
          </table:table-cell>
          <table:table-cell table:formula="of:=([G_O.E295] + [G_O1.E295] + [G_O2.E295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296] + [G_O1.D296] + [G_O2.D296])/3" office:value-type="float" office:value="0.72858" calcext:value-type="float">
            <text:p>0,72858</text:p>
          </table:table-cell>
          <table:table-cell table:formula="of:=([G_O.E296] + [G_O1.E296] + [G_O2.E296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297] + [G_O1.D297] + [G_O2.D297])/3" office:value-type="float" office:value="0.73105" calcext:value-type="float">
            <text:p>0,73105</text:p>
          </table:table-cell>
          <table:table-cell table:formula="of:=([G_O.E297] + [G_O1.E297] + [G_O2.E29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298] + [G_O1.D298] + [G_O2.D298])/3" office:value-type="float" office:value="0.73352" calcext:value-type="float">
            <text:p>0,73352</text:p>
          </table:table-cell>
          <table:table-cell table:formula="of:=([G_O.E298] + [G_O1.E298] + [G_O2.E298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299] + [G_O1.D299] + [G_O2.D299])/3" office:value-type="float" office:value="0.73599" calcext:value-type="float">
            <text:p>0,73599</text:p>
          </table:table-cell>
          <table:table-cell table:formula="of:=([G_O.E299] + [G_O1.E299] + [G_O2.E299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300] + [G_O1.D300] + [G_O2.D300])/3" office:value-type="float" office:value="0.73846" calcext:value-type="float">
            <text:p>0,73846</text:p>
          </table:table-cell>
          <table:table-cell table:formula="of:=([G_O.E300] + [G_O1.E300] + [G_O2.E30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301] + [G_O1.D301] + [G_O2.D301])/3" office:value-type="float" office:value="0.74093" calcext:value-type="float">
            <text:p>0,74093</text:p>
          </table:table-cell>
          <table:table-cell table:formula="of:=([G_O.E301] + [G_O1.E301] + [G_O2.E301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302] + [G_O1.D302] + [G_O2.D302])/3" office:value-type="float" office:value="0.7434" calcext:value-type="float">
            <text:p>0,7434</text:p>
          </table:table-cell>
          <table:table-cell table:formula="of:=([G_O.E302] + [G_O1.E302] + [G_O2.E302])/3" office:value-type="float" office:value="-83.4818333333334" calcext:value-type="float">
            <text:p>-83,4818333333334</text:p>
          </table:table-cell>
          <table:table-cell table:number-columns-repeated="2"/>
        </table:table-row>
        <table:table-row table:style-name="ro1">
          <table:table-cell table:formula="of:=([G_O.D303] + [G_O1.D303] + [G_O2.D303])/3" office:value-type="float" office:value="0.74587" calcext:value-type="float">
            <text:p>0,74587</text:p>
          </table:table-cell>
          <table:table-cell table:formula="of:=([G_O.E303] + [G_O1.E303] + [G_O2.E30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304] + [G_O1.D304] + [G_O2.D304])/3" office:value-type="float" office:value="0.74834" calcext:value-type="float">
            <text:p>0,74834</text:p>
          </table:table-cell>
          <table:table-cell table:formula="of:=([G_O.E304] + [G_O1.E304] + [G_O2.E304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305] + [G_O1.D305] + [G_O2.D305])/3" office:value-type="float" office:value="0.75081" calcext:value-type="float">
            <text:p>0,75081</text:p>
          </table:table-cell>
          <table:table-cell table:formula="of:=([G_O.E305] + [G_O1.E305] + [G_O2.E305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306] + [G_O1.D306] + [G_O2.D306])/3" office:value-type="float" office:value="0.75328" calcext:value-type="float">
            <text:p>0,75328</text:p>
          </table:table-cell>
          <table:table-cell table:formula="of:=([G_O.E306] + [G_O1.E306] + [G_O2.E306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307] + [G_O1.D307] + [G_O2.D307])/3" office:value-type="float" office:value="0.75575" calcext:value-type="float">
            <text:p>0,75575</text:p>
          </table:table-cell>
          <table:table-cell table:formula="of:=([G_O.E307] + [G_O1.E307] + [G_O2.E30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308] + [G_O1.D308] + [G_O2.D308])/3" office:value-type="float" office:value="0.75822" calcext:value-type="float">
            <text:p>0,75822</text:p>
          </table:table-cell>
          <table:table-cell table:formula="of:=([G_O.E308] + [G_O1.E308] + [G_O2.E30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309] + [G_O1.D309] + [G_O2.D309])/3" office:value-type="float" office:value="0.76069" calcext:value-type="float">
            <text:p>0,76069</text:p>
          </table:table-cell>
          <table:table-cell table:formula="of:=([G_O.E309] + [G_O1.E309] + [G_O2.E309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310] + [G_O1.D310] + [G_O2.D310])/3" office:value-type="float" office:value="0.76316" calcext:value-type="float">
            <text:p>0,76316</text:p>
          </table:table-cell>
          <table:table-cell table:formula="of:=([G_O.E310] + [G_O1.E310] + [G_O2.E31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311] + [G_O1.D311] + [G_O2.D311])/3" office:value-type="float" office:value="0.76563" calcext:value-type="float">
            <text:p>0,76563</text:p>
          </table:table-cell>
          <table:table-cell table:formula="of:=([G_O.E311] + [G_O1.E311] + [G_O2.E311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312] + [G_O1.D312] + [G_O2.D312])/3" office:value-type="float" office:value="0.7681" calcext:value-type="float">
            <text:p>0,7681</text:p>
          </table:table-cell>
          <table:table-cell table:formula="of:=([G_O.E312] + [G_O1.E312] + [G_O2.E312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313] + [G_O1.D313] + [G_O2.D313])/3" office:value-type="float" office:value="0.77057" calcext:value-type="float">
            <text:p>0,77057</text:p>
          </table:table-cell>
          <table:table-cell table:formula="of:=([G_O.E313] + [G_O1.E313] + [G_O2.E313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G_O.D314] + [G_O1.D314] + [G_O2.D314])/3" office:value-type="float" office:value="0.77304" calcext:value-type="float">
            <text:p>0,77304</text:p>
          </table:table-cell>
          <table:table-cell table:formula="of:=([G_O.E314] + [G_O1.E314] + [G_O2.E314])/3" office:value-type="float" office:value="-83.0818333333333" calcext:value-type="float">
            <text:p>-83,0818333333333</text:p>
          </table:table-cell>
          <table:table-cell table:number-columns-repeated="2"/>
        </table:table-row>
        <table:table-row table:style-name="ro1">
          <table:table-cell table:formula="of:=([G_O.D315] + [G_O1.D315] + [G_O2.D315])/3" office:value-type="float" office:value="0.77551" calcext:value-type="float">
            <text:p>0,77551</text:p>
          </table:table-cell>
          <table:table-cell table:formula="of:=([G_O.E315] + [G_O1.E315] + [G_O2.E315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316] + [G_O1.D316] + [G_O2.D316])/3" office:value-type="float" office:value="0.77798" calcext:value-type="float">
            <text:p>0,77798</text:p>
          </table:table-cell>
          <table:table-cell table:formula="of:=([G_O.E316] + [G_O1.E316] + [G_O2.E31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317] + [G_O1.D317] + [G_O2.D317])/3" office:value-type="float" office:value="0.78045" calcext:value-type="float">
            <text:p>0,78045</text:p>
          </table:table-cell>
          <table:table-cell table:formula="of:=([G_O.E317] + [G_O1.E317] + [G_O2.E31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318] + [G_O1.D318] + [G_O2.D318])/3" office:value-type="float" office:value="0.78292" calcext:value-type="float">
            <text:p>0,78292</text:p>
          </table:table-cell>
          <table:table-cell table:formula="of:=([G_O.E318] + [G_O1.E318] + [G_O2.E318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G_O.D319] + [G_O1.D319] + [G_O2.D319])/3" office:value-type="float" office:value="0.78539" calcext:value-type="float">
            <text:p>0,78539</text:p>
          </table:table-cell>
          <table:table-cell table:formula="of:=([G_O.E319] + [G_O1.E319] + [G_O2.E319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320] + [G_O1.D320] + [G_O2.D320])/3" office:value-type="float" office:value="0.78786" calcext:value-type="float">
            <text:p>0,78786</text:p>
          </table:table-cell>
          <table:table-cell table:formula="of:=([G_O.E320] + [G_O1.E320] + [G_O2.E320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G_O.D321] + [G_O1.D321] + [G_O2.D321])/3" office:value-type="float" office:value="0.79033" calcext:value-type="float">
            <text:p>0,79033</text:p>
          </table:table-cell>
          <table:table-cell table:formula="of:=([G_O.E321] + [G_O1.E321] + [G_O2.E321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322] + [G_O1.D322] + [G_O2.D322])/3" office:value-type="float" office:value="0.7928" calcext:value-type="float">
            <text:p>0,7928</text:p>
          </table:table-cell>
          <table:table-cell table:formula="of:=([G_O.E322] + [G_O1.E322] + [G_O2.E322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323] + [G_O1.D323] + [G_O2.D323])/3" office:value-type="float" office:value="0.79527" calcext:value-type="float">
            <text:p>0,79527</text:p>
          </table:table-cell>
          <table:table-cell table:formula="of:=([G_O.E323] + [G_O1.E323] + [G_O2.E32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324] + [G_O1.D324] + [G_O2.D324])/3" office:value-type="float" office:value="0.79774" calcext:value-type="float">
            <text:p>0,79774</text:p>
          </table:table-cell>
          <table:table-cell table:formula="of:=([G_O.E324] + [G_O1.E324] + [G_O2.E324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G_O.D325] + [G_O1.D325] + [G_O2.D325])/3" office:value-type="float" office:value="0.80021" calcext:value-type="float">
            <text:p>0,80021</text:p>
          </table:table-cell>
          <table:table-cell table:formula="of:=([G_O.E325] + [G_O1.E325] + [G_O2.E325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G_O.D326] + [G_O1.D326] + [G_O2.D326])/3" office:value-type="float" office:value="0.80268" calcext:value-type="float">
            <text:p>0,80268</text:p>
          </table:table-cell>
          <table:table-cell table:formula="of:=([G_O.E326] + [G_O1.E326] + [G_O2.E326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327] + [G_O1.D327] + [G_O2.D327])/3" office:value-type="float" office:value="0.80515" calcext:value-type="float">
            <text:p>0,80515</text:p>
          </table:table-cell>
          <table:table-cell table:formula="of:=([G_O.E327] + [G_O1.E327] + [G_O2.E327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328] + [G_O1.D328] + [G_O2.D328])/3" office:value-type="float" office:value="0.80762" calcext:value-type="float">
            <text:p>0,80762</text:p>
          </table:table-cell>
          <table:table-cell table:formula="of:=([G_O.E328] + [G_O1.E328] + [G_O2.E328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329] + [G_O1.D329] + [G_O2.D329])/3" office:value-type="float" office:value="0.81009" calcext:value-type="float">
            <text:p>0,81009</text:p>
          </table:table-cell>
          <table:table-cell table:formula="of:=([G_O.E329] + [G_O1.E329] + [G_O2.E329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330] + [G_O1.D330] + [G_O2.D330])/3" office:value-type="float" office:value="0.81256" calcext:value-type="float">
            <text:p>0,81256</text:p>
          </table:table-cell>
          <table:table-cell table:formula="of:=([G_O.E330] + [G_O1.E330] + [G_O2.E330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331] + [G_O1.D331] + [G_O2.D331])/3" office:value-type="float" office:value="0.81503" calcext:value-type="float">
            <text:p>0,81503</text:p>
          </table:table-cell>
          <table:table-cell table:formula="of:=([G_O.E331] + [G_O1.E331] + [G_O2.E331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G_O.D332] + [G_O1.D332] + [G_O2.D332])/3" office:value-type="float" office:value="0.8175" calcext:value-type="float">
            <text:p>0,8175</text:p>
          </table:table-cell>
          <table:table-cell table:formula="of:=([G_O.E332] + [G_O1.E332] + [G_O2.E332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333] + [G_O1.D333] + [G_O2.D333])/3" office:value-type="float" office:value="0.81997" calcext:value-type="float">
            <text:p>0,81997</text:p>
          </table:table-cell>
          <table:table-cell table:formula="of:=([G_O.E333] + [G_O1.E333] + [G_O2.E333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334] + [G_O1.D334] + [G_O2.D334])/3" office:value-type="float" office:value="0.82244" calcext:value-type="float">
            <text:p>0,82244</text:p>
          </table:table-cell>
          <table:table-cell table:formula="of:=([G_O.E334] + [G_O1.E334] + [G_O2.E334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G_O.D335] + [G_O1.D335] + [G_O2.D335])/3" office:value-type="float" office:value="0.82491" calcext:value-type="float">
            <text:p>0,82491</text:p>
          </table:table-cell>
          <table:table-cell table:formula="of:=([G_O.E335] + [G_O1.E335] + [G_O2.E335])/3" office:value-type="float" office:value="-82.0151666666667" calcext:value-type="float">
            <text:p>-82,0151666666667</text:p>
          </table:table-cell>
          <table:table-cell table:number-columns-repeated="2"/>
        </table:table-row>
        <table:table-row table:style-name="ro1">
          <table:table-cell table:formula="of:=([G_O.D336] + [G_O1.D336] + [G_O2.D336])/3" office:value-type="float" office:value="0.82738" calcext:value-type="float">
            <text:p>0,82738</text:p>
          </table:table-cell>
          <table:table-cell table:formula="of:=([G_O.E336] + [G_O1.E336] + [G_O2.E336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G_O.D337] + [G_O1.D337] + [G_O2.D337])/3" office:value-type="float" office:value="0.82985" calcext:value-type="float">
            <text:p>0,82985</text:p>
          </table:table-cell>
          <table:table-cell table:formula="of:=([G_O.E337] + [G_O1.E337] + [G_O2.E33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338] + [G_O1.D338] + [G_O2.D338])/3" office:value-type="float" office:value="0.83232" calcext:value-type="float">
            <text:p>0,83232</text:p>
          </table:table-cell>
          <table:table-cell table:formula="of:=([G_O.E338] + [G_O1.E338] + [G_O2.E338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339] + [G_O1.D339] + [G_O2.D339])/3" office:value-type="float" office:value="0.83479" calcext:value-type="float">
            <text:p>0,83479</text:p>
          </table:table-cell>
          <table:table-cell table:formula="of:=([G_O.E339] + [G_O1.E339] + [G_O2.E339])/3" office:value-type="float" office:value="-84.0151666666667" calcext:value-type="float">
            <text:p>-84,0151666666667</text:p>
          </table:table-cell>
          <table:table-cell table:number-columns-repeated="2"/>
        </table:table-row>
        <table:table-row table:style-name="ro1">
          <table:table-cell table:formula="of:=([G_O.D340] + [G_O1.D340] + [G_O2.D340])/3" office:value-type="float" office:value="0.83726" calcext:value-type="float">
            <text:p>0,83726</text:p>
          </table:table-cell>
          <table:table-cell table:formula="of:=([G_O.E340] + [G_O1.E340] + [G_O2.E340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341] + [G_O1.D341] + [G_O2.D341])/3" office:value-type="float" office:value="0.83973" calcext:value-type="float">
            <text:p>0,83973</text:p>
          </table:table-cell>
          <table:table-cell table:formula="of:=([G_O.E341] + [G_O1.E341] + [G_O2.E341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342] + [G_O1.D342] + [G_O2.D342])/3" office:value-type="float" office:value="0.8422" calcext:value-type="float">
            <text:p>0,8422</text:p>
          </table:table-cell>
          <table:table-cell table:formula="of:=([G_O.E342] + [G_O1.E342] + [G_O2.E342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343] + [G_O1.D343] + [G_O2.D343])/3" office:value-type="float" office:value="0.84467" calcext:value-type="float">
            <text:p>0,84467</text:p>
          </table:table-cell>
          <table:table-cell table:formula="of:=([G_O.E343] + [G_O1.E343] + [G_O2.E343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344] + [G_O1.D344] + [G_O2.D344])/3" office:value-type="float" office:value="0.84714" calcext:value-type="float">
            <text:p>0,84714</text:p>
          </table:table-cell>
          <table:table-cell table:formula="of:=([G_O.E344] + [G_O1.E344] + [G_O2.E344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G_O.D345] + [G_O1.D345] + [G_O2.D345])/3" office:value-type="float" office:value="0.84961" calcext:value-type="float">
            <text:p>0,84961</text:p>
          </table:table-cell>
          <table:table-cell table:formula="of:=([G_O.E345] + [G_O1.E345] + [G_O2.E345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G_O.D346] + [G_O1.D346] + [G_O2.D346])/3" office:value-type="float" office:value="0.85208" calcext:value-type="float">
            <text:p>0,85208</text:p>
          </table:table-cell>
          <table:table-cell table:formula="of:=([G_O.E346] + [G_O1.E346] + [G_O2.E346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G_O.D347] + [G_O1.D347] + [G_O2.D347])/3" office:value-type="float" office:value="0.85455" calcext:value-type="float">
            <text:p>0,85455</text:p>
          </table:table-cell>
          <table:table-cell table:formula="of:=([G_O.E347] + [G_O1.E347] + [G_O2.E347])/3" office:value-type="float" office:value="-82.5485" calcext:value-type="float">
            <text:p>-82,5485</text:p>
          </table:table-cell>
          <table:table-cell table:number-columns-repeated="2"/>
        </table:table-row>
        <table:table-row table:style-name="ro1">
          <table:table-cell table:formula="of:=([G_O.D348] + [G_O1.D348] + [G_O2.D348])/3" office:value-type="float" office:value="0.85702" calcext:value-type="float">
            <text:p>0,85702</text:p>
          </table:table-cell>
          <table:table-cell table:formula="of:=([G_O.E348] + [G_O1.E348] + [G_O2.E348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G_O.D349] + [G_O1.D349] + [G_O2.D349])/3" office:value-type="float" office:value="0.85949" calcext:value-type="float">
            <text:p>0,85949</text:p>
          </table:table-cell>
          <table:table-cell table:formula="of:=([G_O.E349] + [G_O1.E349] + [G_O2.E349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G_O.D350] + [G_O1.D350] + [G_O2.D350])/3" office:value-type="float" office:value="0.86196" calcext:value-type="float">
            <text:p>0,86196</text:p>
          </table:table-cell>
          <table:table-cell table:formula="of:=([G_O.E350] + [G_O1.E350] + [G_O2.E350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G_O.D351] + [G_O1.D351] + [G_O2.D351])/3" office:value-type="float" office:value="0.86443" calcext:value-type="float">
            <text:p>0,86443</text:p>
          </table:table-cell>
          <table:table-cell table:formula="of:=([G_O.E351] + [G_O1.E351] + [G_O2.E351])/3" office:value-type="float" office:value="-82.6818333333333" calcext:value-type="float">
            <text:p>-82,6818333333333</text:p>
          </table:table-cell>
          <table:table-cell table:number-columns-repeated="2"/>
        </table:table-row>
        <table:table-row table:style-name="ro1">
          <table:table-cell table:formula="of:=([G_O.D352] + [G_O1.D352] + [G_O2.D352])/3" office:value-type="float" office:value="0.8669" calcext:value-type="float">
            <text:p>0,8669</text:p>
          </table:table-cell>
          <table:table-cell table:formula="of:=([G_O.E352] + [G_O1.E352] + [G_O2.E352])/3" office:value-type="float" office:value="-79.6151666666667" calcext:value-type="float">
            <text:p>-79,6151666666667</text:p>
          </table:table-cell>
          <table:table-cell table:number-columns-repeated="2"/>
        </table:table-row>
        <table:table-row table:style-name="ro1">
          <table:table-cell table:formula="of:=([G_O.D353] + [G_O1.D353] + [G_O2.D353])/3" office:value-type="float" office:value="0.86937" calcext:value-type="float">
            <text:p>0,86937</text:p>
          </table:table-cell>
          <table:table-cell table:formula="of:=([G_O.E353] + [G_O1.E353] + [G_O2.E353])/3" office:value-type="float" office:value="-78.4151666666667" calcext:value-type="float">
            <text:p>-78,4151666666667</text:p>
          </table:table-cell>
          <table:table-cell table:number-columns-repeated="2"/>
        </table:table-row>
        <table:table-row table:style-name="ro1">
          <table:table-cell table:formula="of:=([G_O.D354] + [G_O1.D354] + [G_O2.D354])/3" office:value-type="float" office:value="0.87184" calcext:value-type="float">
            <text:p>0,87184</text:p>
          </table:table-cell>
          <table:table-cell table:formula="of:=([G_O.E354] + [G_O1.E354] + [G_O2.E354])/3" office:value-type="float" office:value="-84.4151666666667" calcext:value-type="float">
            <text:p>-84,4151666666667</text:p>
          </table:table-cell>
          <table:table-cell table:number-columns-repeated="2"/>
        </table:table-row>
        <table:table-row table:style-name="ro1">
          <table:table-cell table:formula="of:=([G_O.D355] + [G_O1.D355] + [G_O2.D355])/3" office:value-type="float" office:value="0.87431" calcext:value-type="float">
            <text:p>0,87431</text:p>
          </table:table-cell>
          <table:table-cell table:formula="of:=([G_O.E355] + [G_O1.E355] + [G_O2.E355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356] + [G_O1.D356] + [G_O2.D356])/3" office:value-type="float" office:value="0.87678" calcext:value-type="float">
            <text:p>0,87678</text:p>
          </table:table-cell>
          <table:table-cell table:formula="of:=([G_O.E356] + [G_O1.E356] + [G_O2.E356])/3" office:value-type="float" office:value="-81.2151666666667" calcext:value-type="float">
            <text:p>-81,2151666666667</text:p>
          </table:table-cell>
          <table:table-cell table:number-columns-repeated="2"/>
        </table:table-row>
        <table:table-row table:style-name="ro1">
          <table:table-cell table:formula="of:=([G_O.D357] + [G_O1.D357] + [G_O2.D357])/3" office:value-type="float" office:value="0.87925" calcext:value-type="float">
            <text:p>0,87925</text:p>
          </table:table-cell>
          <table:table-cell table:formula="of:=([G_O.E357] + [G_O1.E357] + [G_O2.E357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G_O.D358] + [G_O1.D358] + [G_O2.D358])/3" office:value-type="float" office:value="0.88172" calcext:value-type="float">
            <text:p>0,88172</text:p>
          </table:table-cell>
          <table:table-cell table:formula="of:=([G_O.E358] + [G_O1.E358] + [G_O2.E358])/3" office:value-type="float" office:value="-81.8818333333334" calcext:value-type="float">
            <text:p>-81,8818333333334</text:p>
          </table:table-cell>
          <table:table-cell table:number-columns-repeated="2"/>
        </table:table-row>
        <table:table-row table:style-name="ro1">
          <table:table-cell table:formula="of:=([G_O.D359] + [G_O1.D359] + [G_O2.D359])/3" office:value-type="float" office:value="0.88419" calcext:value-type="float">
            <text:p>0,88419</text:p>
          </table:table-cell>
          <table:table-cell table:formula="of:=([G_O.E359] + [G_O1.E359] + [G_O2.E359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G_O.D360] + [G_O1.D360] + [G_O2.D360])/3" office:value-type="float" office:value="0.88666" calcext:value-type="float">
            <text:p>0,88666</text:p>
          </table:table-cell>
          <table:table-cell table:formula="of:=([G_O.E360] + [G_O1.E360] + [G_O2.E360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G_O.D361] + [G_O1.D361] + [G_O2.D361])/3" office:value-type="float" office:value="0.88913" calcext:value-type="float">
            <text:p>0,88913</text:p>
          </table:table-cell>
          <table:table-cell table:formula="of:=([G_O.E361] + [G_O1.E361] + [G_O2.E361])/3" office:value-type="float" office:value="-80.0151666666667" calcext:value-type="float">
            <text:p>-80,0151666666667</text:p>
          </table:table-cell>
          <table:table-cell table:number-columns-repeated="2"/>
        </table:table-row>
        <table:table-row table:style-name="ro1">
          <table:table-cell table:formula="of:=([G_O.D362] + [G_O1.D362] + [G_O2.D362])/3" office:value-type="float" office:value="0.8916" calcext:value-type="float">
            <text:p>0,8916</text:p>
          </table:table-cell>
          <table:table-cell table:formula="of:=([G_O.E362] + [G_O1.E362] + [G_O2.E362])/3" office:value-type="float" office:value="-79.3485" calcext:value-type="float">
            <text:p>-79,3485</text:p>
          </table:table-cell>
          <table:table-cell table:number-columns-repeated="2"/>
        </table:table-row>
        <table:table-row table:style-name="ro1">
          <table:table-cell table:formula="of:=([G_O.D363] + [G_O1.D363] + [G_O2.D363])/3" office:value-type="float" office:value="0.89407" calcext:value-type="float">
            <text:p>0,89407</text:p>
          </table:table-cell>
          <table:table-cell table:formula="of:=([G_O.E363] + [G_O1.E363] + [G_O2.E363])/3" office:value-type="float" office:value="-76.1485" calcext:value-type="float">
            <text:p>-76,1485</text:p>
          </table:table-cell>
          <table:table-cell table:number-columns-repeated="2"/>
        </table:table-row>
        <table:table-row table:style-name="ro1">
          <table:table-cell table:formula="of:=([G_O.D364] + [G_O1.D364] + [G_O2.D364])/3" office:value-type="float" office:value="0.89654" calcext:value-type="float">
            <text:p>0,89654</text:p>
          </table:table-cell>
          <table:table-cell table:formula="of:=([G_O.E364] + [G_O1.E364] + [G_O2.E364])/3" office:value-type="float" office:value="-75.8818333333333" calcext:value-type="float">
            <text:p>-75,8818333333333</text:p>
          </table:table-cell>
          <table:table-cell table:number-columns-repeated="2"/>
        </table:table-row>
        <table:table-row table:style-name="ro1">
          <table:table-cell table:formula="of:=([G_O.D365] + [G_O1.D365] + [G_O2.D365])/3" office:value-type="float" office:value="0.89901" calcext:value-type="float">
            <text:p>0,89901</text:p>
          </table:table-cell>
          <table:table-cell table:formula="of:=([G_O.E365] + [G_O1.E365] + [G_O2.E365])/3" office:value-type="float" office:value="-74.6818333333333" calcext:value-type="float">
            <text:p>-74,6818333333333</text:p>
          </table:table-cell>
          <table:table-cell table:number-columns-repeated="2"/>
        </table:table-row>
        <table:table-row table:style-name="ro1">
          <table:table-cell table:formula="of:=([G_O.D366] + [G_O1.D366] + [G_O2.D366])/3" office:value-type="float" office:value="0.90148" calcext:value-type="float">
            <text:p>0,90148</text:p>
          </table:table-cell>
          <table:table-cell table:formula="of:=([G_O.E366] + [G_O1.E366] + [G_O2.E366])/3" office:value-type="float" office:value="-74.9485" calcext:value-type="float">
            <text:p>-74,9485</text:p>
          </table:table-cell>
          <table:table-cell table:number-columns-repeated="2"/>
        </table:table-row>
        <table:table-row table:style-name="ro1">
          <table:table-cell table:formula="of:=([G_O.D367] + [G_O1.D367] + [G_O2.D367])/3" office:value-type="float" office:value="0.90395" calcext:value-type="float">
            <text:p>0,90395</text:p>
          </table:table-cell>
          <table:table-cell table:formula="of:=([G_O.E367] + [G_O1.E367] + [G_O2.E367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G_O.D368] + [G_O1.D368] + [G_O2.D368])/3" office:value-type="float" office:value="0.90642" calcext:value-type="float">
            <text:p>0,90642</text:p>
          </table:table-cell>
          <table:table-cell table:formula="of:=([G_O.E368] + [G_O1.E368] + [G_O2.E368])/3" office:value-type="float" office:value="-79.7485" calcext:value-type="float">
            <text:p>-79,7485</text:p>
          </table:table-cell>
          <table:table-cell table:number-columns-repeated="2"/>
        </table:table-row>
        <table:table-row table:style-name="ro1">
          <table:table-cell table:formula="of:=([G_O.D369] + [G_O1.D369] + [G_O2.D369])/3" office:value-type="float" office:value="0.90889" calcext:value-type="float">
            <text:p>0,90889</text:p>
          </table:table-cell>
          <table:table-cell table:formula="of:=([G_O.E369] + [G_O1.E369] + [G_O2.E369])/3" office:value-type="float" office:value="-71.8818333333333" calcext:value-type="float">
            <text:p>-71,8818333333333</text:p>
          </table:table-cell>
          <table:table-cell table:number-columns-repeated="2"/>
        </table:table-row>
        <table:table-row table:style-name="ro1">
          <table:table-cell table:style-name="ce5" table:formula="of:=([G_O.D370] + [G_O1.D370] + [G_O2.D370])/3" office:value-type="float" office:value="0.91136" calcext:value-type="float">
            <text:p>0,91136</text:p>
          </table:table-cell>
          <table:table-cell table:style-name="ce5" table:formula="of:=([G_O.E370] + [G_O1.E370] + [G_O2.E370])/3" office:value-type="float" office:value="-70.5485" calcext:value-type="float">
            <text:p>-70,5485</text:p>
          </table:table-cell>
          <table:table-cell table:number-columns-repeated="2"/>
        </table:table-row>
        <table:table-row table:style-name="ro1">
          <table:table-cell table:formula="of:=([G_O.D371] + [G_O1.D371] + [G_O2.D371])/3" office:value-type="float" office:value="0.91383" calcext:value-type="float">
            <text:p>0,91383</text:p>
          </table:table-cell>
          <table:table-cell table:formula="of:=([G_O.E371] + [G_O1.E371] + [G_O2.E371])/3" office:value-type="float" office:value="-74.2818333333333" calcext:value-type="float">
            <text:p>-74,2818333333333</text:p>
          </table:table-cell>
          <table:table-cell table:number-columns-repeated="2"/>
        </table:table-row>
        <table:table-row table:style-name="ro1">
          <table:table-cell table:formula="of:=([G_O.D372] + [G_O1.D372] + [G_O2.D372])/3" office:value-type="float" office:value="0.9163" calcext:value-type="float">
            <text:p>0,9163</text:p>
          </table:table-cell>
          <table:table-cell table:formula="of:=([G_O.E372] + [G_O1.E372] + [G_O2.E372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G_O.D373] + [G_O1.D373] + [G_O2.D373])/3" office:value-type="float" office:value="0.91877" calcext:value-type="float">
            <text:p>0,91877</text:p>
          </table:table-cell>
          <table:table-cell table:formula="of:=([G_O.E373] + [G_O1.E373] + [G_O2.E373])/3" office:value-type="float" office:value="-77.4818333333333" calcext:value-type="float">
            <text:p>-77,4818333333333</text:p>
          </table:table-cell>
          <table:table-cell table:number-columns-repeated="2"/>
        </table:table-row>
        <table:table-row table:style-name="ro1">
          <table:table-cell table:formula="of:=([G_O.D374] + [G_O1.D374] + [G_O2.D374])/3" office:value-type="float" office:value="0.92124" calcext:value-type="float">
            <text:p>0,92124</text:p>
          </table:table-cell>
          <table:table-cell table:formula="of:=([G_O.E374] + [G_O1.E374] + [G_O2.E374])/3" office:value-type="float" office:value="-72.1485" calcext:value-type="float">
            <text:p>-72,1485</text:p>
          </table:table-cell>
          <table:table-cell table:number-columns-repeated="2"/>
        </table:table-row>
        <table:table-row table:style-name="ro1">
          <table:table-cell table:formula="of:=([G_O.D375] + [G_O1.D375] + [G_O2.D375])/3" office:value-type="float" office:value="0.92371" calcext:value-type="float">
            <text:p>0,92371</text:p>
          </table:table-cell>
          <table:table-cell table:formula="of:=([G_O.E375] + [G_O1.E375] + [G_O2.E375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G_O.D376] + [G_O1.D376] + [G_O2.D376])/3" office:value-type="float" office:value="0.92618" calcext:value-type="float">
            <text:p>0,92618</text:p>
          </table:table-cell>
          <table:table-cell table:formula="of:=([G_O.E376] + [G_O1.E376] + [G_O2.E376])/3" office:value-type="float" office:value="-74.1485" calcext:value-type="float">
            <text:p>-74,1485</text:p>
          </table:table-cell>
          <table:table-cell table:number-columns-repeated="2"/>
        </table:table-row>
        <table:table-row table:style-name="ro1">
          <table:table-cell table:formula="of:=([G_O.D377] + [G_O1.D377] + [G_O2.D377])/3" office:value-type="float" office:value="0.92865" calcext:value-type="float">
            <text:p>0,92865</text:p>
          </table:table-cell>
          <table:table-cell table:formula="of:=([G_O.E377] + [G_O1.E377] + [G_O2.E377])/3" office:value-type="float" office:value="-77.3485" calcext:value-type="float">
            <text:p>-77,3485</text:p>
          </table:table-cell>
          <table:table-cell table:number-columns-repeated="2"/>
        </table:table-row>
        <table:table-row table:style-name="ro1">
          <table:table-cell table:formula="of:=([G_O.D378] + [G_O1.D378] + [G_O2.D378])/3" office:value-type="float" office:value="0.93112" calcext:value-type="float">
            <text:p>0,93112</text:p>
          </table:table-cell>
          <table:table-cell table:formula="of:=([G_O.E378] + [G_O1.E378] + [G_O2.E378])/3" office:value-type="float" office:value="-71.6151666666667" calcext:value-type="float">
            <text:p>-71,6151666666667</text:p>
          </table:table-cell>
          <table:table-cell table:number-columns-repeated="2"/>
        </table:table-row>
        <table:table-row table:style-name="ro1">
          <table:table-cell table:formula="of:=([G_O.D379] + [G_O1.D379] + [G_O2.D379])/3" office:value-type="float" office:value="0.93359" calcext:value-type="float">
            <text:p>0,93359</text:p>
          </table:table-cell>
          <table:table-cell table:formula="of:=([G_O.E379] + [G_O1.E379] + [G_O2.E379])/3" office:value-type="float" office:value="-72.5485" calcext:value-type="float">
            <text:p>-72,5485</text:p>
          </table:table-cell>
          <table:table-cell table:number-columns-repeated="2"/>
        </table:table-row>
        <table:table-row table:style-name="ro1">
          <table:table-cell table:formula="of:=([G_O.D380] + [G_O1.D380] + [G_O2.D380])/3" office:value-type="float" office:value="0.93606" calcext:value-type="float">
            <text:p>0,93606</text:p>
          </table:table-cell>
          <table:table-cell table:formula="of:=([G_O.E380] + [G_O1.E380] + [G_O2.E380])/3" office:value-type="float" office:value="-69.2151666666667" calcext:value-type="float">
            <text:p>-69,2151666666667</text:p>
          </table:table-cell>
          <table:table-cell table:number-columns-repeated="2"/>
        </table:table-row>
        <table:table-row table:style-name="ro1">
          <table:table-cell table:formula="of:=([G_O.D381] + [G_O1.D381] + [G_O2.D381])/3" office:value-type="float" office:value="0.93853" calcext:value-type="float">
            <text:p>0,93853</text:p>
          </table:table-cell>
          <table:table-cell table:formula="of:=([G_O.E381] + [G_O1.E381] + [G_O2.E381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382] + [G_O1.D382] + [G_O2.D382])/3" office:value-type="float" office:value="0.941" calcext:value-type="float">
            <text:p>0,941</text:p>
          </table:table-cell>
          <table:table-cell table:formula="of:=([G_O.E382] + [G_O1.E382] + [G_O2.E382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383] + [G_O1.D383] + [G_O2.D383])/3" office:value-type="float" office:value="0.94347" calcext:value-type="float">
            <text:p>0,94347</text:p>
          </table:table-cell>
          <table:table-cell table:formula="of:=([G_O.E383] + [G_O1.E383] + [G_O2.E383])/3" office:value-type="float" office:value="-72.9485" calcext:value-type="float">
            <text:p>-72,9485</text:p>
          </table:table-cell>
          <table:table-cell table:number-columns-repeated="2"/>
        </table:table-row>
        <table:table-row table:style-name="ro1">
          <table:table-cell table:formula="of:=([G_O.D384] + [G_O1.D384] + [G_O2.D384])/3" office:value-type="float" office:value="0.94594" calcext:value-type="float">
            <text:p>0,94594</text:p>
          </table:table-cell>
          <table:table-cell table:formula="of:=([G_O.E384] + [G_O1.E384] + [G_O2.E384])/3" office:value-type="float" office:value="-67.8818333333333" calcext:value-type="float">
            <text:p>-67,8818333333333</text:p>
          </table:table-cell>
          <table:table-cell table:number-columns-repeated="2"/>
        </table:table-row>
        <table:table-row table:style-name="ro1">
          <table:table-cell table:formula="of:=([G_O.D385] + [G_O1.D385] + [G_O2.D385])/3" office:value-type="float" office:value="0.94841" calcext:value-type="float">
            <text:p>0,94841</text:p>
          </table:table-cell>
          <table:table-cell table:formula="of:=([G_O.E385] + [G_O1.E385] + [G_O2.E385])/3" office:value-type="float" office:value="-66.8151666666667" calcext:value-type="float">
            <text:p>-66,8151666666667</text:p>
          </table:table-cell>
          <table:table-cell table:number-columns-repeated="2"/>
        </table:table-row>
        <table:table-row table:style-name="ro1">
          <table:table-cell table:formula="of:=([G_O.D386] + [G_O1.D386] + [G_O2.D386])/3" office:value-type="float" office:value="0.95088" calcext:value-type="float">
            <text:p>0,95088</text:p>
          </table:table-cell>
          <table:table-cell table:formula="of:=([G_O.E386] + [G_O1.E386] + [G_O2.E386])/3" office:value-type="float" office:value="-65.7485" calcext:value-type="float">
            <text:p>-65,7485</text:p>
          </table:table-cell>
          <table:table-cell table:number-columns-repeated="2"/>
        </table:table-row>
        <table:table-row table:style-name="ro1">
          <table:table-cell table:formula="of:=([G_O.D387] + [G_O1.D387] + [G_O2.D387])/3" office:value-type="float" office:value="0.95335" calcext:value-type="float">
            <text:p>0,95335</text:p>
          </table:table-cell>
          <table:table-cell table:formula="of:=([G_O.E387] + [G_O1.E387] + [G_O2.E387])/3" office:value-type="float" office:value="-64.5485" calcext:value-type="float">
            <text:p>-64,5485</text:p>
          </table:table-cell>
          <table:table-cell table:number-columns-repeated="2"/>
        </table:table-row>
        <table:table-row table:style-name="ro1">
          <table:table-cell table:formula="of:=([G_O.D388] + [G_O1.D388] + [G_O2.D388])/3" office:value-type="float" office:value="0.95582" calcext:value-type="float">
            <text:p>0,95582</text:p>
          </table:table-cell>
          <table:table-cell table:formula="of:=([G_O.E388] + [G_O1.E388] + [G_O2.E388])/3" office:value-type="float" office:value="-67.8818333333333" calcext:value-type="float">
            <text:p>-67,8818333333333</text:p>
          </table:table-cell>
          <table:table-cell table:number-columns-repeated="2"/>
        </table:table-row>
        <table:table-row table:style-name="ro1">
          <table:table-cell table:formula="of:=([G_O.D389] + [G_O1.D389] + [G_O2.D389])/3" office:value-type="float" office:value="0.95829" calcext:value-type="float">
            <text:p>0,95829</text:p>
          </table:table-cell>
          <table:table-cell table:formula="of:=([G_O.E389] + [G_O1.E389] + [G_O2.E389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390] + [G_O1.D390] + [G_O2.D390])/3" office:value-type="float" office:value="0.96076" calcext:value-type="float">
            <text:p>0,96076</text:p>
          </table:table-cell>
          <table:table-cell table:formula="of:=([G_O.E390] + [G_O1.E390] + [G_O2.E390])/3" office:value-type="float" office:value="-65.0818333333333" calcext:value-type="float">
            <text:p>-65,0818333333333</text:p>
          </table:table-cell>
          <table:table-cell table:number-columns-repeated="2"/>
        </table:table-row>
        <table:table-row table:style-name="ro1">
          <table:table-cell table:formula="of:=([G_O.D391] + [G_O1.D391] + [G_O2.D391])/3" office:value-type="float" office:value="0.96323" calcext:value-type="float">
            <text:p>0,96323</text:p>
          </table:table-cell>
          <table:table-cell table:formula="of:=([G_O.E391] + [G_O1.E391] + [G_O2.E391])/3" office:value-type="float" office:value="-64.9485" calcext:value-type="float">
            <text:p>-64,9485</text:p>
          </table:table-cell>
          <table:table-cell table:number-columns-repeated="2"/>
        </table:table-row>
        <table:table-row table:style-name="ro1">
          <table:table-cell table:formula="of:=([G_O.D392] + [G_O1.D392] + [G_O2.D392])/3" office:value-type="float" office:value="0.9657" calcext:value-type="float">
            <text:p>0,9657</text:p>
          </table:table-cell>
          <table:table-cell table:formula="of:=([G_O.E392] + [G_O1.E392] + [G_O2.E392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393] + [G_O1.D393] + [G_O2.D393])/3" office:value-type="float" office:value="0.96817" calcext:value-type="float">
            <text:p>0,96817</text:p>
          </table:table-cell>
          <table:table-cell table:formula="of:=([G_O.E393] + [G_O1.E393] + [G_O2.E393])/3" office:value-type="float" office:value="-72.2818333333333" calcext:value-type="float">
            <text:p>-72,2818333333333</text:p>
          </table:table-cell>
          <table:table-cell table:number-columns-repeated="2"/>
        </table:table-row>
        <table:table-row table:style-name="ro1">
          <table:table-cell table:formula="of:=([G_O.D394] + [G_O1.D394] + [G_O2.D394])/3" office:value-type="float" office:value="0.97064" calcext:value-type="float">
            <text:p>0,97064</text:p>
          </table:table-cell>
          <table:table-cell table:formula="of:=([G_O.E394] + [G_O1.E394] + [G_O2.E394])/3" office:value-type="float" office:value="-66.5485" calcext:value-type="float">
            <text:p>-66,5485</text:p>
          </table:table-cell>
          <table:table-cell table:number-columns-repeated="2"/>
        </table:table-row>
        <table:table-row table:style-name="ro1">
          <table:table-cell table:formula="of:=([G_O.D395] + [G_O1.D395] + [G_O2.D395])/3" office:value-type="float" office:value="0.97311" calcext:value-type="float">
            <text:p>0,97311</text:p>
          </table:table-cell>
          <table:table-cell table:formula="of:=([G_O.E395] + [G_O1.E395] + [G_O2.E395])/3" office:value-type="float" office:value="-65.6151666666667" calcext:value-type="float">
            <text:p>-65,6151666666667</text:p>
          </table:table-cell>
          <table:table-cell table:number-columns-repeated="2"/>
        </table:table-row>
        <table:table-row table:style-name="ro1">
          <table:table-cell table:formula="of:=([G_O.D396] + [G_O1.D396] + [G_O2.D396])/3" office:value-type="float" office:value="0.97558" calcext:value-type="float">
            <text:p>0,97558</text:p>
          </table:table-cell>
          <table:table-cell table:formula="of:=([G_O.E396] + [G_O1.E396] + [G_O2.E396])/3" office:value-type="float" office:value="-60.8151666666667" calcext:value-type="float">
            <text:p>-60,8151666666667</text:p>
          </table:table-cell>
          <table:table-cell table:number-columns-repeated="2"/>
        </table:table-row>
        <table:table-row table:style-name="ro1">
          <table:table-cell table:style-name="ce3" table:formula="of:=([G_O.D397] + [G_O1.D397] + [G_O2.D397])/3" office:value-type="float" office:value="0.97805" calcext:value-type="float">
            <text:p>0,97805</text:p>
          </table:table-cell>
          <table:table-cell table:style-name="ce3" table:formula="of:=([G_O.E397] + [G_O1.E397] + [G_O2.E397])/3" office:value-type="float" office:value="-57.8818333333333" calcext:value-type="float">
            <text:p>-57,8818333333333</text:p>
          </table:table-cell>
          <table:table-cell table:number-columns-repeated="2"/>
        </table:table-row>
        <table:table-row table:style-name="ro1">
          <table:table-cell table:formula="of:=([G_O.D398] + [G_O1.D398] + [G_O2.D398])/3" office:value-type="float" office:value="0.98052" calcext:value-type="float">
            <text:p>0,98052</text:p>
          </table:table-cell>
          <table:table-cell table:formula="of:=([G_O.E398] + [G_O1.E398] + [G_O2.E398])/3" office:value-type="float" office:value="-58.5485" calcext:value-type="float">
            <text:p>-58,5485</text:p>
          </table:table-cell>
          <table:table-cell table:number-columns-repeated="2"/>
        </table:table-row>
        <table:table-row table:style-name="ro1">
          <table:table-cell table:formula="of:=([G_O.D399] + [G_O1.D399] + [G_O2.D399])/3" office:value-type="float" office:value="0.98299" calcext:value-type="float">
            <text:p>0,98299</text:p>
          </table:table-cell>
          <table:table-cell table:formula="of:=([G_O.E399] + [G_O1.E399] + [G_O2.E399])/3" office:value-type="float" office:value="-60.4151666666667" calcext:value-type="float">
            <text:p>-60,4151666666667</text:p>
          </table:table-cell>
          <table:table-cell table:number-columns-repeated="2"/>
        </table:table-row>
        <table:table-row table:style-name="ro1">
          <table:table-cell table:formula="of:=([G_O.D400] + [G_O1.D400] + [G_O2.D400])/3" office:value-type="float" office:value="0.98546" calcext:value-type="float">
            <text:p>0,98546</text:p>
          </table:table-cell>
          <table:table-cell table:formula="of:=([G_O.E400] + [G_O1.E400] + [G_O2.E400])/3" office:value-type="float" office:value="-62.4151666666667" calcext:value-type="float">
            <text:p>-62,4151666666667</text:p>
          </table:table-cell>
          <table:table-cell table:number-columns-repeated="2"/>
        </table:table-row>
        <table:table-row table:style-name="ro1">
          <table:table-cell table:formula="of:=([G_O.D401] + [G_O1.D401] + [G_O2.D401])/3" office:value-type="float" office:value="0.98793" calcext:value-type="float">
            <text:p>0,98793</text:p>
          </table:table-cell>
          <table:table-cell table:formula="of:=([G_O.E401] + [G_O1.E401] + [G_O2.E401])/3" office:value-type="float" office:value="-59.8818333333333" calcext:value-type="float">
            <text:p>-59,8818333333333</text:p>
          </table:table-cell>
          <table:table-cell table:number-columns-repeated="2"/>
        </table:table-row>
        <table:table-row table:style-name="ro1">
          <table:table-cell table:formula="of:=([G_O.D402] + [G_O1.D402] + [G_O2.D402])/3" office:value-type="float" office:value="0.9904" calcext:value-type="float">
            <text:p>0,9904</text:p>
          </table:table-cell>
          <table:table-cell table:formula="of:=([G_O.E402] + [G_O1.E402] + [G_O2.E402])/3" office:value-type="float" office:value="-65.6151666666667" calcext:value-type="float">
            <text:p>-65,6151666666667</text:p>
          </table:table-cell>
          <table:table-cell table:number-columns-repeated="2"/>
        </table:table-row>
        <table:table-row table:style-name="ro1">
          <table:table-cell table:formula="of:=([G_O.D403] + [G_O1.D403] + [G_O2.D403])/3" office:value-type="float" office:value="0.99287" calcext:value-type="float">
            <text:p>0,99287</text:p>
          </table:table-cell>
          <table:table-cell table:formula="of:=([G_O.E403] + [G_O1.E403] + [G_O2.E403])/3" office:value-type="float" office:value="-60.1485" calcext:value-type="float">
            <text:p>-60,1485</text:p>
          </table:table-cell>
          <table:table-cell table:number-columns-repeated="2"/>
        </table:table-row>
        <table:table-row table:style-name="ro1">
          <table:table-cell table:formula="of:=([G_O.D404] + [G_O1.D404] + [G_O2.D404])/3" office:value-type="float" office:value="0.99534" calcext:value-type="float">
            <text:p>0,99534</text:p>
          </table:table-cell>
          <table:table-cell table:formula="of:=([G_O.E404] + [G_O1.E404] + [G_O2.E404])/3" office:value-type="float" office:value="-60.8151666666667" calcext:value-type="float">
            <text:p>-60,8151666666667</text:p>
          </table:table-cell>
          <table:table-cell table:number-columns-repeated="2"/>
        </table:table-row>
        <table:table-row table:style-name="ro1">
          <table:table-cell table:formula="of:=([G_O.D405] + [G_O1.D405] + [G_O2.D405])/3" office:value-type="float" office:value="0.99781" calcext:value-type="float">
            <text:p>0,99781</text:p>
          </table:table-cell>
          <table:table-cell table:formula="of:=([G_O.E405] + [G_O1.E405] + [G_O2.E405])/3" office:value-type="float" office:value="-64.1485" calcext:value-type="float">
            <text:p>-64,1485</text:p>
          </table:table-cell>
          <table:table-cell table:number-columns-repeated="2"/>
        </table:table-row>
        <table:table-row table:style-name="ro1">
          <table:table-cell table:formula="of:=([G_O.D406] + [G_O1.D406] + [G_O2.D406])/3" office:value-type="float" office:value="1.00028" calcext:value-type="float">
            <text:p>1,00028</text:p>
          </table:table-cell>
          <table:table-cell table:formula="of:=([G_O.E406] + [G_O1.E406] + [G_O2.E406])/3" office:value-type="float" office:value="-69.4818333333333" calcext:value-type="float">
            <text:p>-69,4818333333333</text:p>
          </table:table-cell>
          <table:table-cell table:number-columns-repeated="2"/>
        </table:table-row>
        <table:table-row table:style-name="ro1">
          <table:table-cell table:formula="of:=([G_O.D407] + [G_O1.D407] + [G_O2.D407])/3" office:value-type="float" office:value="1.00275" calcext:value-type="float">
            <text:p>1,00275</text:p>
          </table:table-cell>
          <table:table-cell table:formula="of:=([G_O.E407] + [G_O1.E407] + [G_O2.E407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408] + [G_O1.D408] + [G_O2.D408])/3" office:value-type="float" office:value="1.00522" calcext:value-type="float">
            <text:p>1,00522</text:p>
          </table:table-cell>
          <table:table-cell table:formula="of:=([G_O.E408] + [G_O1.E408] + [G_O2.E408])/3" office:value-type="float" office:value="-65.4818333333333" calcext:value-type="float">
            <text:p>-65,4818333333333</text:p>
          </table:table-cell>
          <table:table-cell table:number-columns-repeated="2"/>
        </table:table-row>
        <table:table-row table:style-name="ro1">
          <table:table-cell table:formula="of:=([G_O.D409] + [G_O1.D409] + [G_O2.D409])/3" office:value-type="float" office:value="1.00769" calcext:value-type="float">
            <text:p>1,00769</text:p>
          </table:table-cell>
          <table:table-cell table:formula="of:=([G_O.E409] + [G_O1.E409] + [G_O2.E409])/3" office:value-type="float" office:value="-62.4151666666667" calcext:value-type="float">
            <text:p>-62,4151666666667</text:p>
          </table:table-cell>
          <table:table-cell table:number-columns-repeated="2"/>
        </table:table-row>
        <table:table-row table:style-name="ro1">
          <table:table-cell table:formula="of:=([G_O.D410] + [G_O1.D410] + [G_O2.D410])/3" office:value-type="float" office:value="1.01016" calcext:value-type="float">
            <text:p>1,01016</text:p>
          </table:table-cell>
          <table:table-cell table:formula="of:=([G_O.E410] + [G_O1.E410] + [G_O2.E410])/3" office:value-type="float" office:value="-63.4818333333333" calcext:value-type="float">
            <text:p>-63,4818333333333</text:p>
          </table:table-cell>
          <table:table-cell table:number-columns-repeated="2"/>
        </table:table-row>
        <table:table-row table:style-name="ro1">
          <table:table-cell table:formula="of:=([G_O.D411] + [G_O1.D411] + [G_O2.D411])/3" office:value-type="float" office:value="1.01263" calcext:value-type="float">
            <text:p>1,01263</text:p>
          </table:table-cell>
          <table:table-cell table:formula="of:=([G_O.E411] + [G_O1.E411] + [G_O2.E411])/3" office:value-type="float" office:value="-68.9485" calcext:value-type="float">
            <text:p>-68,9485</text:p>
          </table:table-cell>
          <table:table-cell table:number-columns-repeated="2"/>
        </table:table-row>
        <table:table-row table:style-name="ro1">
          <table:table-cell table:formula="of:=([G_O.D412] + [G_O1.D412] + [G_O2.D412])/3" office:value-type="float" office:value="1.0151" calcext:value-type="float">
            <text:p>1,0151</text:p>
          </table:table-cell>
          <table:table-cell table:formula="of:=([G_O.E412] + [G_O1.E412] + [G_O2.E412])/3" office:value-type="float" office:value="-71.8818333333334" calcext:value-type="float">
            <text:p>-71,8818333333334</text:p>
          </table:table-cell>
          <table:table-cell table:number-columns-repeated="2"/>
        </table:table-row>
        <table:table-row table:style-name="ro1">
          <table:table-cell table:formula="of:=([G_O.D413] + [G_O1.D413] + [G_O2.D413])/3" office:value-type="float" office:value="1.01757" calcext:value-type="float">
            <text:p>1,01757</text:p>
          </table:table-cell>
          <table:table-cell table:formula="of:=([G_O.E413] + [G_O1.E413] + [G_O2.E413])/3" office:value-type="float" office:value="-67.3485" calcext:value-type="float">
            <text:p>-67,3485</text:p>
          </table:table-cell>
          <table:table-cell table:number-columns-repeated="2"/>
        </table:table-row>
        <table:table-row table:style-name="ro1">
          <table:table-cell table:formula="of:=([G_O.D414] + [G_O1.D414] + [G_O2.D414])/3" office:value-type="float" office:value="1.02004" calcext:value-type="float">
            <text:p>1,02004</text:p>
          </table:table-cell>
          <table:table-cell table:formula="of:=([G_O.E414] + [G_O1.E414] + [G_O2.E414])/3" office:value-type="float" office:value="-65.8818333333333" calcext:value-type="float">
            <text:p>-65,8818333333333</text:p>
          </table:table-cell>
          <table:table-cell table:number-columns-repeated="2"/>
        </table:table-row>
        <table:table-row table:style-name="ro1">
          <table:table-cell table:formula="of:=([G_O.D415] + [G_O1.D415] + [G_O2.D415])/3" office:value-type="float" office:value="1.02251" calcext:value-type="float">
            <text:p>1,02251</text:p>
          </table:table-cell>
          <table:table-cell table:formula="of:=([G_O.E415] + [G_O1.E415] + [G_O2.E415])/3" office:value-type="float" office:value="-68.1485" calcext:value-type="float">
            <text:p>-68,1485</text:p>
          </table:table-cell>
          <table:table-cell table:number-columns-repeated="2"/>
        </table:table-row>
        <table:table-row table:style-name="ro1">
          <table:table-cell table:formula="of:=([G_O.D416] + [G_O1.D416] + [G_O2.D416])/3" office:value-type="float" office:value="1.02498" calcext:value-type="float">
            <text:p>1,02498</text:p>
          </table:table-cell>
          <table:table-cell table:formula="of:=([G_O.E416] + [G_O1.E416] + [G_O2.E416])/3" office:value-type="float" office:value="-62.9485" calcext:value-type="float">
            <text:p>-62,9485</text:p>
          </table:table-cell>
          <table:table-cell table:number-columns-repeated="2"/>
        </table:table-row>
        <table:table-row table:style-name="ro1">
          <table:table-cell table:formula="of:=([G_O.D417] + [G_O1.D417] + [G_O2.D417])/3" office:value-type="float" office:value="1.02745" calcext:value-type="float">
            <text:p>1,02745</text:p>
          </table:table-cell>
          <table:table-cell table:formula="of:=([G_O.E417] + [G_O1.E417] + [G_O2.E417])/3" office:value-type="float" office:value="-66.2818333333333" calcext:value-type="float">
            <text:p>-66,2818333333333</text:p>
          </table:table-cell>
          <table:table-cell table:number-columns-repeated="2"/>
        </table:table-row>
        <table:table-row table:style-name="ro1">
          <table:table-cell table:formula="of:=([G_O.D418] + [G_O1.D418] + [G_O2.D418])/3" office:value-type="float" office:value="1.02992" calcext:value-type="float">
            <text:p>1,02992</text:p>
          </table:table-cell>
          <table:table-cell table:formula="of:=([G_O.E418] + [G_O1.E418] + [G_O2.E418])/3" office:value-type="float" office:value="-67.4818333333333" calcext:value-type="float">
            <text:p>-67,4818333333333</text:p>
          </table:table-cell>
          <table:table-cell table:number-columns-repeated="2"/>
        </table:table-row>
        <table:table-row table:style-name="ro1">
          <table:table-cell table:formula="of:=([G_O.D419] + [G_O1.D419] + [G_O2.D419])/3" office:value-type="float" office:value="1.03239" calcext:value-type="float">
            <text:p>1,03239</text:p>
          </table:table-cell>
          <table:table-cell table:formula="of:=([G_O.E419] + [G_O1.E419] + [G_O2.E419])/3" office:value-type="float" office:value="-64.5485" calcext:value-type="float">
            <text:p>-64,5485</text:p>
          </table:table-cell>
          <table:table-cell table:number-columns-repeated="2"/>
        </table:table-row>
        <table:table-row table:style-name="ro1">
          <table:table-cell table:formula="of:=([G_O.D420] + [G_O1.D420] + [G_O2.D420])/3" office:value-type="float" office:value="1.03486" calcext:value-type="float">
            <text:p>1,03486</text:p>
          </table:table-cell>
          <table:table-cell table:formula="of:=([G_O.E420] + [G_O1.E420] + [G_O2.E420])/3" office:value-type="float" office:value="-66.2818333333333" calcext:value-type="float">
            <text:p>-66,2818333333333</text:p>
          </table:table-cell>
          <table:table-cell table:number-columns-repeated="2"/>
        </table:table-row>
        <table:table-row table:style-name="ro1">
          <table:table-cell table:formula="of:=([G_O.D421] + [G_O1.D421] + [G_O2.D421])/3" office:value-type="float" office:value="1.03733" calcext:value-type="float">
            <text:p>1,03733</text:p>
          </table:table-cell>
          <table:table-cell table:formula="of:=([G_O.E421] + [G_O1.E421] + [G_O2.E421])/3" office:value-type="float" office:value="-63.8818333333333" calcext:value-type="float">
            <text:p>-63,8818333333333</text:p>
          </table:table-cell>
          <table:table-cell table:number-columns-repeated="2"/>
        </table:table-row>
        <table:table-row table:style-name="ro1">
          <table:table-cell table:formula="of:=([G_O.D422] + [G_O1.D422] + [G_O2.D422])/3" office:value-type="float" office:value="1.0398" calcext:value-type="float">
            <text:p>1,0398</text:p>
          </table:table-cell>
          <table:table-cell table:formula="of:=([G_O.E422] + [G_O1.E422] + [G_O2.E422])/3" office:value-type="float" office:value="-64.8151666666667" calcext:value-type="float">
            <text:p>-64,8151666666667</text:p>
          </table:table-cell>
          <table:table-cell table:number-columns-repeated="2"/>
        </table:table-row>
        <table:table-row table:style-name="ro1">
          <table:table-cell table:formula="of:=([G_O.D423] + [G_O1.D423] + [G_O2.D423])/3" office:value-type="float" office:value="1.04227" calcext:value-type="float">
            <text:p>1,04227</text:p>
          </table:table-cell>
          <table:table-cell table:formula="of:=([G_O.E423] + [G_O1.E423] + [G_O2.E423])/3" office:value-type="float" office:value="-66.0151666666667" calcext:value-type="float">
            <text:p>-66,0151666666667</text:p>
          </table:table-cell>
          <table:table-cell table:number-columns-repeated="2"/>
        </table:table-row>
        <table:table-row table:style-name="ro1">
          <table:table-cell table:formula="of:=([G_O.D424] + [G_O1.D424] + [G_O2.D424])/3" office:value-type="float" office:value="1.04474" calcext:value-type="float">
            <text:p>1,04474</text:p>
          </table:table-cell>
          <table:table-cell table:formula="of:=([G_O.E424] + [G_O1.E424] + [G_O2.E424])/3" office:value-type="float" office:value="-67.7485" calcext:value-type="float">
            <text:p>-67,7485</text:p>
          </table:table-cell>
          <table:table-cell table:number-columns-repeated="2"/>
        </table:table-row>
        <table:table-row table:style-name="ro1">
          <table:table-cell table:formula="of:=([G_O.D425] + [G_O1.D425] + [G_O2.D425])/3" office:value-type="float" office:value="1.04721" calcext:value-type="float">
            <text:p>1,04721</text:p>
          </table:table-cell>
          <table:table-cell table:formula="of:=([G_O.E425] + [G_O1.E425] + [G_O2.E425])/3" office:value-type="float" office:value="-67.6151666666667" calcext:value-type="float">
            <text:p>-67,6151666666667</text:p>
          </table:table-cell>
          <table:table-cell table:number-columns-repeated="2"/>
        </table:table-row>
        <table:table-row table:style-name="ro1">
          <table:table-cell table:formula="of:=([G_O.D426] + [G_O1.D426] + [G_O2.D426])/3" office:value-type="float" office:value="1.04968" calcext:value-type="float">
            <text:p>1,04968</text:p>
          </table:table-cell>
          <table:table-cell table:formula="of:=([G_O.E426] + [G_O1.E426] + [G_O2.E426])/3" office:value-type="float" office:value="-64.6818333333333" calcext:value-type="float">
            <text:p>-64,6818333333333</text:p>
          </table:table-cell>
          <table:table-cell table:number-columns-repeated="2"/>
        </table:table-row>
        <table:table-row table:style-name="ro1">
          <table:table-cell table:formula="of:=([G_O.D427] + [G_O1.D427] + [G_O2.D427])/3" office:value-type="float" office:value="1.05215" calcext:value-type="float">
            <text:p>1,05215</text:p>
          </table:table-cell>
          <table:table-cell table:formula="of:=([G_O.E427] + [G_O1.E427] + [G_O2.E427])/3" office:value-type="float" office:value="-66.1485" calcext:value-type="float">
            <text:p>-66,1485</text:p>
          </table:table-cell>
          <table:table-cell table:number-columns-repeated="2"/>
        </table:table-row>
        <table:table-row table:style-name="ro1">
          <table:table-cell table:formula="of:=([G_O.D428] + [G_O1.D428] + [G_O2.D428])/3" office:value-type="float" office:value="1.05462" calcext:value-type="float">
            <text:p>1,05462</text:p>
          </table:table-cell>
          <table:table-cell table:formula="of:=([G_O.E428] + [G_O1.E428] + [G_O2.E428])/3" office:value-type="float" office:value="-69.0818333333333" calcext:value-type="float">
            <text:p>-69,0818333333333</text:p>
          </table:table-cell>
          <table:table-cell table:number-columns-repeated="2"/>
        </table:table-row>
        <table:table-row table:style-name="ro1">
          <table:table-cell table:formula="of:=([G_O.D429] + [G_O1.D429] + [G_O2.D429])/3" office:value-type="float" office:value="1.05709" calcext:value-type="float">
            <text:p>1,05709</text:p>
          </table:table-cell>
          <table:table-cell table:formula="of:=([G_O.E429] + [G_O1.E429] + [G_O2.E429])/3" office:value-type="float" office:value="-68.0151666666667" calcext:value-type="float">
            <text:p>-68,0151666666667</text:p>
          </table:table-cell>
          <table:table-cell table:number-columns-repeated="2"/>
        </table:table-row>
        <table:table-row table:style-name="ro1">
          <table:table-cell table:formula="of:=([G_O.D430] + [G_O1.D430] + [G_O2.D430])/3" office:value-type="float" office:value="1.05956" calcext:value-type="float">
            <text:p>1,05956</text:p>
          </table:table-cell>
          <table:table-cell table:formula="of:=([G_O.E430] + [G_O1.E430] + [G_O2.E430])/3" office:value-type="float" office:value="-68.4151666666667" calcext:value-type="float">
            <text:p>-68,4151666666667</text:p>
          </table:table-cell>
          <table:table-cell table:number-columns-repeated="2"/>
        </table:table-row>
        <table:table-row table:style-name="ro1">
          <table:table-cell table:formula="of:=([G_O.D431] + [G_O1.D431] + [G_O2.D431])/3" office:value-type="float" office:value="1.06203" calcext:value-type="float">
            <text:p>1,06203</text:p>
          </table:table-cell>
          <table:table-cell table:formula="of:=([G_O.E431] + [G_O1.E431] + [G_O2.E431])/3" office:value-type="float" office:value="-69.4818333333333" calcext:value-type="float">
            <text:p>-69,4818333333333</text:p>
          </table:table-cell>
          <table:table-cell table:number-columns-repeated="2"/>
        </table:table-row>
        <table:table-row table:style-name="ro1">
          <table:table-cell table:formula="of:=([G_O.D432] + [G_O1.D432] + [G_O2.D432])/3" office:value-type="float" office:value="1.0645" calcext:value-type="float">
            <text:p>1,0645</text:p>
          </table:table-cell>
          <table:table-cell table:formula="of:=([G_O.E432] + [G_O1.E432] + [G_O2.E432])/3" office:value-type="float" office:value="-65.2151666666667" calcext:value-type="float">
            <text:p>-65,2151666666667</text:p>
          </table:table-cell>
          <table:table-cell table:number-columns-repeated="2"/>
        </table:table-row>
        <table:table-row table:style-name="ro1">
          <table:table-cell table:style-name="ce2" table:formula="of:=([G_O.D433] + [G_O1.D433] + [G_O2.D433])/3" office:value-type="float" office:value="1.06697" calcext:value-type="float">
            <text:p>1,06697</text:p>
          </table:table-cell>
          <table:table-cell table:style-name="ce2" table:formula="of:=([G_O.E433] + [G_O1.E433] + [G_O2.E433])/3" office:value-type="float" office:value="-62.9485" calcext:value-type="float">
            <text:p>-62,9485</text:p>
          </table:table-cell>
          <table:table-cell table:number-columns-repeated="2"/>
        </table:table-row>
        <table:table-row table:style-name="ro1">
          <table:table-cell table:formula="of:=([G_O.D434] + [G_O1.D434] + [G_O2.D434])/3" office:value-type="float" office:value="1.06944" calcext:value-type="float">
            <text:p>1,06944</text:p>
          </table:table-cell>
          <table:table-cell table:formula="of:=([G_O.E434] + [G_O1.E434] + [G_O2.E434])/3" office:value-type="float" office:value="-63.8818333333333" calcext:value-type="float">
            <text:p>-63,8818333333333</text:p>
          </table:table-cell>
          <table:table-cell table:number-columns-repeated="2"/>
        </table:table-row>
        <table:table-row table:style-name="ro1">
          <table:table-cell table:formula="of:=([G_O.D435] + [G_O1.D435] + [G_O2.D435])/3" office:value-type="float" office:value="1.07191" calcext:value-type="float">
            <text:p>1,07191</text:p>
          </table:table-cell>
          <table:table-cell table:formula="of:=([G_O.E435] + [G_O1.E435] + [G_O2.E435])/3" office:value-type="float" office:value="-63.6151666666667" calcext:value-type="float">
            <text:p>-63,6151666666667</text:p>
          </table:table-cell>
          <table:table-cell table:number-columns-repeated="2"/>
        </table:table-row>
        <table:table-row table:style-name="ro1">
          <table:table-cell table:formula="of:=([G_O.D436] + [G_O1.D436] + [G_O2.D436])/3" office:value-type="float" office:value="1.07438" calcext:value-type="float">
            <text:p>1,07438</text:p>
          </table:table-cell>
          <table:table-cell table:formula="of:=([G_O.E436] + [G_O1.E436] + [G_O2.E436])/3" office:value-type="float" office:value="-65.4818333333333" calcext:value-type="float">
            <text:p>-65,4818333333333</text:p>
          </table:table-cell>
          <table:table-cell table:number-columns-repeated="2"/>
        </table:table-row>
        <table:table-row table:style-name="ro1">
          <table:table-cell table:formula="of:=([G_O.D437] + [G_O1.D437] + [G_O2.D437])/3" office:value-type="float" office:value="1.07685" calcext:value-type="float">
            <text:p>1,07685</text:p>
          </table:table-cell>
          <table:table-cell table:formula="of:=([G_O.E437] + [G_O1.E437] + [G_O2.E437])/3" office:value-type="float" office:value="-64.1485" calcext:value-type="float">
            <text:p>-64,1485</text:p>
          </table:table-cell>
          <table:table-cell table:number-columns-repeated="2"/>
        </table:table-row>
        <table:table-row table:style-name="ro1">
          <table:table-cell table:formula="of:=([G_O.D438] + [G_O1.D438] + [G_O2.D438])/3" office:value-type="float" office:value="1.07932" calcext:value-type="float">
            <text:p>1,07932</text:p>
          </table:table-cell>
          <table:table-cell table:formula="of:=([G_O.E438] + [G_O1.E438] + [G_O2.E438])/3" office:value-type="float" office:value="-63.3485" calcext:value-type="float">
            <text:p>-63,3485</text:p>
          </table:table-cell>
          <table:table-cell table:number-columns-repeated="2"/>
        </table:table-row>
        <table:table-row table:style-name="ro1">
          <table:table-cell table:formula="of:=([G_O.D439] + [G_O1.D439] + [G_O2.D439])/3" office:value-type="float" office:value="1.08179" calcext:value-type="float">
            <text:p>1,08179</text:p>
          </table:table-cell>
          <table:table-cell table:formula="of:=([G_O.E439] + [G_O1.E439] + [G_O2.E439])/3" office:value-type="float" office:value="-65.2151666666667" calcext:value-type="float">
            <text:p>-65,2151666666667</text:p>
          </table:table-cell>
          <table:table-cell table:number-columns-repeated="2"/>
        </table:table-row>
        <table:table-row table:style-name="ro1">
          <table:table-cell table:formula="of:=([G_O.D440] + [G_O1.D440] + [G_O2.D440])/3" office:value-type="float" office:value="1.08426" calcext:value-type="float">
            <text:p>1,08426</text:p>
          </table:table-cell>
          <table:table-cell table:formula="of:=([G_O.E440] + [G_O1.E440] + [G_O2.E440])/3" office:value-type="float" office:value="-67.7485" calcext:value-type="float">
            <text:p>-67,7485</text:p>
          </table:table-cell>
          <table:table-cell table:number-columns-repeated="2"/>
        </table:table-row>
        <table:table-row table:style-name="ro1">
          <table:table-cell table:formula="of:=([G_O.D441] + [G_O1.D441] + [G_O2.D441])/3" office:value-type="float" office:value="1.08673" calcext:value-type="float">
            <text:p>1,08673</text:p>
          </table:table-cell>
          <table:table-cell table:formula="of:=([G_O.E441] + [G_O1.E441] + [G_O2.E441])/3" office:value-type="float" office:value="-68.4151666666667" calcext:value-type="float">
            <text:p>-68,4151666666667</text:p>
          </table:table-cell>
          <table:table-cell table:number-columns-repeated="2"/>
        </table:table-row>
        <table:table-row table:style-name="ro1">
          <table:table-cell table:formula="of:=([G_O.D442] + [G_O1.D442] + [G_O2.D442])/3" office:value-type="float" office:value="1.0892" calcext:value-type="float">
            <text:p>1,0892</text:p>
          </table:table-cell>
          <table:table-cell table:formula="of:=([G_O.E442] + [G_O1.E442] + [G_O2.E442])/3" office:value-type="float" office:value="-76.1485" calcext:value-type="float">
            <text:p>-76,1485</text:p>
          </table:table-cell>
          <table:table-cell table:number-columns-repeated="2"/>
        </table:table-row>
        <table:table-row table:style-name="ro1">
          <table:table-cell table:formula="of:=([G_O.D443] + [G_O1.D443] + [G_O2.D443])/3" office:value-type="float" office:value="1.09167" calcext:value-type="float">
            <text:p>1,09167</text:p>
          </table:table-cell>
          <table:table-cell table:formula="of:=([G_O.E443] + [G_O1.E443] + [G_O2.E443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G_O.D444] + [G_O1.D444] + [G_O2.D444])/3" office:value-type="float" office:value="1.09414" calcext:value-type="float">
            <text:p>1,09414</text:p>
          </table:table-cell>
          <table:table-cell table:formula="of:=([G_O.E444] + [G_O1.E444] + [G_O2.E444])/3" office:value-type="float" office:value="-70.9485" calcext:value-type="float">
            <text:p>-70,9485</text:p>
          </table:table-cell>
          <table:table-cell table:number-columns-repeated="2"/>
        </table:table-row>
        <table:table-row table:style-name="ro1">
          <table:table-cell table:formula="of:=([G_O.D445] + [G_O1.D445] + [G_O2.D445])/3" office:value-type="float" office:value="1.09661" calcext:value-type="float">
            <text:p>1,09661</text:p>
          </table:table-cell>
          <table:table-cell table:formula="of:=([G_O.E445] + [G_O1.E445] + [G_O2.E445])/3" office:value-type="float" office:value="-73.8818333333333" calcext:value-type="float">
            <text:p>-73,8818333333333</text:p>
          </table:table-cell>
          <table:table-cell table:number-columns-repeated="2"/>
        </table:table-row>
        <table:table-row table:style-name="ro1">
          <table:table-cell table:formula="of:=([G_O.D446] + [G_O1.D446] + [G_O2.D446])/3" office:value-type="float" office:value="1.09908" calcext:value-type="float">
            <text:p>1,09908</text:p>
          </table:table-cell>
          <table:table-cell table:formula="of:=([G_O.E446] + [G_O1.E446] + [G_O2.E446])/3" office:value-type="float" office:value="-76.0151666666667" calcext:value-type="float">
            <text:p>-76,0151666666667</text:p>
          </table:table-cell>
          <table:table-cell table:number-columns-repeated="2"/>
        </table:table-row>
        <table:table-row table:style-name="ro1">
          <table:table-cell table:formula="of:=([G_O.D447] + [G_O1.D447] + [G_O2.D447])/3" office:value-type="float" office:value="1.10155" calcext:value-type="float">
            <text:p>1,10155</text:p>
          </table:table-cell>
          <table:table-cell table:formula="of:=([G_O.E447] + [G_O1.E447] + [G_O2.E447])/3" office:value-type="float" office:value="-79.2151666666667" calcext:value-type="float">
            <text:p>-79,2151666666667</text:p>
          </table:table-cell>
          <table:table-cell table:number-columns-repeated="2"/>
        </table:table-row>
        <table:table-row table:style-name="ro1">
          <table:table-cell table:formula="of:=([G_O.D448] + [G_O1.D448] + [G_O2.D448])/3" office:value-type="float" office:value="1.10402" calcext:value-type="float">
            <text:p>1,10402</text:p>
          </table:table-cell>
          <table:table-cell table:formula="of:=([G_O.E448] + [G_O1.E448] + [G_O2.E448])/3" office:value-type="float" office:value="-74.5485" calcext:value-type="float">
            <text:p>-74,5485</text:p>
          </table:table-cell>
          <table:table-cell table:number-columns-repeated="2"/>
        </table:table-row>
        <table:table-row table:style-name="ro1">
          <table:table-cell table:formula="of:=([G_O.D449] + [G_O1.D449] + [G_O2.D449])/3" office:value-type="float" office:value="1.10649" calcext:value-type="float">
            <text:p>1,10649</text:p>
          </table:table-cell>
          <table:table-cell table:formula="of:=([G_O.E449] + [G_O1.E449] + [G_O2.E449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G_O.D450] + [G_O1.D450] + [G_O2.D450])/3" office:value-type="float" office:value="1.10896" calcext:value-type="float">
            <text:p>1,10896</text:p>
          </table:table-cell>
          <table:table-cell table:formula="of:=([G_O.E450] + [G_O1.E450] + [G_O2.E450])/3" office:value-type="float" office:value="-74.6818333333333" calcext:value-type="float">
            <text:p>-74,6818333333333</text:p>
          </table:table-cell>
          <table:table-cell table:number-columns-repeated="2"/>
        </table:table-row>
        <table:table-row table:style-name="ro1">
          <table:table-cell table:formula="of:=([G_O.D451] + [G_O1.D451] + [G_O2.D451])/3" office:value-type="float" office:value="1.11143" calcext:value-type="float">
            <text:p>1,11143</text:p>
          </table:table-cell>
          <table:table-cell table:formula="of:=([G_O.E451] + [G_O1.E451] + [G_O2.E451])/3" office:value-type="float" office:value="-79.7485" calcext:value-type="float">
            <text:p>-79,7485</text:p>
          </table:table-cell>
          <table:table-cell table:number-columns-repeated="2"/>
        </table:table-row>
        <table:table-row table:style-name="ro1">
          <table:table-cell table:formula="of:=([G_O.D452] + [G_O1.D452] + [G_O2.D452])/3" office:value-type="float" office:value="1.1139" calcext:value-type="float">
            <text:p>1,1139</text:p>
          </table:table-cell>
          <table:table-cell table:formula="of:=([G_O.E452] + [G_O1.E452] + [G_O2.E452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G_O.D453] + [G_O1.D453] + [G_O2.D453])/3" office:value-type="float" office:value="1.11637" calcext:value-type="float">
            <text:p>1,11637</text:p>
          </table:table-cell>
          <table:table-cell table:formula="of:=([G_O.E453] + [G_O1.E453] + [G_O2.E453])/3" office:value-type="float" office:value="-80.9485" calcext:value-type="float">
            <text:p>-80,9485</text:p>
          </table:table-cell>
          <table:table-cell table:number-columns-repeated="2"/>
        </table:table-row>
        <table:table-row table:style-name="ro1">
          <table:table-cell table:formula="of:=([G_O.D454] + [G_O1.D454] + [G_O2.D454])/3" office:value-type="float" office:value="1.11884" calcext:value-type="float">
            <text:p>1,11884</text:p>
          </table:table-cell>
          <table:table-cell table:formula="of:=([G_O.E454] + [G_O1.E454] + [G_O2.E454])/3" office:value-type="float" office:value="-72.4151666666667" calcext:value-type="float">
            <text:p>-72,4151666666667</text:p>
          </table:table-cell>
          <table:table-cell table:number-columns-repeated="2"/>
        </table:table-row>
        <table:table-row table:style-name="ro1">
          <table:table-cell table:formula="of:=([G_O.D455] + [G_O1.D455] + [G_O2.D455])/3" office:value-type="float" office:value="1.12131" calcext:value-type="float">
            <text:p>1,12131</text:p>
          </table:table-cell>
          <table:table-cell table:formula="of:=([G_O.E455] + [G_O1.E455] + [G_O2.E455])/3" office:value-type="float" office:value="-72.9485" calcext:value-type="float">
            <text:p>-72,9485</text:p>
          </table:table-cell>
          <table:table-cell table:number-columns-repeated="2"/>
        </table:table-row>
        <table:table-row table:style-name="ro1">
          <table:table-cell table:formula="of:=([G_O.D456] + [G_O1.D456] + [G_O2.D456])/3" office:value-type="float" office:value="1.12378" calcext:value-type="float">
            <text:p>1,12378</text:p>
          </table:table-cell>
          <table:table-cell table:formula="of:=([G_O.E456] + [G_O1.E456] + [G_O2.E456])/3" office:value-type="float" office:value="-77.7485" calcext:value-type="float">
            <text:p>-77,7485</text:p>
          </table:table-cell>
          <table:table-cell table:number-columns-repeated="2"/>
        </table:table-row>
        <table:table-row table:style-name="ro1">
          <table:table-cell table:formula="of:=([G_O.D457] + [G_O1.D457] + [G_O2.D457])/3" office:value-type="float" office:value="1.12625" calcext:value-type="float">
            <text:p>1,12625</text:p>
          </table:table-cell>
          <table:table-cell table:formula="of:=([G_O.E457] + [G_O1.E457] + [G_O2.E457])/3" office:value-type="float" office:value="-79.4818333333333" calcext:value-type="float">
            <text:p>-79,4818333333333</text:p>
          </table:table-cell>
          <table:table-cell table:number-columns-repeated="2"/>
        </table:table-row>
        <table:table-row table:style-name="ro1">
          <table:table-cell table:formula="of:=([G_O.D458] + [G_O1.D458] + [G_O2.D458])/3" office:value-type="float" office:value="1.12872" calcext:value-type="float">
            <text:p>1,12872</text:p>
          </table:table-cell>
          <table:table-cell table:formula="of:=([G_O.E458] + [G_O1.E458] + [G_O2.E458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459] + [G_O1.D459] + [G_O2.D459])/3" office:value-type="float" office:value="1.13119" calcext:value-type="float">
            <text:p>1,13119</text:p>
          </table:table-cell>
          <table:table-cell table:formula="of:=([G_O.E459] + [G_O1.E459] + [G_O2.E459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460] + [G_O1.D460] + [G_O2.D460])/3" office:value-type="float" office:value="1.13366" calcext:value-type="float">
            <text:p>1,13366</text:p>
          </table:table-cell>
          <table:table-cell table:formula="of:=([G_O.E460] + [G_O1.E460] + [G_O2.E460])/3" office:value-type="float" office:value="-82.8151666666667" calcext:value-type="float">
            <text:p>-82,8151666666667</text:p>
          </table:table-cell>
          <table:table-cell table:number-columns-repeated="2"/>
        </table:table-row>
        <table:table-row table:style-name="ro1">
          <table:table-cell table:formula="of:=([G_O.D461] + [G_O1.D461] + [G_O2.D461])/3" office:value-type="float" office:value="1.13613" calcext:value-type="float">
            <text:p>1,13613</text:p>
          </table:table-cell>
          <table:table-cell table:formula="of:=([G_O.E461] + [G_O1.E461] + [G_O2.E461])/3" office:value-type="float" office:value="-83.4818333333334" calcext:value-type="float">
            <text:p>-83,4818333333334</text:p>
          </table:table-cell>
          <table:table-cell table:number-columns-repeated="2"/>
        </table:table-row>
        <table:table-row table:style-name="ro1">
          <table:table-cell table:formula="of:=([G_O.D462] + [G_O1.D462] + [G_O2.D462])/3" office:value-type="float" office:value="1.1386" calcext:value-type="float">
            <text:p>1,1386</text:p>
          </table:table-cell>
          <table:table-cell table:formula="of:=([G_O.E462] + [G_O1.E462] + [G_O2.E462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G_O.D463] + [G_O1.D463] + [G_O2.D463])/3" office:value-type="float" office:value="1.14107" calcext:value-type="float">
            <text:p>1,14107</text:p>
          </table:table-cell>
          <table:table-cell table:formula="of:=([G_O.E463] + [G_O1.E463] + [G_O2.E463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G_O.D464] + [G_O1.D464] + [G_O2.D464])/3" office:value-type="float" office:value="1.14354" calcext:value-type="float">
            <text:p>1,14354</text:p>
          </table:table-cell>
          <table:table-cell table:formula="of:=([G_O.E464] + [G_O1.E464] + [G_O2.E464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G_O.D465] + [G_O1.D465] + [G_O2.D465])/3" office:value-type="float" office:value="1.14601" calcext:value-type="float">
            <text:p>1,14601</text:p>
          </table:table-cell>
          <table:table-cell table:formula="of:=([G_O.E465] + [G_O1.E465] + [G_O2.E465])/3" office:value-type="float" office:value="-79.0818333333333" calcext:value-type="float">
            <text:p>-79,0818333333333</text:p>
          </table:table-cell>
          <table:table-cell table:number-columns-repeated="2"/>
        </table:table-row>
        <table:table-row table:style-name="ro1">
          <table:table-cell table:formula="of:=([G_O.D466] + [G_O1.D466] + [G_O2.D466])/3" office:value-type="float" office:value="1.14848" calcext:value-type="float">
            <text:p>1,14848</text:p>
          </table:table-cell>
          <table:table-cell table:formula="of:=([G_O.E466] + [G_O1.E466] + [G_O2.E466])/3" office:value-type="float" office:value="-81.3485" calcext:value-type="float">
            <text:p>-81,3485</text:p>
          </table:table-cell>
          <table:table-cell table:number-columns-repeated="2"/>
        </table:table-row>
        <table:table-row table:style-name="ro1">
          <table:table-cell table:formula="of:=([G_O.D467] + [G_O1.D467] + [G_O2.D467])/3" office:value-type="float" office:value="1.15095" calcext:value-type="float">
            <text:p>1,15095</text:p>
          </table:table-cell>
          <table:table-cell table:formula="of:=([G_O.E467] + [G_O1.E467] + [G_O2.E467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468] + [G_O1.D468] + [G_O2.D468])/3" office:value-type="float" office:value="1.15342" calcext:value-type="float">
            <text:p>1,15342</text:p>
          </table:table-cell>
          <table:table-cell table:formula="of:=([G_O.E468] + [G_O1.E468] + [G_O2.E468])/3" office:value-type="float" office:value="-80.6818333333333" calcext:value-type="float">
            <text:p>-80,6818333333333</text:p>
          </table:table-cell>
          <table:table-cell table:number-columns-repeated="2"/>
        </table:table-row>
        <table:table-row table:style-name="ro1">
          <table:table-cell table:formula="of:=([G_O.D469] + [G_O1.D469] + [G_O2.D469])/3" office:value-type="float" office:value="1.15589" calcext:value-type="float">
            <text:p>1,15589</text:p>
          </table:table-cell>
          <table:table-cell table:formula="of:=([G_O.E469] + [G_O1.E469] + [G_O2.E469])/3" office:value-type="float" office:value="-80.1485" calcext:value-type="float">
            <text:p>-80,1485</text:p>
          </table:table-cell>
          <table:table-cell table:number-columns-repeated="2"/>
        </table:table-row>
        <table:table-row table:style-name="ro1">
          <table:table-cell table:formula="of:=([G_O.D470] + [G_O1.D470] + [G_O2.D470])/3" office:value-type="float" office:value="1.15836" calcext:value-type="float">
            <text:p>1,15836</text:p>
          </table:table-cell>
          <table:table-cell table:formula="of:=([G_O.E470] + [G_O1.E470] + [G_O2.E470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G_O.D471] + [G_O1.D471] + [G_O2.D471])/3" office:value-type="float" office:value="1.16083" calcext:value-type="float">
            <text:p>1,16083</text:p>
          </table:table-cell>
          <table:table-cell table:formula="of:=([G_O.E471] + [G_O1.E471] + [G_O2.E471])/3" office:value-type="float" office:value="-81.6151666666667" calcext:value-type="float">
            <text:p>-81,6151666666667</text:p>
          </table:table-cell>
          <table:table-cell table:number-columns-repeated="2"/>
        </table:table-row>
        <table:table-row table:style-name="ro1">
          <table:table-cell table:formula="of:=([G_O.D472] + [G_O1.D472] + [G_O2.D472])/3" office:value-type="float" office:value="1.1633" calcext:value-type="float">
            <text:p>1,1633</text:p>
          </table:table-cell>
          <table:table-cell table:formula="of:=([G_O.E472] + [G_O1.E472] + [G_O2.E472])/3" office:value-type="float" office:value="-78.5485" calcext:value-type="float">
            <text:p>-78,5485</text:p>
          </table:table-cell>
          <table:table-cell table:number-columns-repeated="2"/>
        </table:table-row>
        <table:table-row table:style-name="ro1">
          <table:table-cell table:formula="of:=([G_O.D473] + [G_O1.D473] + [G_O2.D473])/3" office:value-type="float" office:value="1.16577" calcext:value-type="float">
            <text:p>1,16577</text:p>
          </table:table-cell>
          <table:table-cell table:formula="of:=([G_O.E473] + [G_O1.E473] + [G_O2.E473])/3" office:value-type="float" office:value="-78.6818333333333" calcext:value-type="float">
            <text:p>-78,6818333333333</text:p>
          </table:table-cell>
          <table:table-cell table:number-columns-repeated="2"/>
        </table:table-row>
        <table:table-row table:style-name="ro1">
          <table:table-cell table:formula="of:=([G_O.D474] + [G_O1.D474] + [G_O2.D474])/3" office:value-type="float" office:value="1.16824" calcext:value-type="float">
            <text:p>1,16824</text:p>
          </table:table-cell>
          <table:table-cell table:formula="of:=([G_O.E474] + [G_O1.E474] + [G_O2.E474])/3" office:value-type="float" office:value="-83.2151666666667" calcext:value-type="float">
            <text:p>-83,2151666666667</text:p>
          </table:table-cell>
          <table:table-cell table:number-columns-repeated="2"/>
        </table:table-row>
        <table:table-row table:style-name="ro1">
          <table:table-cell table:formula="of:=([G_O.D475] + [G_O1.D475] + [G_O2.D475])/3" office:value-type="float" office:value="1.17071" calcext:value-type="float">
            <text:p>1,17071</text:p>
          </table:table-cell>
          <table:table-cell table:formula="of:=([G_O.E475] + [G_O1.E475] + [G_O2.E475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476] + [G_O1.D476] + [G_O2.D476])/3" office:value-type="float" office:value="1.17318" calcext:value-type="float">
            <text:p>1,17318</text:p>
          </table:table-cell>
          <table:table-cell table:formula="of:=([G_O.E476] + [G_O1.E476] + [G_O2.E476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G_O.D477] + [G_O1.D477] + [G_O2.D477])/3" office:value-type="float" office:value="1.17565" calcext:value-type="float">
            <text:p>1,17565</text:p>
          </table:table-cell>
          <table:table-cell table:formula="of:=([G_O.E477] + [G_O1.E477] + [G_O2.E477])/3" office:value-type="float" office:value="-84.2818333333333" calcext:value-type="float">
            <text:p>-84,2818333333333</text:p>
          </table:table-cell>
          <table:table-cell table:number-columns-repeated="2"/>
        </table:table-row>
        <table:table-row table:style-name="ro1">
          <table:table-cell table:formula="of:=([G_O.D478] + [G_O1.D478] + [G_O2.D478])/3" office:value-type="float" office:value="1.17812" calcext:value-type="float">
            <text:p>1,17812</text:p>
          </table:table-cell>
          <table:table-cell table:formula="of:=([G_O.E478] + [G_O1.E478] + [G_O2.E478])/3" office:value-type="float" office:value="-82.1485" calcext:value-type="float">
            <text:p>-82,1485</text:p>
          </table:table-cell>
          <table:table-cell table:number-columns-repeated="2"/>
        </table:table-row>
        <table:table-row table:style-name="ro1">
          <table:table-cell table:formula="of:=([G_O.D479] + [G_O1.D479] + [G_O2.D479])/3" office:value-type="float" office:value="1.18059" calcext:value-type="float">
            <text:p>1,18059</text:p>
          </table:table-cell>
          <table:table-cell table:formula="of:=([G_O.E479] + [G_O1.E479] + [G_O2.E479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G_O.D480] + [G_O1.D480] + [G_O2.D480])/3" office:value-type="float" office:value="1.18306" calcext:value-type="float">
            <text:p>1,18306</text:p>
          </table:table-cell>
          <table:table-cell table:formula="of:=([G_O.E480] + [G_O1.E480] + [G_O2.E480])/3" office:value-type="float" office:value="-85.0818333333333" calcext:value-type="float">
            <text:p>-85,0818333333333</text:p>
          </table:table-cell>
          <table:table-cell table:number-columns-repeated="2"/>
        </table:table-row>
        <table:table-row table:style-name="ro1">
          <table:table-cell table:formula="of:=([G_O.D481] + [G_O1.D481] + [G_O2.D481])/3" office:value-type="float" office:value="1.18553" calcext:value-type="float">
            <text:p>1,18553</text:p>
          </table:table-cell>
          <table:table-cell table:formula="of:=([G_O.E481] + [G_O1.E481] + [G_O2.E481])/3" office:value-type="float" office:value="-84.5485" calcext:value-type="float">
            <text:p>-84,5485</text:p>
          </table:table-cell>
          <table:table-cell table:number-columns-repeated="2"/>
        </table:table-row>
        <table:table-row table:style-name="ro1">
          <table:table-cell table:formula="of:=([G_O.D482] + [G_O1.D482] + [G_O2.D482])/3" office:value-type="float" office:value="1.188" calcext:value-type="float">
            <text:p>1,188</text:p>
          </table:table-cell>
          <table:table-cell table:formula="of:=([G_O.E482] + [G_O1.E482] + [G_O2.E482])/3" office:value-type="float" office:value="-81.6151666666667" calcext:value-type="float">
            <text:p>-81,6151666666667</text:p>
          </table:table-cell>
          <table:table-cell table:number-columns-repeated="2"/>
        </table:table-row>
        <table:table-row table:style-name="ro1">
          <table:table-cell table:formula="of:=([G_O.D483] + [G_O1.D483] + [G_O2.D483])/3" office:value-type="float" office:value="1.19047" calcext:value-type="float">
            <text:p>1,19047</text:p>
          </table:table-cell>
          <table:table-cell table:formula="of:=([G_O.E483] + [G_O1.E483] + [G_O2.E483])/3" office:value-type="float" office:value="-80.4151666666667" calcext:value-type="float">
            <text:p>-80,4151666666667</text:p>
          </table:table-cell>
          <table:table-cell table:number-columns-repeated="2"/>
        </table:table-row>
        <table:table-row table:style-name="ro1">
          <table:table-cell table:formula="of:=([G_O.D484] + [G_O1.D484] + [G_O2.D484])/3" office:value-type="float" office:value="1.19294" calcext:value-type="float">
            <text:p>1,19294</text:p>
          </table:table-cell>
          <table:table-cell table:formula="of:=([G_O.E484] + [G_O1.E484] + [G_O2.E484])/3" office:value-type="float" office:value="-78.8151666666667" calcext:value-type="float">
            <text:p>-78,8151666666667</text:p>
          </table:table-cell>
          <table:table-cell table:number-columns-repeated="2"/>
        </table:table-row>
        <table:table-row table:style-name="ro1">
          <table:table-cell table:formula="of:=([G_O.D485] + [G_O1.D485] + [G_O2.D485])/3" office:value-type="float" office:value="1.19541" calcext:value-type="float">
            <text:p>1,19541</text:p>
          </table:table-cell>
          <table:table-cell table:formula="of:=([G_O.E485] + [G_O1.E485] + [G_O2.E485])/3" office:value-type="float" office:value="-82.0151666666667" calcext:value-type="float">
            <text:p>-82,0151666666667</text:p>
          </table:table-cell>
          <table:table-cell table:number-columns-repeated="2"/>
        </table:table-row>
        <table:table-row table:style-name="ro1">
          <table:table-cell table:formula="of:=([G_O.D486] + [G_O1.D486] + [G_O2.D486])/3" office:value-type="float" office:value="1.19788" calcext:value-type="float">
            <text:p>1,19788</text:p>
          </table:table-cell>
          <table:table-cell table:formula="of:=([G_O.E486] + [G_O1.E486] + [G_O2.E486])/3" office:value-type="float" office:value="-77.6151666666667" calcext:value-type="float">
            <text:p>-77,6151666666667</text:p>
          </table:table-cell>
          <table:table-cell table:number-columns-repeated="2"/>
        </table:table-row>
        <table:table-row table:style-name="ro1">
          <table:table-cell table:formula="of:=([G_O.D487] + [G_O1.D487] + [G_O2.D487])/3" office:value-type="float" office:value="1.20035" calcext:value-type="float">
            <text:p>1,20035</text:p>
          </table:table-cell>
          <table:table-cell table:formula="of:=([G_O.E487] + [G_O1.E487] + [G_O2.E487])/3" office:value-type="float" office:value="-77.7485" calcext:value-type="float">
            <text:p>-77,7485</text:p>
          </table:table-cell>
          <table:table-cell table:number-columns-repeated="2"/>
        </table:table-row>
        <table:table-row table:style-name="ro1">
          <table:table-cell table:formula="of:=([G_O.D488] + [G_O1.D488] + [G_O2.D488])/3" office:value-type="float" office:value="1.20282" calcext:value-type="float">
            <text:p>1,20282</text:p>
          </table:table-cell>
          <table:table-cell table:formula="of:=([G_O.E488] + [G_O1.E488] + [G_O2.E488])/3" office:value-type="float" office:value="-81.0818333333333" calcext:value-type="float">
            <text:p>-81,0818333333333</text:p>
          </table:table-cell>
          <table:table-cell table:number-columns-repeated="2"/>
        </table:table-row>
        <table:table-row table:style-name="ro1">
          <table:table-cell table:formula="of:=([G_O.D489] + [G_O1.D489] + [G_O2.D489])/3" office:value-type="float" office:value="1.20529" calcext:value-type="float">
            <text:p>1,20529</text:p>
          </table:table-cell>
          <table:table-cell table:formula="of:=([G_O.E489] + [G_O1.E489] + [G_O2.E489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490] + [G_O1.D490] + [G_O2.D490])/3" office:value-type="float" office:value="1.20776" calcext:value-type="float">
            <text:p>1,20776</text:p>
          </table:table-cell>
          <table:table-cell table:formula="of:=([G_O.E490] + [G_O1.E490] + [G_O2.E490])/3" office:value-type="float" office:value="-83.7485" calcext:value-type="float">
            <text:p>-83,7485</text:p>
          </table:table-cell>
          <table:table-cell table:number-columns-repeated="2"/>
        </table:table-row>
        <table:table-row table:style-name="ro1">
          <table:table-cell table:formula="of:=([G_O.D491] + [G_O1.D491] + [G_O2.D491])/3" office:value-type="float" office:value="1.21023" calcext:value-type="float">
            <text:p>1,21023</text:p>
          </table:table-cell>
          <table:table-cell table:formula="of:=([G_O.E491] + [G_O1.E491] + [G_O2.E491])/3" office:value-type="float" office:value="-79.6151666666667" calcext:value-type="float">
            <text:p>-79,6151666666667</text:p>
          </table:table-cell>
          <table:table-cell table:number-columns-repeated="2"/>
        </table:table-row>
        <table:table-row table:style-name="ro1">
          <table:table-cell table:formula="of:=([G_O.D492] + [G_O1.D492] + [G_O2.D492])/3" office:value-type="float" office:value="1.2127" calcext:value-type="float">
            <text:p>1,2127</text:p>
          </table:table-cell>
          <table:table-cell table:formula="of:=([G_O.E492] + [G_O1.E492] + [G_O2.E492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493] + [G_O1.D493] + [G_O2.D493])/3" office:value-type="float" office:value="1.21517" calcext:value-type="float">
            <text:p>1,21517</text:p>
          </table:table-cell>
          <table:table-cell table:formula="of:=([G_O.E493] + [G_O1.E493] + [G_O2.E49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494] + [G_O1.D494] + [G_O2.D494])/3" office:value-type="float" office:value="1.21764" calcext:value-type="float">
            <text:p>1,21764</text:p>
          </table:table-cell>
          <table:table-cell table:formula="of:=([G_O.E494] + [G_O1.E494] + [G_O2.E49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495] + [G_O1.D495] + [G_O2.D495])/3" office:value-type="float" office:value="1.22011" calcext:value-type="float">
            <text:p>1,22011</text:p>
          </table:table-cell>
          <table:table-cell table:formula="of:=([G_O.E495] + [G_O1.E495] + [G_O2.E495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496] + [G_O1.D496] + [G_O2.D496])/3" office:value-type="float" office:value="1.22258" calcext:value-type="float">
            <text:p>1,22258</text:p>
          </table:table-cell>
          <table:table-cell table:formula="of:=([G_O.E496] + [G_O1.E496] + [G_O2.E496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G_O.D497] + [G_O1.D497] + [G_O2.D497])/3" office:value-type="float" office:value="1.22505" calcext:value-type="float">
            <text:p>1,22505</text:p>
          </table:table-cell>
          <table:table-cell table:formula="of:=([G_O.E497] + [G_O1.E497] + [G_O2.E497])/3" office:value-type="float" office:value="-82.2818333333333" calcext:value-type="float">
            <text:p>-82,2818333333333</text:p>
          </table:table-cell>
          <table:table-cell table:number-columns-repeated="2"/>
        </table:table-row>
        <table:table-row table:style-name="ro1">
          <table:table-cell table:formula="of:=([G_O.D498] + [G_O1.D498] + [G_O2.D498])/3" office:value-type="float" office:value="1.22752" calcext:value-type="float">
            <text:p>1,22752</text:p>
          </table:table-cell>
          <table:table-cell table:formula="of:=([G_O.E498] + [G_O1.E498] + [G_O2.E498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499] + [G_O1.D499] + [G_O2.D499])/3" office:value-type="float" office:value="1.22999" calcext:value-type="float">
            <text:p>1,22999</text:p>
          </table:table-cell>
          <table:table-cell table:formula="of:=([G_O.E499] + [G_O1.E499] + [G_O2.E499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G_O.D500] + [G_O1.D500] + [G_O2.D500])/3" office:value-type="float" office:value="1.23246" calcext:value-type="float">
            <text:p>1,23246</text:p>
          </table:table-cell>
          <table:table-cell table:formula="of:=([G_O.E500] + [G_O1.E500] + [G_O2.E500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G_O.D501] + [G_O1.D501] + [G_O2.D501])/3" office:value-type="float" office:value="1.23493" calcext:value-type="float">
            <text:p>1,23493</text:p>
          </table:table-cell>
          <table:table-cell table:formula="of:=([G_O.E501] + [G_O1.E501] + [G_O2.E501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502] + [G_O1.D502] + [G_O2.D502])/3" office:value-type="float" office:value="1.2374" calcext:value-type="float">
            <text:p>1,2374</text:p>
          </table:table-cell>
          <table:table-cell table:formula="of:=([G_O.E502] + [G_O1.E502] + [G_O2.E50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503] + [G_O1.D503] + [G_O2.D503])/3" office:value-type="float" office:value="1.23987" calcext:value-type="float">
            <text:p>1,23987</text:p>
          </table:table-cell>
          <table:table-cell table:formula="of:=([G_O.E503] + [G_O1.E503] + [G_O2.E503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504] + [G_O1.D504] + [G_O2.D504])/3" office:value-type="float" office:value="1.24234" calcext:value-type="float">
            <text:p>1,24234</text:p>
          </table:table-cell>
          <table:table-cell table:formula="of:=([G_O.E504] + [G_O1.E504] + [G_O2.E504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505] + [G_O1.D505] + [G_O2.D505])/3" office:value-type="float" office:value="1.24481" calcext:value-type="float">
            <text:p>1,24481</text:p>
          </table:table-cell>
          <table:table-cell table:formula="of:=([G_O.E505] + [G_O1.E505] + [G_O2.E50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506] + [G_O1.D506] + [G_O2.D506])/3" office:value-type="float" office:value="1.24728" calcext:value-type="float">
            <text:p>1,24728</text:p>
          </table:table-cell>
          <table:table-cell table:formula="of:=([G_O.E506] + [G_O1.E506] + [G_O2.E506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507] + [G_O1.D507] + [G_O2.D507])/3" office:value-type="float" office:value="1.24975" calcext:value-type="float">
            <text:p>1,24975</text:p>
          </table:table-cell>
          <table:table-cell table:formula="of:=([G_O.E507] + [G_O1.E507] + [G_O2.E50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508] + [G_O1.D508] + [G_O2.D508])/3" office:value-type="float" office:value="1.25222" calcext:value-type="float">
            <text:p>1,25222</text:p>
          </table:table-cell>
          <table:table-cell table:formula="of:=([G_O.E508] + [G_O1.E508] + [G_O2.E508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509] + [G_O1.D509] + [G_O2.D509])/3" office:value-type="float" office:value="1.25469" calcext:value-type="float">
            <text:p>1,25469</text:p>
          </table:table-cell>
          <table:table-cell table:formula="of:=([G_O.E509] + [G_O1.E509] + [G_O2.E509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510] + [G_O1.D510] + [G_O2.D510])/3" office:value-type="float" office:value="1.25716" calcext:value-type="float">
            <text:p>1,25716</text:p>
          </table:table-cell>
          <table:table-cell table:formula="of:=([G_O.E510] + [G_O1.E510] + [G_O2.E510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511] + [G_O1.D511] + [G_O2.D511])/3" office:value-type="float" office:value="1.25963" calcext:value-type="float">
            <text:p>1,25963</text:p>
          </table:table-cell>
          <table:table-cell table:formula="of:=([G_O.E511] + [G_O1.E511] + [G_O2.E51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512] + [G_O1.D512] + [G_O2.D512])/3" office:value-type="float" office:value="1.2621" calcext:value-type="float">
            <text:p>1,2621</text:p>
          </table:table-cell>
          <table:table-cell table:formula="of:=([G_O.E512] + [G_O1.E512] + [G_O2.E512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513] + [G_O1.D513] + [G_O2.D513])/3" office:value-type="float" office:value="1.26457" calcext:value-type="float">
            <text:p>1,26457</text:p>
          </table:table-cell>
          <table:table-cell table:formula="of:=([G_O.E513] + [G_O1.E513] + [G_O2.E51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514] + [G_O1.D514] + [G_O2.D514])/3" office:value-type="float" office:value="1.26704" calcext:value-type="float">
            <text:p>1,26704</text:p>
          </table:table-cell>
          <table:table-cell table:formula="of:=([G_O.E514] + [G_O1.E514] + [G_O2.E51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515] + [G_O1.D515] + [G_O2.D515])/3" office:value-type="float" office:value="1.26951" calcext:value-type="float">
            <text:p>1,26951</text:p>
          </table:table-cell>
          <table:table-cell table:formula="of:=([G_O.E515] + [G_O1.E515] + [G_O2.E515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516] + [G_O1.D516] + [G_O2.D516])/3" office:value-type="float" office:value="1.27198" calcext:value-type="float">
            <text:p>1,27198</text:p>
          </table:table-cell>
          <table:table-cell table:formula="of:=([G_O.E516] + [G_O1.E516] + [G_O2.E516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17] + [G_O1.D517] + [G_O2.D517])/3" office:value-type="float" office:value="1.27445" calcext:value-type="float">
            <text:p>1,27445</text:p>
          </table:table-cell>
          <table:table-cell table:formula="of:=([G_O.E517] + [G_O1.E517] + [G_O2.E517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518] + [G_O1.D518] + [G_O2.D518])/3" office:value-type="float" office:value="1.27692" calcext:value-type="float">
            <text:p>1,27692</text:p>
          </table:table-cell>
          <table:table-cell table:formula="of:=([G_O.E518] + [G_O1.E518] + [G_O2.E518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G_O.D519] + [G_O1.D519] + [G_O2.D519])/3" office:value-type="float" office:value="1.27939" calcext:value-type="float">
            <text:p>1,27939</text:p>
          </table:table-cell>
          <table:table-cell table:formula="of:=([G_O.E519] + [G_O1.E519] + [G_O2.E51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520] + [G_O1.D520] + [G_O2.D520])/3" office:value-type="float" office:value="1.28186" calcext:value-type="float">
            <text:p>1,28186</text:p>
          </table:table-cell>
          <table:table-cell table:formula="of:=([G_O.E520] + [G_O1.E520] + [G_O2.E520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521] + [G_O1.D521] + [G_O2.D521])/3" office:value-type="float" office:value="1.28433" calcext:value-type="float">
            <text:p>1,28433</text:p>
          </table:table-cell>
          <table:table-cell table:formula="of:=([G_O.E521] + [G_O1.E521] + [G_O2.E521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522] + [G_O1.D522] + [G_O2.D522])/3" office:value-type="float" office:value="1.2868" calcext:value-type="float">
            <text:p>1,2868</text:p>
          </table:table-cell>
          <table:table-cell table:formula="of:=([G_O.E522] + [G_O1.E522] + [G_O2.E52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523] + [G_O1.D523] + [G_O2.D523])/3" office:value-type="float" office:value="1.28927" calcext:value-type="float">
            <text:p>1,28927</text:p>
          </table:table-cell>
          <table:table-cell table:formula="of:=([G_O.E523] + [G_O1.E523] + [G_O2.E52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524] + [G_O1.D524] + [G_O2.D524])/3" office:value-type="float" office:value="1.29174" calcext:value-type="float">
            <text:p>1,29174</text:p>
          </table:table-cell>
          <table:table-cell table:formula="of:=([G_O.E524] + [G_O1.E524] + [G_O2.E524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525] + [G_O1.D525] + [G_O2.D525])/3" office:value-type="float" office:value="1.29421" calcext:value-type="float">
            <text:p>1,29421</text:p>
          </table:table-cell>
          <table:table-cell table:formula="of:=([G_O.E525] + [G_O1.E525] + [G_O2.E52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526] + [G_O1.D526] + [G_O2.D526])/3" office:value-type="float" office:value="1.29668" calcext:value-type="float">
            <text:p>1,29668</text:p>
          </table:table-cell>
          <table:table-cell table:formula="of:=([G_O.E526] + [G_O1.E526] + [G_O2.E526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527] + [G_O1.D527] + [G_O2.D527])/3" office:value-type="float" office:value="1.29915" calcext:value-type="float">
            <text:p>1,29915</text:p>
          </table:table-cell>
          <table:table-cell table:formula="of:=([G_O.E527] + [G_O1.E527] + [G_O2.E52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528] + [G_O1.D528] + [G_O2.D528])/3" office:value-type="float" office:value="1.30162" calcext:value-type="float">
            <text:p>1,30162</text:p>
          </table:table-cell>
          <table:table-cell table:formula="of:=([G_O.E528] + [G_O1.E528] + [G_O2.E528])/3" office:value-type="float" office:value="-84.6818333333333" calcext:value-type="float">
            <text:p>-84,6818333333333</text:p>
          </table:table-cell>
          <table:table-cell table:number-columns-repeated="2"/>
        </table:table-row>
        <table:table-row table:style-name="ro1">
          <table:table-cell table:formula="of:=([G_O.D529] + [G_O1.D529] + [G_O2.D529])/3" office:value-type="float" office:value="1.30409" calcext:value-type="float">
            <text:p>1,30409</text:p>
          </table:table-cell>
          <table:table-cell table:formula="of:=([G_O.E529] + [G_O1.E529] + [G_O2.E529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530] + [G_O1.D530] + [G_O2.D530])/3" office:value-type="float" office:value="1.30656" calcext:value-type="float">
            <text:p>1,30656</text:p>
          </table:table-cell>
          <table:table-cell table:formula="of:=([G_O.E530] + [G_O1.E530] + [G_O2.E53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31] + [G_O1.D531] + [G_O2.D531])/3" office:value-type="float" office:value="1.30903" calcext:value-type="float">
            <text:p>1,30903</text:p>
          </table:table-cell>
          <table:table-cell table:formula="of:=([G_O.E531] + [G_O1.E531] + [G_O2.E531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532] + [G_O1.D532] + [G_O2.D532])/3" office:value-type="float" office:value="1.3115" calcext:value-type="float">
            <text:p>1,3115</text:p>
          </table:table-cell>
          <table:table-cell table:formula="of:=([G_O.E532] + [G_O1.E532] + [G_O2.E532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533] + [G_O1.D533] + [G_O2.D533])/3" office:value-type="float" office:value="1.31397" calcext:value-type="float">
            <text:p>1,31397</text:p>
          </table:table-cell>
          <table:table-cell table:formula="of:=([G_O.E533] + [G_O1.E533] + [G_O2.E533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534] + [G_O1.D534] + [G_O2.D534])/3" office:value-type="float" office:value="1.31644" calcext:value-type="float">
            <text:p>1,31644</text:p>
          </table:table-cell>
          <table:table-cell table:formula="of:=([G_O.E534] + [G_O1.E534] + [G_O2.E534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35] + [G_O1.D535] + [G_O2.D535])/3" office:value-type="float" office:value="1.31891" calcext:value-type="float">
            <text:p>1,31891</text:p>
          </table:table-cell>
          <table:table-cell table:formula="of:=([G_O.E535] + [G_O1.E535] + [G_O2.E53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536] + [G_O1.D536] + [G_O2.D536])/3" office:value-type="float" office:value="1.32138" calcext:value-type="float">
            <text:p>1,32138</text:p>
          </table:table-cell>
          <table:table-cell table:formula="of:=([G_O.E536] + [G_O1.E536] + [G_O2.E536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537] + [G_O1.D537] + [G_O2.D537])/3" office:value-type="float" office:value="1.32385" calcext:value-type="float">
            <text:p>1,32385</text:p>
          </table:table-cell>
          <table:table-cell table:formula="of:=([G_O.E537] + [G_O1.E537] + [G_O2.E53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538] + [G_O1.D538] + [G_O2.D538])/3" office:value-type="float" office:value="1.32632" calcext:value-type="float">
            <text:p>1,32632</text:p>
          </table:table-cell>
          <table:table-cell table:formula="of:=([G_O.E538] + [G_O1.E538] + [G_O2.E538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G_O.D539] + [G_O1.D539] + [G_O2.D539])/3" office:value-type="float" office:value="1.32879" calcext:value-type="float">
            <text:p>1,32879</text:p>
          </table:table-cell>
          <table:table-cell table:formula="of:=([G_O.E539] + [G_O1.E539] + [G_O2.E539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540] + [G_O1.D540] + [G_O2.D540])/3" office:value-type="float" office:value="1.33126" calcext:value-type="float">
            <text:p>1,33126</text:p>
          </table:table-cell>
          <table:table-cell table:formula="of:=([G_O.E540] + [G_O1.E540] + [G_O2.E540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541] + [G_O1.D541] + [G_O2.D541])/3" office:value-type="float" office:value="1.33373" calcext:value-type="float">
            <text:p>1,33373</text:p>
          </table:table-cell>
          <table:table-cell table:formula="of:=([G_O.E541] + [G_O1.E541] + [G_O2.E541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542] + [G_O1.D542] + [G_O2.D542])/3" office:value-type="float" office:value="1.3362" calcext:value-type="float">
            <text:p>1,3362</text:p>
          </table:table-cell>
          <table:table-cell table:formula="of:=([G_O.E542] + [G_O1.E542] + [G_O2.E54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543] + [G_O1.D543] + [G_O2.D543])/3" office:value-type="float" office:value="1.33867" calcext:value-type="float">
            <text:p>1,33867</text:p>
          </table:table-cell>
          <table:table-cell table:formula="of:=([G_O.E543] + [G_O1.E543] + [G_O2.E543])/3" office:value-type="float" office:value="-88.0151666666666" calcext:value-type="float">
            <text:p>-88,0151666666666</text:p>
          </table:table-cell>
          <table:table-cell table:number-columns-repeated="2"/>
        </table:table-row>
        <table:table-row table:style-name="ro1">
          <table:table-cell table:formula="of:=([G_O.D544] + [G_O1.D544] + [G_O2.D544])/3" office:value-type="float" office:value="1.34114" calcext:value-type="float">
            <text:p>1,34114</text:p>
          </table:table-cell>
          <table:table-cell table:formula="of:=([G_O.E544] + [G_O1.E544] + [G_O2.E54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545] + [G_O1.D545] + [G_O2.D545])/3" office:value-type="float" office:value="1.34361" calcext:value-type="float">
            <text:p>1,34361</text:p>
          </table:table-cell>
          <table:table-cell table:formula="of:=([G_O.E545] + [G_O1.E545] + [G_O2.E545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546] + [G_O1.D546] + [G_O2.D546])/3" office:value-type="float" office:value="1.34608" calcext:value-type="float">
            <text:p>1,34608</text:p>
          </table:table-cell>
          <table:table-cell table:formula="of:=([G_O.E546] + [G_O1.E546] + [G_O2.E546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547] + [G_O1.D547] + [G_O2.D547])/3" office:value-type="float" office:value="1.34855" calcext:value-type="float">
            <text:p>1,34855</text:p>
          </table:table-cell>
          <table:table-cell table:formula="of:=([G_O.E547] + [G_O1.E547] + [G_O2.E547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548] + [G_O1.D548] + [G_O2.D548])/3" office:value-type="float" office:value="1.35102" calcext:value-type="float">
            <text:p>1,35102</text:p>
          </table:table-cell>
          <table:table-cell table:formula="of:=([G_O.E548] + [G_O1.E548] + [G_O2.E548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549] + [G_O1.D549] + [G_O2.D549])/3" office:value-type="float" office:value="1.35349" calcext:value-type="float">
            <text:p>1,35349</text:p>
          </table:table-cell>
          <table:table-cell table:formula="of:=([G_O.E549] + [G_O1.E549] + [G_O2.E549])/3" office:value-type="float" office:value="-85.6151666666667" calcext:value-type="float">
            <text:p>-85,6151666666667</text:p>
          </table:table-cell>
          <table:table-cell table:number-columns-repeated="2"/>
        </table:table-row>
        <table:table-row table:style-name="ro1">
          <table:table-cell table:formula="of:=([G_O.D550] + [G_O1.D550] + [G_O2.D550])/3" office:value-type="float" office:value="1.35596" calcext:value-type="float">
            <text:p>1,35596</text:p>
          </table:table-cell>
          <table:table-cell table:formula="of:=([G_O.E550] + [G_O1.E550] + [G_O2.E550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551] + [G_O1.D551] + [G_O2.D551])/3" office:value-type="float" office:value="1.35843" calcext:value-type="float">
            <text:p>1,35843</text:p>
          </table:table-cell>
          <table:table-cell table:formula="of:=([G_O.E551] + [G_O1.E551] + [G_O2.E551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552] + [G_O1.D552] + [G_O2.D552])/3" office:value-type="float" office:value="1.3609" calcext:value-type="float">
            <text:p>1,3609</text:p>
          </table:table-cell>
          <table:table-cell table:formula="of:=([G_O.E552] + [G_O1.E552] + [G_O2.E552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553] + [G_O1.D553] + [G_O2.D553])/3" office:value-type="float" office:value="1.36337" calcext:value-type="float">
            <text:p>1,36337</text:p>
          </table:table-cell>
          <table:table-cell table:formula="of:=([G_O.E553] + [G_O1.E553] + [G_O2.E553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554] + [G_O1.D554] + [G_O2.D554])/3" office:value-type="float" office:value="1.36584" calcext:value-type="float">
            <text:p>1,36584</text:p>
          </table:table-cell>
          <table:table-cell table:formula="of:=([G_O.E554] + [G_O1.E554] + [G_O2.E55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555] + [G_O1.D555] + [G_O2.D555])/3" office:value-type="float" office:value="1.36831" calcext:value-type="float">
            <text:p>1,36831</text:p>
          </table:table-cell>
          <table:table-cell table:formula="of:=([G_O.E555] + [G_O1.E555] + [G_O2.E555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556] + [G_O1.D556] + [G_O2.D556])/3" office:value-type="float" office:value="1.37078" calcext:value-type="float">
            <text:p>1,37078</text:p>
          </table:table-cell>
          <table:table-cell table:formula="of:=([G_O.E556] + [G_O1.E556] + [G_O2.E556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557] + [G_O1.D557] + [G_O2.D557])/3" office:value-type="float" office:value="1.37325" calcext:value-type="float">
            <text:p>1,37325</text:p>
          </table:table-cell>
          <table:table-cell table:formula="of:=([G_O.E557] + [G_O1.E557] + [G_O2.E557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558] + [G_O1.D558] + [G_O2.D558])/3" office:value-type="float" office:value="1.37572" calcext:value-type="float">
            <text:p>1,37572</text:p>
          </table:table-cell>
          <table:table-cell table:formula="of:=([G_O.E558] + [G_O1.E558] + [G_O2.E558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559] + [G_O1.D559] + [G_O2.D559])/3" office:value-type="float" office:value="1.37819" calcext:value-type="float">
            <text:p>1,37819</text:p>
          </table:table-cell>
          <table:table-cell table:formula="of:=([G_O.E559] + [G_O1.E559] + [G_O2.E559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560] + [G_O1.D560] + [G_O2.D560])/3" office:value-type="float" office:value="1.38066" calcext:value-type="float">
            <text:p>1,38066</text:p>
          </table:table-cell>
          <table:table-cell table:formula="of:=([G_O.E560] + [G_O1.E560] + [G_O2.E560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561] + [G_O1.D561] + [G_O2.D561])/3" office:value-type="float" office:value="1.38313" calcext:value-type="float">
            <text:p>1,38313</text:p>
          </table:table-cell>
          <table:table-cell table:formula="of:=([G_O.E561] + [G_O1.E561] + [G_O2.E561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562] + [G_O1.D562] + [G_O2.D562])/3" office:value-type="float" office:value="1.3856" calcext:value-type="float">
            <text:p>1,3856</text:p>
          </table:table-cell>
          <table:table-cell table:formula="of:=([G_O.E562] + [G_O1.E562] + [G_O2.E562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G_O.D563] + [G_O1.D563] + [G_O2.D563])/3" office:value-type="float" office:value="1.38807" calcext:value-type="float">
            <text:p>1,38807</text:p>
          </table:table-cell>
          <table:table-cell table:formula="of:=([G_O.E563] + [G_O1.E563] + [G_O2.E563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564] + [G_O1.D564] + [G_O2.D564])/3" office:value-type="float" office:value="1.39054" calcext:value-type="float">
            <text:p>1,39054</text:p>
          </table:table-cell>
          <table:table-cell table:formula="of:=([G_O.E564] + [G_O1.E564] + [G_O2.E564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565] + [G_O1.D565] + [G_O2.D565])/3" office:value-type="float" office:value="1.39301" calcext:value-type="float">
            <text:p>1,39301</text:p>
          </table:table-cell>
          <table:table-cell table:formula="of:=([G_O.E565] + [G_O1.E565] + [G_O2.E56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566] + [G_O1.D566] + [G_O2.D566])/3" office:value-type="float" office:value="1.39548" calcext:value-type="float">
            <text:p>1,39548</text:p>
          </table:table-cell>
          <table:table-cell table:formula="of:=([G_O.E566] + [G_O1.E566] + [G_O2.E566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567] + [G_O1.D567] + [G_O2.D567])/3" office:value-type="float" office:value="1.39795" calcext:value-type="float">
            <text:p>1,39795</text:p>
          </table:table-cell>
          <table:table-cell table:formula="of:=([G_O.E567] + [G_O1.E567] + [G_O2.E567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568] + [G_O1.D568] + [G_O2.D568])/3" office:value-type="float" office:value="1.40042" calcext:value-type="float">
            <text:p>1,40042</text:p>
          </table:table-cell>
          <table:table-cell table:formula="of:=([G_O.E568] + [G_O1.E568] + [G_O2.E568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569] + [G_O1.D569] + [G_O2.D569])/3" office:value-type="float" office:value="1.40289" calcext:value-type="float">
            <text:p>1,40289</text:p>
          </table:table-cell>
          <table:table-cell table:formula="of:=([G_O.E569] + [G_O1.E569] + [G_O2.E56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570] + [G_O1.D570] + [G_O2.D570])/3" office:value-type="float" office:value="1.40536" calcext:value-type="float">
            <text:p>1,40536</text:p>
          </table:table-cell>
          <table:table-cell table:formula="of:=([G_O.E570] + [G_O1.E570] + [G_O2.E57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71] + [G_O1.D571] + [G_O2.D571])/3" office:value-type="float" office:value="1.40783" calcext:value-type="float">
            <text:p>1,40783</text:p>
          </table:table-cell>
          <table:table-cell table:formula="of:=([G_O.E571] + [G_O1.E571] + [G_O2.E571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572] + [G_O1.D572] + [G_O2.D572])/3" office:value-type="float" office:value="1.4103" calcext:value-type="float">
            <text:p>1,4103</text:p>
          </table:table-cell>
          <table:table-cell table:formula="of:=([G_O.E572] + [G_O1.E572] + [G_O2.E572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573] + [G_O1.D573] + [G_O2.D573])/3" office:value-type="float" office:value="1.41277" calcext:value-type="float">
            <text:p>1,41277</text:p>
          </table:table-cell>
          <table:table-cell table:formula="of:=([G_O.E573] + [G_O1.E573] + [G_O2.E573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574] + [G_O1.D574] + [G_O2.D574])/3" office:value-type="float" office:value="1.41524" calcext:value-type="float">
            <text:p>1,41524</text:p>
          </table:table-cell>
          <table:table-cell table:formula="of:=([G_O.E574] + [G_O1.E574] + [G_O2.E57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575] + [G_O1.D575] + [G_O2.D575])/3" office:value-type="float" office:value="1.41771" calcext:value-type="float">
            <text:p>1,41771</text:p>
          </table:table-cell>
          <table:table-cell table:formula="of:=([G_O.E575] + [G_O1.E575] + [G_O2.E575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576] + [G_O1.D576] + [G_O2.D576])/3" office:value-type="float" office:value="1.42018" calcext:value-type="float">
            <text:p>1,42018</text:p>
          </table:table-cell>
          <table:table-cell table:formula="of:=([G_O.E576] + [G_O1.E576] + [G_O2.E576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577] + [G_O1.D577] + [G_O2.D577])/3" office:value-type="float" office:value="1.42265" calcext:value-type="float">
            <text:p>1,42265</text:p>
          </table:table-cell>
          <table:table-cell table:formula="of:=([G_O.E577] + [G_O1.E577] + [G_O2.E577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578] + [G_O1.D578] + [G_O2.D578])/3" office:value-type="float" office:value="1.42512" calcext:value-type="float">
            <text:p>1,42512</text:p>
          </table:table-cell>
          <table:table-cell table:formula="of:=([G_O.E578] + [G_O1.E578] + [G_O2.E57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579] + [G_O1.D579] + [G_O2.D579])/3" office:value-type="float" office:value="1.42759" calcext:value-type="float">
            <text:p>1,42759</text:p>
          </table:table-cell>
          <table:table-cell table:formula="of:=([G_O.E579] + [G_O1.E579] + [G_O2.E579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580] + [G_O1.D580] + [G_O2.D580])/3" office:value-type="float" office:value="1.43006" calcext:value-type="float">
            <text:p>1,43006</text:p>
          </table:table-cell>
          <table:table-cell table:formula="of:=([G_O.E580] + [G_O1.E580] + [G_O2.E580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581] + [G_O1.D581] + [G_O2.D581])/3" office:value-type="float" office:value="1.43253" calcext:value-type="float">
            <text:p>1,43253</text:p>
          </table:table-cell>
          <table:table-cell table:formula="of:=([G_O.E581] + [G_O1.E581] + [G_O2.E581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582] + [G_O1.D582] + [G_O2.D582])/3" office:value-type="float" office:value="1.435" calcext:value-type="float">
            <text:p>1,435</text:p>
          </table:table-cell>
          <table:table-cell table:formula="of:=([G_O.E582] + [G_O1.E582] + [G_O2.E58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583] + [G_O1.D583] + [G_O2.D583])/3" office:value-type="float" office:value="1.43747" calcext:value-type="float">
            <text:p>1,43747</text:p>
          </table:table-cell>
          <table:table-cell table:formula="of:=([G_O.E583] + [G_O1.E583] + [G_O2.E583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G_O.D584] + [G_O1.D584] + [G_O2.D584])/3" office:value-type="float" office:value="1.43994" calcext:value-type="float">
            <text:p>1,43994</text:p>
          </table:table-cell>
          <table:table-cell table:formula="of:=([G_O.E584] + [G_O1.E584] + [G_O2.E584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585] + [G_O1.D585] + [G_O2.D585])/3" office:value-type="float" office:value="1.44241" calcext:value-type="float">
            <text:p>1,44241</text:p>
          </table:table-cell>
          <table:table-cell table:formula="of:=([G_O.E585] + [G_O1.E585] + [G_O2.E58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586] + [G_O1.D586] + [G_O2.D586])/3" office:value-type="float" office:value="1.44488" calcext:value-type="float">
            <text:p>1,44488</text:p>
          </table:table-cell>
          <table:table-cell table:formula="of:=([G_O.E586] + [G_O1.E586] + [G_O2.E586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G_O.D587] + [G_O1.D587] + [G_O2.D587])/3" office:value-type="float" office:value="1.44735" calcext:value-type="float">
            <text:p>1,44735</text:p>
          </table:table-cell>
          <table:table-cell table:formula="of:=([G_O.E587] + [G_O1.E587] + [G_O2.E58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588] + [G_O1.D588] + [G_O2.D588])/3" office:value-type="float" office:value="1.44982" calcext:value-type="float">
            <text:p>1,44982</text:p>
          </table:table-cell>
          <table:table-cell table:formula="of:=([G_O.E588] + [G_O1.E588] + [G_O2.E588])/3" office:value-type="float" office:value="-89.8818333333334" calcext:value-type="float">
            <text:p>-89,8818333333334</text:p>
          </table:table-cell>
          <table:table-cell table:number-columns-repeated="2"/>
        </table:table-row>
        <table:table-row table:style-name="ro1">
          <table:table-cell table:formula="of:=([G_O.D589] + [G_O1.D589] + [G_O2.D589])/3" office:value-type="float" office:value="1.45229" calcext:value-type="float">
            <text:p>1,45229</text:p>
          </table:table-cell>
          <table:table-cell table:formula="of:=([G_O.E589] + [G_O1.E589] + [G_O2.E58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590] + [G_O1.D590] + [G_O2.D590])/3" office:value-type="float" office:value="1.45476" calcext:value-type="float">
            <text:p>1,45476</text:p>
          </table:table-cell>
          <table:table-cell table:formula="of:=([G_O.E590] + [G_O1.E590] + [G_O2.E590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591] + [G_O1.D591] + [G_O2.D591])/3" office:value-type="float" office:value="1.45723" calcext:value-type="float">
            <text:p>1,45723</text:p>
          </table:table-cell>
          <table:table-cell table:formula="of:=([G_O.E591] + [G_O1.E591] + [G_O2.E591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592] + [G_O1.D592] + [G_O2.D592])/3" office:value-type="float" office:value="1.4597" calcext:value-type="float">
            <text:p>1,4597</text:p>
          </table:table-cell>
          <table:table-cell table:formula="of:=([G_O.E592] + [G_O1.E592] + [G_O2.E592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593] + [G_O1.D593] + [G_O2.D593])/3" office:value-type="float" office:value="1.46217" calcext:value-type="float">
            <text:p>1,46217</text:p>
          </table:table-cell>
          <table:table-cell table:formula="of:=([G_O.E593] + [G_O1.E593] + [G_O2.E593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594] + [G_O1.D594] + [G_O2.D594])/3" office:value-type="float" office:value="1.46464" calcext:value-type="float">
            <text:p>1,46464</text:p>
          </table:table-cell>
          <table:table-cell table:formula="of:=([G_O.E594] + [G_O1.E594] + [G_O2.E594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595] + [G_O1.D595] + [G_O2.D595])/3" office:value-type="float" office:value="1.46711" calcext:value-type="float">
            <text:p>1,46711</text:p>
          </table:table-cell>
          <table:table-cell table:formula="of:=([G_O.E595] + [G_O1.E595] + [G_O2.E59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596] + [G_O1.D596] + [G_O2.D596])/3" office:value-type="float" office:value="1.46958" calcext:value-type="float">
            <text:p>1,46958</text:p>
          </table:table-cell>
          <table:table-cell table:formula="of:=([G_O.E596] + [G_O1.E596] + [G_O2.E596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G_O.D597] + [G_O1.D597] + [G_O2.D597])/3" office:value-type="float" office:value="1.47205" calcext:value-type="float">
            <text:p>1,47205</text:p>
          </table:table-cell>
          <table:table-cell table:formula="of:=([G_O.E597] + [G_O1.E597] + [G_O2.E597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598] + [G_O1.D598] + [G_O2.D598])/3" office:value-type="float" office:value="1.47452" calcext:value-type="float">
            <text:p>1,47452</text:p>
          </table:table-cell>
          <table:table-cell table:formula="of:=([G_O.E598] + [G_O1.E598] + [G_O2.E598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599] + [G_O1.D599] + [G_O2.D599])/3" office:value-type="float" office:value="1.47699" calcext:value-type="float">
            <text:p>1,47699</text:p>
          </table:table-cell>
          <table:table-cell table:formula="of:=([G_O.E599] + [G_O1.E599] + [G_O2.E59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600] + [G_O1.D600] + [G_O2.D600])/3" office:value-type="float" office:value="1.47946" calcext:value-type="float">
            <text:p>1,47946</text:p>
          </table:table-cell>
          <table:table-cell table:formula="of:=([G_O.E600] + [G_O1.E600] + [G_O2.E600])/3" office:value-type="float" office:value="-85.3485" calcext:value-type="float">
            <text:p>-85,3485</text:p>
          </table:table-cell>
          <table:table-cell table:number-columns-repeated="2"/>
        </table:table-row>
        <table:table-row table:style-name="ro1">
          <table:table-cell table:formula="of:=([G_O.D601] + [G_O1.D601] + [G_O2.D601])/3" office:value-type="float" office:value="1.48193" calcext:value-type="float">
            <text:p>1,48193</text:p>
          </table:table-cell>
          <table:table-cell table:formula="of:=([G_O.E601] + [G_O1.E601] + [G_O2.E601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602] + [G_O1.D602] + [G_O2.D602])/3" office:value-type="float" office:value="1.4844" calcext:value-type="float">
            <text:p>1,4844</text:p>
          </table:table-cell>
          <table:table-cell table:formula="of:=([G_O.E602] + [G_O1.E602] + [G_O2.E60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603] + [G_O1.D603] + [G_O2.D603])/3" office:value-type="float" office:value="1.48687" calcext:value-type="float">
            <text:p>1,48687</text:p>
          </table:table-cell>
          <table:table-cell table:formula="of:=([G_O.E603] + [G_O1.E603] + [G_O2.E603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604] + [G_O1.D604] + [G_O2.D604])/3" office:value-type="float" office:value="1.48934" calcext:value-type="float">
            <text:p>1,48934</text:p>
          </table:table-cell>
          <table:table-cell table:formula="of:=([G_O.E604] + [G_O1.E604] + [G_O2.E604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605] + [G_O1.D605] + [G_O2.D605])/3" office:value-type="float" office:value="1.49181" calcext:value-type="float">
            <text:p>1,49181</text:p>
          </table:table-cell>
          <table:table-cell table:formula="of:=([G_O.E605] + [G_O1.E605] + [G_O2.E605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606] + [G_O1.D606] + [G_O2.D606])/3" office:value-type="float" office:value="1.49428" calcext:value-type="float">
            <text:p>1,49428</text:p>
          </table:table-cell>
          <table:table-cell table:formula="of:=([G_O.E606] + [G_O1.E606] + [G_O2.E60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607] + [G_O1.D607] + [G_O2.D607])/3" office:value-type="float" office:value="1.49675" calcext:value-type="float">
            <text:p>1,49675</text:p>
          </table:table-cell>
          <table:table-cell table:formula="of:=([G_O.E607] + [G_O1.E607] + [G_O2.E607])/3" office:value-type="float" office:value="-85.2151666666667" calcext:value-type="float">
            <text:p>-85,2151666666667</text:p>
          </table:table-cell>
          <table:table-cell table:number-columns-repeated="2"/>
        </table:table-row>
        <table:table-row table:style-name="ro1">
          <table:table-cell table:formula="of:=([G_O.D608] + [G_O1.D608] + [G_O2.D608])/3" office:value-type="float" office:value="1.49922" calcext:value-type="float">
            <text:p>1,49922</text:p>
          </table:table-cell>
          <table:table-cell table:formula="of:=([G_O.E608] + [G_O1.E608] + [G_O2.E608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609] + [G_O1.D609] + [G_O2.D609])/3" office:value-type="float" office:value="1.50169" calcext:value-type="float">
            <text:p>1,50169</text:p>
          </table:table-cell>
          <table:table-cell table:formula="of:=([G_O.E609] + [G_O1.E609] + [G_O2.E609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G_O.D610] + [G_O1.D610] + [G_O2.D610])/3" office:value-type="float" office:value="1.50416" calcext:value-type="float">
            <text:p>1,50416</text:p>
          </table:table-cell>
          <table:table-cell table:formula="of:=([G_O.E610] + [G_O1.E610] + [G_O2.E610])/3" office:value-type="float" office:value="-94.1485" calcext:value-type="float">
            <text:p>-94,1485</text:p>
          </table:table-cell>
          <table:table-cell table:number-columns-repeated="2"/>
        </table:table-row>
        <table:table-row table:style-name="ro1">
          <table:table-cell table:formula="of:=([G_O.D611] + [G_O1.D611] + [G_O2.D611])/3" office:value-type="float" office:value="1.50663" calcext:value-type="float">
            <text:p>1,50663</text:p>
          </table:table-cell>
          <table:table-cell table:formula="of:=([G_O.E611] + [G_O1.E611] + [G_O2.E611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612] + [G_O1.D612] + [G_O2.D612])/3" office:value-type="float" office:value="1.5091" calcext:value-type="float">
            <text:p>1,5091</text:p>
          </table:table-cell>
          <table:table-cell table:formula="of:=([G_O.E612] + [G_O1.E612] + [G_O2.E61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613] + [G_O1.D613] + [G_O2.D613])/3" office:value-type="float" office:value="1.51157" calcext:value-type="float">
            <text:p>1,51157</text:p>
          </table:table-cell>
          <table:table-cell table:formula="of:=([G_O.E613] + [G_O1.E613] + [G_O2.E613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614] + [G_O1.D614] + [G_O2.D614])/3" office:value-type="float" office:value="1.51404" calcext:value-type="float">
            <text:p>1,51404</text:p>
          </table:table-cell>
          <table:table-cell table:formula="of:=([G_O.E614] + [G_O1.E614] + [G_O2.E61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615] + [G_O1.D615] + [G_O2.D615])/3" office:value-type="float" office:value="1.51651" calcext:value-type="float">
            <text:p>1,51651</text:p>
          </table:table-cell>
          <table:table-cell table:formula="of:=([G_O.E615] + [G_O1.E615] + [G_O2.E61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616] + [G_O1.D616] + [G_O2.D616])/3" office:value-type="float" office:value="1.51898" calcext:value-type="float">
            <text:p>1,51898</text:p>
          </table:table-cell>
          <table:table-cell table:formula="of:=([G_O.E616] + [G_O1.E616] + [G_O2.E616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617] + [G_O1.D617] + [G_O2.D617])/3" office:value-type="float" office:value="1.52145" calcext:value-type="float">
            <text:p>1,52145</text:p>
          </table:table-cell>
          <table:table-cell table:formula="of:=([G_O.E617] + [G_O1.E617] + [G_O2.E61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618] + [G_O1.D618] + [G_O2.D618])/3" office:value-type="float" office:value="1.52392" calcext:value-type="float">
            <text:p>1,52392</text:p>
          </table:table-cell>
          <table:table-cell table:formula="of:=([G_O.E618] + [G_O1.E618] + [G_O2.E618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619] + [G_O1.D619] + [G_O2.D619])/3" office:value-type="float" office:value="1.52639" calcext:value-type="float">
            <text:p>1,52639</text:p>
          </table:table-cell>
          <table:table-cell table:formula="of:=([G_O.E619] + [G_O1.E619] + [G_O2.E61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620] + [G_O1.D620] + [G_O2.D620])/3" office:value-type="float" office:value="1.52886" calcext:value-type="float">
            <text:p>1,52886</text:p>
          </table:table-cell>
          <table:table-cell table:formula="of:=([G_O.E620] + [G_O1.E620] + [G_O2.E620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621] + [G_O1.D621] + [G_O2.D621])/3" office:value-type="float" office:value="1.53133" calcext:value-type="float">
            <text:p>1,53133</text:p>
          </table:table-cell>
          <table:table-cell table:formula="of:=([G_O.E621] + [G_O1.E621] + [G_O2.E621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622] + [G_O1.D622] + [G_O2.D622])/3" office:value-type="float" office:value="1.5338" calcext:value-type="float">
            <text:p>1,5338</text:p>
          </table:table-cell>
          <table:table-cell table:formula="of:=([G_O.E622] + [G_O1.E622] + [G_O2.E622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623] + [G_O1.D623] + [G_O2.D623])/3" office:value-type="float" office:value="1.53627" calcext:value-type="float">
            <text:p>1,53627</text:p>
          </table:table-cell>
          <table:table-cell table:formula="of:=([G_O.E623] + [G_O1.E623] + [G_O2.E623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624] + [G_O1.D624] + [G_O2.D624])/3" office:value-type="float" office:value="1.53874" calcext:value-type="float">
            <text:p>1,53874</text:p>
          </table:table-cell>
          <table:table-cell table:formula="of:=([G_O.E624] + [G_O1.E624] + [G_O2.E624])/3" office:value-type="float" office:value="-82.6818333333334" calcext:value-type="float">
            <text:p>-82,6818333333334</text:p>
          </table:table-cell>
          <table:table-cell table:number-columns-repeated="2"/>
        </table:table-row>
        <table:table-row table:style-name="ro1">
          <table:table-cell table:formula="of:=([G_O.D625] + [G_O1.D625] + [G_O2.D625])/3" office:value-type="float" office:value="1.54121" calcext:value-type="float">
            <text:p>1,54121</text:p>
          </table:table-cell>
          <table:table-cell table:formula="of:=([G_O.E625] + [G_O1.E625] + [G_O2.E625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626] + [G_O1.D626] + [G_O2.D626])/3" office:value-type="float" office:value="1.54368" calcext:value-type="float">
            <text:p>1,54368</text:p>
          </table:table-cell>
          <table:table-cell table:formula="of:=([G_O.E626] + [G_O1.E626] + [G_O2.E626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627] + [G_O1.D627] + [G_O2.D627])/3" office:value-type="float" office:value="1.54615" calcext:value-type="float">
            <text:p>1,54615</text:p>
          </table:table-cell>
          <table:table-cell table:formula="of:=([G_O.E627] + [G_O1.E627] + [G_O2.E62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628] + [G_O1.D628] + [G_O2.D628])/3" office:value-type="float" office:value="1.54862" calcext:value-type="float">
            <text:p>1,54862</text:p>
          </table:table-cell>
          <table:table-cell table:formula="of:=([G_O.E628] + [G_O1.E628] + [G_O2.E628])/3" office:value-type="float" office:value="-84.8151666666667" calcext:value-type="float">
            <text:p>-84,8151666666667</text:p>
          </table:table-cell>
          <table:table-cell table:number-columns-repeated="2"/>
        </table:table-row>
        <table:table-row table:style-name="ro1">
          <table:table-cell table:formula="of:=([G_O.D629] + [G_O1.D629] + [G_O2.D629])/3" office:value-type="float" office:value="1.55109" calcext:value-type="float">
            <text:p>1,55109</text:p>
          </table:table-cell>
          <table:table-cell table:formula="of:=([G_O.E629] + [G_O1.E629] + [G_O2.E629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630] + [G_O1.D630] + [G_O2.D630])/3" office:value-type="float" office:value="1.55356" calcext:value-type="float">
            <text:p>1,55356</text:p>
          </table:table-cell>
          <table:table-cell table:formula="of:=([G_O.E630] + [G_O1.E630] + [G_O2.E63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631] + [G_O1.D631] + [G_O2.D631])/3" office:value-type="float" office:value="1.55603" calcext:value-type="float">
            <text:p>1,55603</text:p>
          </table:table-cell>
          <table:table-cell table:formula="of:=([G_O.E631] + [G_O1.E631] + [G_O2.E631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632] + [G_O1.D632] + [G_O2.D632])/3" office:value-type="float" office:value="1.5585" calcext:value-type="float">
            <text:p>1,5585</text:p>
          </table:table-cell>
          <table:table-cell table:formula="of:=([G_O.E632] + [G_O1.E632] + [G_O2.E632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633] + [G_O1.D633] + [G_O2.D633])/3" office:value-type="float" office:value="1.56097" calcext:value-type="float">
            <text:p>1,56097</text:p>
          </table:table-cell>
          <table:table-cell table:formula="of:=([G_O.E633] + [G_O1.E633] + [G_O2.E633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634] + [G_O1.D634] + [G_O2.D634])/3" office:value-type="float" office:value="1.56344" calcext:value-type="float">
            <text:p>1,56344</text:p>
          </table:table-cell>
          <table:table-cell table:formula="of:=([G_O.E634] + [G_O1.E634] + [G_O2.E63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635] + [G_O1.D635] + [G_O2.D635])/3" office:value-type="float" office:value="1.56591" calcext:value-type="float">
            <text:p>1,56591</text:p>
          </table:table-cell>
          <table:table-cell table:formula="of:=([G_O.E635] + [G_O1.E635] + [G_O2.E635])/3" office:value-type="float" office:value="-82.9485" calcext:value-type="float">
            <text:p>-82,9485</text:p>
          </table:table-cell>
          <table:table-cell table:number-columns-repeated="2"/>
        </table:table-row>
        <table:table-row table:style-name="ro1">
          <table:table-cell table:formula="of:=([G_O.D636] + [G_O1.D636] + [G_O2.D636])/3" office:value-type="float" office:value="1.56838" calcext:value-type="float">
            <text:p>1,56838</text:p>
          </table:table-cell>
          <table:table-cell table:formula="of:=([G_O.E636] + [G_O1.E636] + [G_O2.E636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G_O.D637] + [G_O1.D637] + [G_O2.D637])/3" office:value-type="float" office:value="1.57085" calcext:value-type="float">
            <text:p>1,57085</text:p>
          </table:table-cell>
          <table:table-cell table:formula="of:=([G_O.E637] + [G_O1.E637] + [G_O2.E637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638] + [G_O1.D638] + [G_O2.D638])/3" office:value-type="float" office:value="1.57332" calcext:value-type="float">
            <text:p>1,57332</text:p>
          </table:table-cell>
          <table:table-cell table:formula="of:=([G_O.E638] + [G_O1.E638] + [G_O2.E638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639] + [G_O1.D639] + [G_O2.D639])/3" office:value-type="float" office:value="1.57579" calcext:value-type="float">
            <text:p>1,57579</text:p>
          </table:table-cell>
          <table:table-cell table:formula="of:=([G_O.E639] + [G_O1.E639] + [G_O2.E639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640] + [G_O1.D640] + [G_O2.D640])/3" office:value-type="float" office:value="1.57826" calcext:value-type="float">
            <text:p>1,57826</text:p>
          </table:table-cell>
          <table:table-cell table:formula="of:=([G_O.E640] + [G_O1.E640] + [G_O2.E640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641] + [G_O1.D641] + [G_O2.D641])/3" office:value-type="float" office:value="1.58073" calcext:value-type="float">
            <text:p>1,58073</text:p>
          </table:table-cell>
          <table:table-cell table:formula="of:=([G_O.E641] + [G_O1.E641] + [G_O2.E641])/3" office:value-type="float" office:value="-83.8818333333333" calcext:value-type="float">
            <text:p>-83,8818333333333</text:p>
          </table:table-cell>
          <table:table-cell table:number-columns-repeated="2"/>
        </table:table-row>
        <table:table-row table:style-name="ro1">
          <table:table-cell table:formula="of:=([G_O.D642] + [G_O1.D642] + [G_O2.D642])/3" office:value-type="float" office:value="1.5832" calcext:value-type="float">
            <text:p>1,5832</text:p>
          </table:table-cell>
          <table:table-cell table:formula="of:=([G_O.E642] + [G_O1.E642] + [G_O2.E64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643] + [G_O1.D643] + [G_O2.D643])/3" office:value-type="float" office:value="1.58567" calcext:value-type="float">
            <text:p>1,58567</text:p>
          </table:table-cell>
          <table:table-cell table:formula="of:=([G_O.E643] + [G_O1.E643] + [G_O2.E643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644] + [G_O1.D644] + [G_O2.D644])/3" office:value-type="float" office:value="1.58814" calcext:value-type="float">
            <text:p>1,58814</text:p>
          </table:table-cell>
          <table:table-cell table:formula="of:=([G_O.E644] + [G_O1.E644] + [G_O2.E64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645] + [G_O1.D645] + [G_O2.D645])/3" office:value-type="float" office:value="1.59061" calcext:value-type="float">
            <text:p>1,59061</text:p>
          </table:table-cell>
          <table:table-cell table:formula="of:=([G_O.E645] + [G_O1.E645] + [G_O2.E645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646] + [G_O1.D646] + [G_O2.D646])/3" office:value-type="float" office:value="1.59308" calcext:value-type="float">
            <text:p>1,59308</text:p>
          </table:table-cell>
          <table:table-cell table:formula="of:=([G_O.E646] + [G_O1.E646] + [G_O2.E64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647] + [G_O1.D647] + [G_O2.D647])/3" office:value-type="float" office:value="1.59555" calcext:value-type="float">
            <text:p>1,59555</text:p>
          </table:table-cell>
          <table:table-cell table:formula="of:=([G_O.E647] + [G_O1.E647] + [G_O2.E647])/3" office:value-type="float" office:value="-94.9485" calcext:value-type="float">
            <text:p>-94,9485</text:p>
          </table:table-cell>
          <table:table-cell table:number-columns-repeated="2"/>
        </table:table-row>
        <table:table-row table:style-name="ro1">
          <table:table-cell table:formula="of:=([G_O.D648] + [G_O1.D648] + [G_O2.D648])/3" office:value-type="float" office:value="1.59802" calcext:value-type="float">
            <text:p>1,59802</text:p>
          </table:table-cell>
          <table:table-cell table:formula="of:=([G_O.E648] + [G_O1.E648] + [G_O2.E648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649] + [G_O1.D649] + [G_O2.D649])/3" office:value-type="float" office:value="1.60049" calcext:value-type="float">
            <text:p>1,60049</text:p>
          </table:table-cell>
          <table:table-cell table:formula="of:=([G_O.E649] + [G_O1.E649] + [G_O2.E64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650] + [G_O1.D650] + [G_O2.D650])/3" office:value-type="float" office:value="1.60296" calcext:value-type="float">
            <text:p>1,60296</text:p>
          </table:table-cell>
          <table:table-cell table:formula="of:=([G_O.E650] + [G_O1.E650] + [G_O2.E650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651] + [G_O1.D651] + [G_O2.D651])/3" office:value-type="float" office:value="1.60543" calcext:value-type="float">
            <text:p>1,60543</text:p>
          </table:table-cell>
          <table:table-cell table:formula="of:=([G_O.E651] + [G_O1.E651] + [G_O2.E651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652] + [G_O1.D652] + [G_O2.D652])/3" office:value-type="float" office:value="1.6079" calcext:value-type="float">
            <text:p>1,6079</text:p>
          </table:table-cell>
          <table:table-cell table:formula="of:=([G_O.E652] + [G_O1.E652] + [G_O2.E65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653] + [G_O1.D653] + [G_O2.D653])/3" office:value-type="float" office:value="1.61037" calcext:value-type="float">
            <text:p>1,61037</text:p>
          </table:table-cell>
          <table:table-cell table:formula="of:=([G_O.E653] + [G_O1.E653] + [G_O2.E65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654] + [G_O1.D654] + [G_O2.D654])/3" office:value-type="float" office:value="1.61284" calcext:value-type="float">
            <text:p>1,61284</text:p>
          </table:table-cell>
          <table:table-cell table:formula="of:=([G_O.E654] + [G_O1.E654] + [G_O2.E654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655] + [G_O1.D655] + [G_O2.D655])/3" office:value-type="float" office:value="1.61531" calcext:value-type="float">
            <text:p>1,61531</text:p>
          </table:table-cell>
          <table:table-cell table:formula="of:=([G_O.E655] + [G_O1.E655] + [G_O2.E655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656] + [G_O1.D656] + [G_O2.D656])/3" office:value-type="float" office:value="1.61778" calcext:value-type="float">
            <text:p>1,61778</text:p>
          </table:table-cell>
          <table:table-cell table:formula="of:=([G_O.E656] + [G_O1.E656] + [G_O2.E656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657] + [G_O1.D657] + [G_O2.D657])/3" office:value-type="float" office:value="1.62025" calcext:value-type="float">
            <text:p>1,62025</text:p>
          </table:table-cell>
          <table:table-cell table:formula="of:=([G_O.E657] + [G_O1.E657] + [G_O2.E657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658] + [G_O1.D658] + [G_O2.D658])/3" office:value-type="float" office:value="1.62272" calcext:value-type="float">
            <text:p>1,62272</text:p>
          </table:table-cell>
          <table:table-cell table:formula="of:=([G_O.E658] + [G_O1.E658] + [G_O2.E658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659] + [G_O1.D659] + [G_O2.D659])/3" office:value-type="float" office:value="1.62519" calcext:value-type="float">
            <text:p>1,62519</text:p>
          </table:table-cell>
          <table:table-cell table:formula="of:=([G_O.E659] + [G_O1.E659] + [G_O2.E65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660] + [G_O1.D660] + [G_O2.D660])/3" office:value-type="float" office:value="1.62766" calcext:value-type="float">
            <text:p>1,62766</text:p>
          </table:table-cell>
          <table:table-cell table:formula="of:=([G_O.E660] + [G_O1.E660] + [G_O2.E660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661] + [G_O1.D661] + [G_O2.D661])/3" office:value-type="float" office:value="1.63013" calcext:value-type="float">
            <text:p>1,63013</text:p>
          </table:table-cell>
          <table:table-cell table:formula="of:=([G_O.E661] + [G_O1.E661] + [G_O2.E661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662] + [G_O1.D662] + [G_O2.D662])/3" office:value-type="float" office:value="1.6326" calcext:value-type="float">
            <text:p>1,6326</text:p>
          </table:table-cell>
          <table:table-cell table:formula="of:=([G_O.E662] + [G_O1.E662] + [G_O2.E662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663] + [G_O1.D663] + [G_O2.D663])/3" office:value-type="float" office:value="1.63507" calcext:value-type="float">
            <text:p>1,63507</text:p>
          </table:table-cell>
          <table:table-cell table:formula="of:=([G_O.E663] + [G_O1.E663] + [G_O2.E663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G_O.D664] + [G_O1.D664] + [G_O2.D664])/3" office:value-type="float" office:value="1.63754" calcext:value-type="float">
            <text:p>1,63754</text:p>
          </table:table-cell>
          <table:table-cell table:formula="of:=([G_O.E664] + [G_O1.E664] + [G_O2.E664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665] + [G_O1.D665] + [G_O2.D665])/3" office:value-type="float" office:value="1.64001" calcext:value-type="float">
            <text:p>1,64001</text:p>
          </table:table-cell>
          <table:table-cell table:formula="of:=([G_O.E665] + [G_O1.E665] + [G_O2.E665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666] + [G_O1.D666] + [G_O2.D666])/3" office:value-type="float" office:value="1.64248" calcext:value-type="float">
            <text:p>1,64248</text:p>
          </table:table-cell>
          <table:table-cell table:formula="of:=([G_O.E666] + [G_O1.E666] + [G_O2.E666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667] + [G_O1.D667] + [G_O2.D667])/3" office:value-type="float" office:value="1.64495" calcext:value-type="float">
            <text:p>1,64495</text:p>
          </table:table-cell>
          <table:table-cell table:formula="of:=([G_O.E667] + [G_O1.E667] + [G_O2.E667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668] + [G_O1.D668] + [G_O2.D668])/3" office:value-type="float" office:value="1.64742" calcext:value-type="float">
            <text:p>1,64742</text:p>
          </table:table-cell>
          <table:table-cell table:formula="of:=([G_O.E668] + [G_O1.E668] + [G_O2.E668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669] + [G_O1.D669] + [G_O2.D669])/3" office:value-type="float" office:value="1.64989" calcext:value-type="float">
            <text:p>1,64989</text:p>
          </table:table-cell>
          <table:table-cell table:formula="of:=([G_O.E669] + [G_O1.E669] + [G_O2.E66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670] + [G_O1.D670] + [G_O2.D670])/3" office:value-type="float" office:value="1.65236" calcext:value-type="float">
            <text:p>1,65236</text:p>
          </table:table-cell>
          <table:table-cell table:formula="of:=([G_O.E670] + [G_O1.E670] + [G_O2.E670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671] + [G_O1.D671] + [G_O2.D671])/3" office:value-type="float" office:value="1.65483" calcext:value-type="float">
            <text:p>1,65483</text:p>
          </table:table-cell>
          <table:table-cell table:formula="of:=([G_O.E671] + [G_O1.E671] + [G_O2.E671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672] + [G_O1.D672] + [G_O2.D672])/3" office:value-type="float" office:value="1.6573" calcext:value-type="float">
            <text:p>1,6573</text:p>
          </table:table-cell>
          <table:table-cell table:formula="of:=([G_O.E672] + [G_O1.E672] + [G_O2.E67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673] + [G_O1.D673] + [G_O2.D673])/3" office:value-type="float" office:value="1.65977" calcext:value-type="float">
            <text:p>1,65977</text:p>
          </table:table-cell>
          <table:table-cell table:formula="of:=([G_O.E673] + [G_O1.E673] + [G_O2.E67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674] + [G_O1.D674] + [G_O2.D674])/3" office:value-type="float" office:value="1.66224" calcext:value-type="float">
            <text:p>1,66224</text:p>
          </table:table-cell>
          <table:table-cell table:formula="of:=([G_O.E674] + [G_O1.E674] + [G_O2.E674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675] + [G_O1.D675] + [G_O2.D675])/3" office:value-type="float" office:value="1.66471" calcext:value-type="float">
            <text:p>1,66471</text:p>
          </table:table-cell>
          <table:table-cell table:formula="of:=([G_O.E675] + [G_O1.E675] + [G_O2.E675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G_O.D676] + [G_O1.D676] + [G_O2.D676])/3" office:value-type="float" office:value="1.66718" calcext:value-type="float">
            <text:p>1,66718</text:p>
          </table:table-cell>
          <table:table-cell table:formula="of:=([G_O.E676] + [G_O1.E676] + [G_O2.E676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G_O.D677] + [G_O1.D677] + [G_O2.D677])/3" office:value-type="float" office:value="1.66965" calcext:value-type="float">
            <text:p>1,66965</text:p>
          </table:table-cell>
          <table:table-cell table:formula="of:=([G_O.E677] + [G_O1.E677] + [G_O2.E677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678] + [G_O1.D678] + [G_O2.D678])/3" office:value-type="float" office:value="1.67212" calcext:value-type="float">
            <text:p>1,67212</text:p>
          </table:table-cell>
          <table:table-cell table:formula="of:=([G_O.E678] + [G_O1.E678] + [G_O2.E678])/3" office:value-type="float" office:value="-90.0151666666666" calcext:value-type="float">
            <text:p>-90,0151666666666</text:p>
          </table:table-cell>
          <table:table-cell table:number-columns-repeated="2"/>
        </table:table-row>
        <table:table-row table:style-name="ro1">
          <table:table-cell table:formula="of:=([G_O.D679] + [G_O1.D679] + [G_O2.D679])/3" office:value-type="float" office:value="1.67459" calcext:value-type="float">
            <text:p>1,67459</text:p>
          </table:table-cell>
          <table:table-cell table:formula="of:=([G_O.E679] + [G_O1.E679] + [G_O2.E679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680] + [G_O1.D680] + [G_O2.D680])/3" office:value-type="float" office:value="1.67706" calcext:value-type="float">
            <text:p>1,67706</text:p>
          </table:table-cell>
          <table:table-cell table:formula="of:=([G_O.E680] + [G_O1.E680] + [G_O2.E680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G_O.D681] + [G_O1.D681] + [G_O2.D681])/3" office:value-type="float" office:value="1.67953" calcext:value-type="float">
            <text:p>1,67953</text:p>
          </table:table-cell>
          <table:table-cell table:formula="of:=([G_O.E681] + [G_O1.E681] + [G_O2.E68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682] + [G_O1.D682] + [G_O2.D682])/3" office:value-type="float" office:value="1.682" calcext:value-type="float">
            <text:p>1,682</text:p>
          </table:table-cell>
          <table:table-cell table:formula="of:=([G_O.E682] + [G_O1.E682] + [G_O2.E682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683] + [G_O1.D683] + [G_O2.D683])/3" office:value-type="float" office:value="1.68447" calcext:value-type="float">
            <text:p>1,68447</text:p>
          </table:table-cell>
          <table:table-cell table:formula="of:=([G_O.E683] + [G_O1.E683] + [G_O2.E68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684] + [G_O1.D684] + [G_O2.D684])/3" office:value-type="float" office:value="1.68694" calcext:value-type="float">
            <text:p>1,68694</text:p>
          </table:table-cell>
          <table:table-cell table:formula="of:=([G_O.E684] + [G_O1.E684] + [G_O2.E684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685] + [G_O1.D685] + [G_O2.D685])/3" office:value-type="float" office:value="1.68941" calcext:value-type="float">
            <text:p>1,68941</text:p>
          </table:table-cell>
          <table:table-cell table:formula="of:=([G_O.E685] + [G_O1.E685] + [G_O2.E685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686] + [G_O1.D686] + [G_O2.D686])/3" office:value-type="float" office:value="1.69188" calcext:value-type="float">
            <text:p>1,69188</text:p>
          </table:table-cell>
          <table:table-cell table:formula="of:=([G_O.E686] + [G_O1.E686] + [G_O2.E686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687] + [G_O1.D687] + [G_O2.D687])/3" office:value-type="float" office:value="1.69435" calcext:value-type="float">
            <text:p>1,69435</text:p>
          </table:table-cell>
          <table:table-cell table:formula="of:=([G_O.E687] + [G_O1.E687] + [G_O2.E687])/3" office:value-type="float" office:value="-88.6818333333334" calcext:value-type="float">
            <text:p>-88,6818333333334</text:p>
          </table:table-cell>
          <table:table-cell table:number-columns-repeated="2"/>
        </table:table-row>
        <table:table-row table:style-name="ro1">
          <table:table-cell table:formula="of:=([G_O.D688] + [G_O1.D688] + [G_O2.D688])/3" office:value-type="float" office:value="1.69682" calcext:value-type="float">
            <text:p>1,69682</text:p>
          </table:table-cell>
          <table:table-cell table:formula="of:=([G_O.E688] + [G_O1.E688] + [G_O2.E688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689] + [G_O1.D689] + [G_O2.D689])/3" office:value-type="float" office:value="1.69929" calcext:value-type="float">
            <text:p>1,69929</text:p>
          </table:table-cell>
          <table:table-cell table:formula="of:=([G_O.E689] + [G_O1.E689] + [G_O2.E689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690] + [G_O1.D690] + [G_O2.D690])/3" office:value-type="float" office:value="1.70176" calcext:value-type="float">
            <text:p>1,70176</text:p>
          </table:table-cell>
          <table:table-cell table:formula="of:=([G_O.E690] + [G_O1.E690] + [G_O2.E690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691] + [G_O1.D691] + [G_O2.D691])/3" office:value-type="float" office:value="1.70423" calcext:value-type="float">
            <text:p>1,70423</text:p>
          </table:table-cell>
          <table:table-cell table:formula="of:=([G_O.E691] + [G_O1.E691] + [G_O2.E691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692] + [G_O1.D692] + [G_O2.D692])/3" office:value-type="float" office:value="1.7067" calcext:value-type="float">
            <text:p>1,7067</text:p>
          </table:table-cell>
          <table:table-cell table:formula="of:=([G_O.E692] + [G_O1.E692] + [G_O2.E69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693] + [G_O1.D693] + [G_O2.D693])/3" office:value-type="float" office:value="1.70917" calcext:value-type="float">
            <text:p>1,70917</text:p>
          </table:table-cell>
          <table:table-cell table:formula="of:=([G_O.E693] + [G_O1.E693] + [G_O2.E693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694] + [G_O1.D694] + [G_O2.D694])/3" office:value-type="float" office:value="1.71164" calcext:value-type="float">
            <text:p>1,71164</text:p>
          </table:table-cell>
          <table:table-cell table:formula="of:=([G_O.E694] + [G_O1.E694] + [G_O2.E694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695] + [G_O1.D695] + [G_O2.D695])/3" office:value-type="float" office:value="1.71411" calcext:value-type="float">
            <text:p>1,71411</text:p>
          </table:table-cell>
          <table:table-cell table:formula="of:=([G_O.E695] + [G_O1.E695] + [G_O2.E695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696] + [G_O1.D696] + [G_O2.D696])/3" office:value-type="float" office:value="1.71658" calcext:value-type="float">
            <text:p>1,71658</text:p>
          </table:table-cell>
          <table:table-cell table:formula="of:=([G_O.E696] + [G_O1.E696] + [G_O2.E696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697] + [G_O1.D697] + [G_O2.D697])/3" office:value-type="float" office:value="1.71905" calcext:value-type="float">
            <text:p>1,71905</text:p>
          </table:table-cell>
          <table:table-cell table:formula="of:=([G_O.E697] + [G_O1.E697] + [G_O2.E697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698] + [G_O1.D698] + [G_O2.D698])/3" office:value-type="float" office:value="1.72152" calcext:value-type="float">
            <text:p>1,72152</text:p>
          </table:table-cell>
          <table:table-cell table:formula="of:=([G_O.E698] + [G_O1.E698] + [G_O2.E698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699] + [G_O1.D699] + [G_O2.D699])/3" office:value-type="float" office:value="1.72399" calcext:value-type="float">
            <text:p>1,72399</text:p>
          </table:table-cell>
          <table:table-cell table:formula="of:=([G_O.E699] + [G_O1.E699] + [G_O2.E699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700] + [G_O1.D700] + [G_O2.D700])/3" office:value-type="float" office:value="1.72646" calcext:value-type="float">
            <text:p>1,72646</text:p>
          </table:table-cell>
          <table:table-cell table:formula="of:=([G_O.E700] + [G_O1.E700] + [G_O2.E700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G_O.D701] + [G_O1.D701] + [G_O2.D701])/3" office:value-type="float" office:value="1.72893" calcext:value-type="float">
            <text:p>1,72893</text:p>
          </table:table-cell>
          <table:table-cell table:formula="of:=([G_O.E701] + [G_O1.E701] + [G_O2.E701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02] + [G_O1.D702] + [G_O2.D702])/3" office:value-type="float" office:value="1.7314" calcext:value-type="float">
            <text:p>1,7314</text:p>
          </table:table-cell>
          <table:table-cell table:formula="of:=([G_O.E702] + [G_O1.E702] + [G_O2.E702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703] + [G_O1.D703] + [G_O2.D703])/3" office:value-type="float" office:value="1.73387" calcext:value-type="float">
            <text:p>1,73387</text:p>
          </table:table-cell>
          <table:table-cell table:formula="of:=([G_O.E703] + [G_O1.E703] + [G_O2.E703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704] + [G_O1.D704] + [G_O2.D704])/3" office:value-type="float" office:value="1.73634" calcext:value-type="float">
            <text:p>1,73634</text:p>
          </table:table-cell>
          <table:table-cell table:formula="of:=([G_O.E704] + [G_O1.E704] + [G_O2.E70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05] + [G_O1.D705] + [G_O2.D705])/3" office:value-type="float" office:value="1.73881" calcext:value-type="float">
            <text:p>1,73881</text:p>
          </table:table-cell>
          <table:table-cell table:formula="of:=([G_O.E705] + [G_O1.E705] + [G_O2.E70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706] + [G_O1.D706] + [G_O2.D706])/3" office:value-type="float" office:value="1.74128" calcext:value-type="float">
            <text:p>1,74128</text:p>
          </table:table-cell>
          <table:table-cell table:formula="of:=([G_O.E706] + [G_O1.E706] + [G_O2.E706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707] + [G_O1.D707] + [G_O2.D707])/3" office:value-type="float" office:value="1.74375" calcext:value-type="float">
            <text:p>1,74375</text:p>
          </table:table-cell>
          <table:table-cell table:formula="of:=([G_O.E707] + [G_O1.E707] + [G_O2.E707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08] + [G_O1.D708] + [G_O2.D708])/3" office:value-type="float" office:value="1.74622" calcext:value-type="float">
            <text:p>1,74622</text:p>
          </table:table-cell>
          <table:table-cell table:formula="of:=([G_O.E708] + [G_O1.E708] + [G_O2.E708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709] + [G_O1.D709] + [G_O2.D709])/3" office:value-type="float" office:value="1.74869" calcext:value-type="float">
            <text:p>1,74869</text:p>
          </table:table-cell>
          <table:table-cell table:formula="of:=([G_O.E709] + [G_O1.E709] + [G_O2.E709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710] + [G_O1.D710] + [G_O2.D710])/3" office:value-type="float" office:value="1.75116" calcext:value-type="float">
            <text:p>1,75116</text:p>
          </table:table-cell>
          <table:table-cell table:formula="of:=([G_O.E710] + [G_O1.E710] + [G_O2.E71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711] + [G_O1.D711] + [G_O2.D711])/3" office:value-type="float" office:value="1.75363" calcext:value-type="float">
            <text:p>1,75363</text:p>
          </table:table-cell>
          <table:table-cell table:formula="of:=([G_O.E711] + [G_O1.E711] + [G_O2.E711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712] + [G_O1.D712] + [G_O2.D712])/3" office:value-type="float" office:value="1.7561" calcext:value-type="float">
            <text:p>1,7561</text:p>
          </table:table-cell>
          <table:table-cell table:formula="of:=([G_O.E712] + [G_O1.E712] + [G_O2.E712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713] + [G_O1.D713] + [G_O2.D713])/3" office:value-type="float" office:value="1.75857" calcext:value-type="float">
            <text:p>1,75857</text:p>
          </table:table-cell>
          <table:table-cell table:formula="of:=([G_O.E713] + [G_O1.E713] + [G_O2.E713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714] + [G_O1.D714] + [G_O2.D714])/3" office:value-type="float" office:value="1.76104" calcext:value-type="float">
            <text:p>1,76104</text:p>
          </table:table-cell>
          <table:table-cell table:formula="of:=([G_O.E714] + [G_O1.E714] + [G_O2.E71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715] + [G_O1.D715] + [G_O2.D715])/3" office:value-type="float" office:value="1.76351" calcext:value-type="float">
            <text:p>1,76351</text:p>
          </table:table-cell>
          <table:table-cell table:formula="of:=([G_O.E715] + [G_O1.E715] + [G_O2.E715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716] + [G_O1.D716] + [G_O2.D716])/3" office:value-type="float" office:value="1.76598" calcext:value-type="float">
            <text:p>1,76598</text:p>
          </table:table-cell>
          <table:table-cell table:formula="of:=([G_O.E716] + [G_O1.E716] + [G_O2.E71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717] + [G_O1.D717] + [G_O2.D717])/3" office:value-type="float" office:value="1.76845" calcext:value-type="float">
            <text:p>1,76845</text:p>
          </table:table-cell>
          <table:table-cell table:formula="of:=([G_O.E717] + [G_O1.E717] + [G_O2.E717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718] + [G_O1.D718] + [G_O2.D718])/3" office:value-type="float" office:value="1.77092" calcext:value-type="float">
            <text:p>1,77092</text:p>
          </table:table-cell>
          <table:table-cell table:formula="of:=([G_O.E718] + [G_O1.E718] + [G_O2.E718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719] + [G_O1.D719] + [G_O2.D719])/3" office:value-type="float" office:value="1.77339" calcext:value-type="float">
            <text:p>1,77339</text:p>
          </table:table-cell>
          <table:table-cell table:formula="of:=([G_O.E719] + [G_O1.E719] + [G_O2.E719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720] + [G_O1.D720] + [G_O2.D720])/3" office:value-type="float" office:value="1.77586" calcext:value-type="float">
            <text:p>1,77586</text:p>
          </table:table-cell>
          <table:table-cell table:formula="of:=([G_O.E720] + [G_O1.E720] + [G_O2.E720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721] + [G_O1.D721] + [G_O2.D721])/3" office:value-type="float" office:value="1.77833" calcext:value-type="float">
            <text:p>1,77833</text:p>
          </table:table-cell>
          <table:table-cell table:formula="of:=([G_O.E721] + [G_O1.E721] + [G_O2.E721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722] + [G_O1.D722] + [G_O2.D722])/3" office:value-type="float" office:value="1.7808" calcext:value-type="float">
            <text:p>1,7808</text:p>
          </table:table-cell>
          <table:table-cell table:formula="of:=([G_O.E722] + [G_O1.E722] + [G_O2.E722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723] + [G_O1.D723] + [G_O2.D723])/3" office:value-type="float" office:value="1.78327" calcext:value-type="float">
            <text:p>1,78327</text:p>
          </table:table-cell>
          <table:table-cell table:formula="of:=([G_O.E723] + [G_O1.E723] + [G_O2.E723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724] + [G_O1.D724] + [G_O2.D724])/3" office:value-type="float" office:value="1.78574" calcext:value-type="float">
            <text:p>1,78574</text:p>
          </table:table-cell>
          <table:table-cell table:formula="of:=([G_O.E724] + [G_O1.E724] + [G_O2.E724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25] + [G_O1.D725] + [G_O2.D725])/3" office:value-type="float" office:value="1.78821" calcext:value-type="float">
            <text:p>1,78821</text:p>
          </table:table-cell>
          <table:table-cell table:formula="of:=([G_O.E725] + [G_O1.E725] + [G_O2.E725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26] + [G_O1.D726] + [G_O2.D726])/3" office:value-type="float" office:value="1.79068" calcext:value-type="float">
            <text:p>1,79068</text:p>
          </table:table-cell>
          <table:table-cell table:formula="of:=([G_O.E726] + [G_O1.E726] + [G_O2.E726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727] + [G_O1.D727] + [G_O2.D727])/3" office:value-type="float" office:value="1.79315" calcext:value-type="float">
            <text:p>1,79315</text:p>
          </table:table-cell>
          <table:table-cell table:formula="of:=([G_O.E727] + [G_O1.E727] + [G_O2.E727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728] + [G_O1.D728] + [G_O2.D728])/3" office:value-type="float" office:value="1.79562" calcext:value-type="float">
            <text:p>1,79562</text:p>
          </table:table-cell>
          <table:table-cell table:formula="of:=([G_O.E728] + [G_O1.E728] + [G_O2.E728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29] + [G_O1.D729] + [G_O2.D729])/3" office:value-type="float" office:value="1.79809" calcext:value-type="float">
            <text:p>1,79809</text:p>
          </table:table-cell>
          <table:table-cell table:formula="of:=([G_O.E729] + [G_O1.E729] + [G_O2.E729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730] + [G_O1.D730] + [G_O2.D730])/3" office:value-type="float" office:value="1.80056" calcext:value-type="float">
            <text:p>1,80056</text:p>
          </table:table-cell>
          <table:table-cell table:formula="of:=([G_O.E730] + [G_O1.E730] + [G_O2.E730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G_O.D731] + [G_O1.D731] + [G_O2.D731])/3" office:value-type="float" office:value="1.80303" calcext:value-type="float">
            <text:p>1,80303</text:p>
          </table:table-cell>
          <table:table-cell table:formula="of:=([G_O.E731] + [G_O1.E731] + [G_O2.E731])/3" office:value-type="float" office:value="-87.6151666666667" calcext:value-type="float">
            <text:p>-87,6151666666667</text:p>
          </table:table-cell>
          <table:table-cell table:number-columns-repeated="2"/>
        </table:table-row>
        <table:table-row table:style-name="ro1">
          <table:table-cell table:formula="of:=([G_O.D732] + [G_O1.D732] + [G_O2.D732])/3" office:value-type="float" office:value="1.8055" calcext:value-type="float">
            <text:p>1,8055</text:p>
          </table:table-cell>
          <table:table-cell table:formula="of:=([G_O.E732] + [G_O1.E732] + [G_O2.E732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733] + [G_O1.D733] + [G_O2.D733])/3" office:value-type="float" office:value="1.80797" calcext:value-type="float">
            <text:p>1,80797</text:p>
          </table:table-cell>
          <table:table-cell table:formula="of:=([G_O.E733] + [G_O1.E733] + [G_O2.E733])/3" office:value-type="float" office:value="-85.8818333333333" calcext:value-type="float">
            <text:p>-85,8818333333333</text:p>
          </table:table-cell>
          <table:table-cell table:number-columns-repeated="2"/>
        </table:table-row>
        <table:table-row table:style-name="ro1">
          <table:table-cell table:formula="of:=([G_O.D734] + [G_O1.D734] + [G_O2.D734])/3" office:value-type="float" office:value="1.81044" calcext:value-type="float">
            <text:p>1,81044</text:p>
          </table:table-cell>
          <table:table-cell table:formula="of:=([G_O.E734] + [G_O1.E734] + [G_O2.E734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735] + [G_O1.D735] + [G_O2.D735])/3" office:value-type="float" office:value="1.81291" calcext:value-type="float">
            <text:p>1,81291</text:p>
          </table:table-cell>
          <table:table-cell table:formula="of:=([G_O.E735] + [G_O1.E735] + [G_O2.E735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736] + [G_O1.D736] + [G_O2.D736])/3" office:value-type="float" office:value="1.81538" calcext:value-type="float">
            <text:p>1,81538</text:p>
          </table:table-cell>
          <table:table-cell table:formula="of:=([G_O.E736] + [G_O1.E736] + [G_O2.E736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G_O.D737] + [G_O1.D737] + [G_O2.D737])/3" office:value-type="float" office:value="1.81785" calcext:value-type="float">
            <text:p>1,81785</text:p>
          </table:table-cell>
          <table:table-cell table:formula="of:=([G_O.E737] + [G_O1.E737] + [G_O2.E73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738] + [G_O1.D738] + [G_O2.D738])/3" office:value-type="float" office:value="1.82032" calcext:value-type="float">
            <text:p>1,82032</text:p>
          </table:table-cell>
          <table:table-cell table:formula="of:=([G_O.E738] + [G_O1.E738] + [G_O2.E738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739] + [G_O1.D739] + [G_O2.D739])/3" office:value-type="float" office:value="1.82279" calcext:value-type="float">
            <text:p>1,82279</text:p>
          </table:table-cell>
          <table:table-cell table:formula="of:=([G_O.E739] + [G_O1.E739] + [G_O2.E739])/3" office:value-type="float" office:value="-93.6151666666667" calcext:value-type="float">
            <text:p>-93,6151666666667</text:p>
          </table:table-cell>
          <table:table-cell table:number-columns-repeated="2"/>
        </table:table-row>
        <table:table-row table:style-name="ro1">
          <table:table-cell table:formula="of:=([G_O.D740] + [G_O1.D740] + [G_O2.D740])/3" office:value-type="float" office:value="1.82526" calcext:value-type="float">
            <text:p>1,82526</text:p>
          </table:table-cell>
          <table:table-cell table:formula="of:=([G_O.E740] + [G_O1.E740] + [G_O2.E740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741] + [G_O1.D741] + [G_O2.D741])/3" office:value-type="float" office:value="1.82773" calcext:value-type="float">
            <text:p>1,82773</text:p>
          </table:table-cell>
          <table:table-cell table:formula="of:=([G_O.E741] + [G_O1.E741] + [G_O2.E741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742] + [G_O1.D742] + [G_O2.D742])/3" office:value-type="float" office:value="1.8302" calcext:value-type="float">
            <text:p>1,8302</text:p>
          </table:table-cell>
          <table:table-cell table:formula="of:=([G_O.E742] + [G_O1.E742] + [G_O2.E742])/3" office:value-type="float" office:value="-87.3485" calcext:value-type="float">
            <text:p>-87,3485</text:p>
          </table:table-cell>
          <table:table-cell table:number-columns-repeated="2"/>
        </table:table-row>
        <table:table-row table:style-name="ro1">
          <table:table-cell table:formula="of:=([G_O.D743] + [G_O1.D743] + [G_O2.D743])/3" office:value-type="float" office:value="1.83267" calcext:value-type="float">
            <text:p>1,83267</text:p>
          </table:table-cell>
          <table:table-cell table:formula="of:=([G_O.E743] + [G_O1.E743] + [G_O2.E74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744] + [G_O1.D744] + [G_O2.D744])/3" office:value-type="float" office:value="1.83514" calcext:value-type="float">
            <text:p>1,83514</text:p>
          </table:table-cell>
          <table:table-cell table:formula="of:=([G_O.E744] + [G_O1.E744] + [G_O2.E744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745] + [G_O1.D745] + [G_O2.D745])/3" office:value-type="float" office:value="1.83761" calcext:value-type="float">
            <text:p>1,83761</text:p>
          </table:table-cell>
          <table:table-cell table:formula="of:=([G_O.E745] + [G_O1.E745] + [G_O2.E745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746] + [G_O1.D746] + [G_O2.D746])/3" office:value-type="float" office:value="1.84008" calcext:value-type="float">
            <text:p>1,84008</text:p>
          </table:table-cell>
          <table:table-cell table:formula="of:=([G_O.E746] + [G_O1.E746] + [G_O2.E746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747] + [G_O1.D747] + [G_O2.D747])/3" office:value-type="float" office:value="1.84255" calcext:value-type="float">
            <text:p>1,84255</text:p>
          </table:table-cell>
          <table:table-cell table:formula="of:=([G_O.E747] + [G_O1.E747] + [G_O2.E74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748] + [G_O1.D748] + [G_O2.D748])/3" office:value-type="float" office:value="1.84502" calcext:value-type="float">
            <text:p>1,84502</text:p>
          </table:table-cell>
          <table:table-cell table:formula="of:=([G_O.E748] + [G_O1.E748] + [G_O2.E748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749] + [G_O1.D749] + [G_O2.D749])/3" office:value-type="float" office:value="1.84749" calcext:value-type="float">
            <text:p>1,84749</text:p>
          </table:table-cell>
          <table:table-cell table:formula="of:=([G_O.E749] + [G_O1.E749] + [G_O2.E749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750] + [G_O1.D750] + [G_O2.D750])/3" office:value-type="float" office:value="1.84996" calcext:value-type="float">
            <text:p>1,84996</text:p>
          </table:table-cell>
          <table:table-cell table:formula="of:=([G_O.E750] + [G_O1.E750] + [G_O2.E750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751] + [G_O1.D751] + [G_O2.D751])/3" office:value-type="float" office:value="1.85243" calcext:value-type="float">
            <text:p>1,85243</text:p>
          </table:table-cell>
          <table:table-cell table:formula="of:=([G_O.E751] + [G_O1.E751] + [G_O2.E751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752] + [G_O1.D752] + [G_O2.D752])/3" office:value-type="float" office:value="1.8549" calcext:value-type="float">
            <text:p>1,8549</text:p>
          </table:table-cell>
          <table:table-cell table:formula="of:=([G_O.E752] + [G_O1.E752] + [G_O2.E752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53] + [G_O1.D753] + [G_O2.D753])/3" office:value-type="float" office:value="1.85737" calcext:value-type="float">
            <text:p>1,85737</text:p>
          </table:table-cell>
          <table:table-cell table:formula="of:=([G_O.E753] + [G_O1.E753] + [G_O2.E753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754] + [G_O1.D754] + [G_O2.D754])/3" office:value-type="float" office:value="1.85984" calcext:value-type="float">
            <text:p>1,85984</text:p>
          </table:table-cell>
          <table:table-cell table:formula="of:=([G_O.E754] + [G_O1.E754] + [G_O2.E754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755] + [G_O1.D755] + [G_O2.D755])/3" office:value-type="float" office:value="1.86231" calcext:value-type="float">
            <text:p>1,86231</text:p>
          </table:table-cell>
          <table:table-cell table:formula="of:=([G_O.E755] + [G_O1.E755] + [G_O2.E755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756] + [G_O1.D756] + [G_O2.D756])/3" office:value-type="float" office:value="1.86478" calcext:value-type="float">
            <text:p>1,86478</text:p>
          </table:table-cell>
          <table:table-cell table:formula="of:=([G_O.E756] + [G_O1.E756] + [G_O2.E75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757] + [G_O1.D757] + [G_O2.D757])/3" office:value-type="float" office:value="1.86725" calcext:value-type="float">
            <text:p>1,86725</text:p>
          </table:table-cell>
          <table:table-cell table:formula="of:=([G_O.E757] + [G_O1.E757] + [G_O2.E757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758] + [G_O1.D758] + [G_O2.D758])/3" office:value-type="float" office:value="1.86972" calcext:value-type="float">
            <text:p>1,86972</text:p>
          </table:table-cell>
          <table:table-cell table:formula="of:=([G_O.E758] + [G_O1.E758] + [G_O2.E75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759] + [G_O1.D759] + [G_O2.D759])/3" office:value-type="float" office:value="1.87219" calcext:value-type="float">
            <text:p>1,87219</text:p>
          </table:table-cell>
          <table:table-cell table:formula="of:=([G_O.E759] + [G_O1.E759] + [G_O2.E75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760] + [G_O1.D760] + [G_O2.D760])/3" office:value-type="float" office:value="1.87466" calcext:value-type="float">
            <text:p>1,87466</text:p>
          </table:table-cell>
          <table:table-cell table:formula="of:=([G_O.E760] + [G_O1.E760] + [G_O2.E760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61] + [G_O1.D761] + [G_O2.D761])/3" office:value-type="float" office:value="1.87713" calcext:value-type="float">
            <text:p>1,87713</text:p>
          </table:table-cell>
          <table:table-cell table:formula="of:=([G_O.E761] + [G_O1.E761] + [G_O2.E761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762] + [G_O1.D762] + [G_O2.D762])/3" office:value-type="float" office:value="1.8796" calcext:value-type="float">
            <text:p>1,8796</text:p>
          </table:table-cell>
          <table:table-cell table:formula="of:=([G_O.E762] + [G_O1.E762] + [G_O2.E762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763] + [G_O1.D763] + [G_O2.D763])/3" office:value-type="float" office:value="1.88207" calcext:value-type="float">
            <text:p>1,88207</text:p>
          </table:table-cell>
          <table:table-cell table:formula="of:=([G_O.E763] + [G_O1.E763] + [G_O2.E763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764] + [G_O1.D764] + [G_O2.D764])/3" office:value-type="float" office:value="1.88454" calcext:value-type="float">
            <text:p>1,88454</text:p>
          </table:table-cell>
          <table:table-cell table:formula="of:=([G_O.E764] + [G_O1.E764] + [G_O2.E76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765] + [G_O1.D765] + [G_O2.D765])/3" office:value-type="float" office:value="1.88701" calcext:value-type="float">
            <text:p>1,88701</text:p>
          </table:table-cell>
          <table:table-cell table:formula="of:=([G_O.E765] + [G_O1.E765] + [G_O2.E765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766] + [G_O1.D766] + [G_O2.D766])/3" office:value-type="float" office:value="1.88948" calcext:value-type="float">
            <text:p>1,88948</text:p>
          </table:table-cell>
          <table:table-cell table:formula="of:=([G_O.E766] + [G_O1.E766] + [G_O2.E766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767] + [G_O1.D767] + [G_O2.D767])/3" office:value-type="float" office:value="1.89195" calcext:value-type="float">
            <text:p>1,89195</text:p>
          </table:table-cell>
          <table:table-cell table:formula="of:=([G_O.E767] + [G_O1.E767] + [G_O2.E767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768] + [G_O1.D768] + [G_O2.D768])/3" office:value-type="float" office:value="1.89442" calcext:value-type="float">
            <text:p>1,89442</text:p>
          </table:table-cell>
          <table:table-cell table:formula="of:=([G_O.E768] + [G_O1.E768] + [G_O2.E768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769] + [G_O1.D769] + [G_O2.D769])/3" office:value-type="float" office:value="1.89689" calcext:value-type="float">
            <text:p>1,89689</text:p>
          </table:table-cell>
          <table:table-cell table:formula="of:=([G_O.E769] + [G_O1.E769] + [G_O2.E769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770] + [G_O1.D770] + [G_O2.D770])/3" office:value-type="float" office:value="1.89936" calcext:value-type="float">
            <text:p>1,89936</text:p>
          </table:table-cell>
          <table:table-cell table:formula="of:=([G_O.E770] + [G_O1.E770] + [G_O2.E770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771] + [G_O1.D771] + [G_O2.D771])/3" office:value-type="float" office:value="1.90183" calcext:value-type="float">
            <text:p>1,90183</text:p>
          </table:table-cell>
          <table:table-cell table:formula="of:=([G_O.E771] + [G_O1.E771] + [G_O2.E77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772] + [G_O1.D772] + [G_O2.D772])/3" office:value-type="float" office:value="1.9043" calcext:value-type="float">
            <text:p>1,9043</text:p>
          </table:table-cell>
          <table:table-cell table:formula="of:=([G_O.E772] + [G_O1.E772] + [G_O2.E77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773] + [G_O1.D773] + [G_O2.D773])/3" office:value-type="float" office:value="1.90677" calcext:value-type="float">
            <text:p>1,90677</text:p>
          </table:table-cell>
          <table:table-cell table:formula="of:=([G_O.E773] + [G_O1.E773] + [G_O2.E773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774] + [G_O1.D774] + [G_O2.D774])/3" office:value-type="float" office:value="1.90924" calcext:value-type="float">
            <text:p>1,90924</text:p>
          </table:table-cell>
          <table:table-cell table:formula="of:=([G_O.E774] + [G_O1.E774] + [G_O2.E774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775] + [G_O1.D775] + [G_O2.D775])/3" office:value-type="float" office:value="1.91171" calcext:value-type="float">
            <text:p>1,91171</text:p>
          </table:table-cell>
          <table:table-cell table:formula="of:=([G_O.E775] + [G_O1.E775] + [G_O2.E775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776] + [G_O1.D776] + [G_O2.D776])/3" office:value-type="float" office:value="1.91418" calcext:value-type="float">
            <text:p>1,91418</text:p>
          </table:table-cell>
          <table:table-cell table:formula="of:=([G_O.E776] + [G_O1.E776] + [G_O2.E776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77] + [G_O1.D777] + [G_O2.D777])/3" office:value-type="float" office:value="1.91665" calcext:value-type="float">
            <text:p>1,91665</text:p>
          </table:table-cell>
          <table:table-cell table:formula="of:=([G_O.E777] + [G_O1.E777] + [G_O2.E777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778] + [G_O1.D778] + [G_O2.D778])/3" office:value-type="float" office:value="1.91912" calcext:value-type="float">
            <text:p>1,91912</text:p>
          </table:table-cell>
          <table:table-cell table:formula="of:=([G_O.E778] + [G_O1.E778] + [G_O2.E778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779] + [G_O1.D779] + [G_O2.D779])/3" office:value-type="float" office:value="1.92159" calcext:value-type="float">
            <text:p>1,92159</text:p>
          </table:table-cell>
          <table:table-cell table:formula="of:=([G_O.E779] + [G_O1.E779] + [G_O2.E779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780] + [G_O1.D780] + [G_O2.D780])/3" office:value-type="float" office:value="1.92406" calcext:value-type="float">
            <text:p>1,92406</text:p>
          </table:table-cell>
          <table:table-cell table:formula="of:=([G_O.E780] + [G_O1.E780] + [G_O2.E78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781] + [G_O1.D781] + [G_O2.D781])/3" office:value-type="float" office:value="1.92653" calcext:value-type="float">
            <text:p>1,92653</text:p>
          </table:table-cell>
          <table:table-cell table:formula="of:=([G_O.E781] + [G_O1.E781] + [G_O2.E781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782] + [G_O1.D782] + [G_O2.D782])/3" office:value-type="float" office:value="1.929" calcext:value-type="float">
            <text:p>1,929</text:p>
          </table:table-cell>
          <table:table-cell table:formula="of:=([G_O.E782] + [G_O1.E782] + [G_O2.E782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783] + [G_O1.D783] + [G_O2.D783])/3" office:value-type="float" office:value="1.93147" calcext:value-type="float">
            <text:p>1,93147</text:p>
          </table:table-cell>
          <table:table-cell table:formula="of:=([G_O.E783] + [G_O1.E783] + [G_O2.E783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784] + [G_O1.D784] + [G_O2.D784])/3" office:value-type="float" office:value="1.93394" calcext:value-type="float">
            <text:p>1,93394</text:p>
          </table:table-cell>
          <table:table-cell table:formula="of:=([G_O.E784] + [G_O1.E784] + [G_O2.E78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85] + [G_O1.D785] + [G_O2.D785])/3" office:value-type="float" office:value="1.93641" calcext:value-type="float">
            <text:p>1,93641</text:p>
          </table:table-cell>
          <table:table-cell table:formula="of:=([G_O.E785] + [G_O1.E785] + [G_O2.E78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786] + [G_O1.D786] + [G_O2.D786])/3" office:value-type="float" office:value="1.93888" calcext:value-type="float">
            <text:p>1,93888</text:p>
          </table:table-cell>
          <table:table-cell table:formula="of:=([G_O.E786] + [G_O1.E786] + [G_O2.E786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87] + [G_O1.D787] + [G_O2.D787])/3" office:value-type="float" office:value="1.94135" calcext:value-type="float">
            <text:p>1,94135</text:p>
          </table:table-cell>
          <table:table-cell table:formula="of:=([G_O.E787] + [G_O1.E787] + [G_O2.E787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788] + [G_O1.D788] + [G_O2.D788])/3" office:value-type="float" office:value="1.94382" calcext:value-type="float">
            <text:p>1,94382</text:p>
          </table:table-cell>
          <table:table-cell table:formula="of:=([G_O.E788] + [G_O1.E788] + [G_O2.E788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789] + [G_O1.D789] + [G_O2.D789])/3" office:value-type="float" office:value="1.94629" calcext:value-type="float">
            <text:p>1,94629</text:p>
          </table:table-cell>
          <table:table-cell table:formula="of:=([G_O.E789] + [G_O1.E789] + [G_O2.E789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790] + [G_O1.D790] + [G_O2.D790])/3" office:value-type="float" office:value="1.94876" calcext:value-type="float">
            <text:p>1,94876</text:p>
          </table:table-cell>
          <table:table-cell table:formula="of:=([G_O.E790] + [G_O1.E790] + [G_O2.E790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791] + [G_O1.D791] + [G_O2.D791])/3" office:value-type="float" office:value="1.95123" calcext:value-type="float">
            <text:p>1,95123</text:p>
          </table:table-cell>
          <table:table-cell table:formula="of:=([G_O.E791] + [G_O1.E791] + [G_O2.E79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792] + [G_O1.D792] + [G_O2.D792])/3" office:value-type="float" office:value="1.9537" calcext:value-type="float">
            <text:p>1,9537</text:p>
          </table:table-cell>
          <table:table-cell table:formula="of:=([G_O.E792] + [G_O1.E792] + [G_O2.E79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793] + [G_O1.D793] + [G_O2.D793])/3" office:value-type="float" office:value="1.95617" calcext:value-type="float">
            <text:p>1,95617</text:p>
          </table:table-cell>
          <table:table-cell table:formula="of:=([G_O.E793] + [G_O1.E793] + [G_O2.E793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794] + [G_O1.D794] + [G_O2.D794])/3" office:value-type="float" office:value="1.95864" calcext:value-type="float">
            <text:p>1,95864</text:p>
          </table:table-cell>
          <table:table-cell table:formula="of:=([G_O.E794] + [G_O1.E794] + [G_O2.E79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795] + [G_O1.D795] + [G_O2.D795])/3" office:value-type="float" office:value="1.96111" calcext:value-type="float">
            <text:p>1,96111</text:p>
          </table:table-cell>
          <table:table-cell table:formula="of:=([G_O.E795] + [G_O1.E795] + [G_O2.E795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796] + [G_O1.D796] + [G_O2.D796])/3" office:value-type="float" office:value="1.96358" calcext:value-type="float">
            <text:p>1,96358</text:p>
          </table:table-cell>
          <table:table-cell table:formula="of:=([G_O.E796] + [G_O1.E796] + [G_O2.E796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797] + [G_O1.D797] + [G_O2.D797])/3" office:value-type="float" office:value="1.96605" calcext:value-type="float">
            <text:p>1,96605</text:p>
          </table:table-cell>
          <table:table-cell table:formula="of:=([G_O.E797] + [G_O1.E797] + [G_O2.E797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798] + [G_O1.D798] + [G_O2.D798])/3" office:value-type="float" office:value="1.96852" calcext:value-type="float">
            <text:p>1,96852</text:p>
          </table:table-cell>
          <table:table-cell table:formula="of:=([G_O.E798] + [G_O1.E798] + [G_O2.E798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799] + [G_O1.D799] + [G_O2.D799])/3" office:value-type="float" office:value="1.97099" calcext:value-type="float">
            <text:p>1,97099</text:p>
          </table:table-cell>
          <table:table-cell table:formula="of:=([G_O.E799] + [G_O1.E799] + [G_O2.E799])/3" office:value-type="float" office:value="-90.6818333333334" calcext:value-type="float">
            <text:p>-90,6818333333334</text:p>
          </table:table-cell>
          <table:table-cell table:number-columns-repeated="2"/>
        </table:table-row>
        <table:table-row table:style-name="ro1">
          <table:table-cell table:formula="of:=([G_O.D800] + [G_O1.D800] + [G_O2.D800])/3" office:value-type="float" office:value="1.97346" calcext:value-type="float">
            <text:p>1,97346</text:p>
          </table:table-cell>
          <table:table-cell table:formula="of:=([G_O.E800] + [G_O1.E800] + [G_O2.E800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801] + [G_O1.D801] + [G_O2.D801])/3" office:value-type="float" office:value="1.97593" calcext:value-type="float">
            <text:p>1,97593</text:p>
          </table:table-cell>
          <table:table-cell table:formula="of:=([G_O.E801] + [G_O1.E801] + [G_O2.E801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802] + [G_O1.D802] + [G_O2.D802])/3" office:value-type="float" office:value="1.9784" calcext:value-type="float">
            <text:p>1,9784</text:p>
          </table:table-cell>
          <table:table-cell table:formula="of:=([G_O.E802] + [G_O1.E802] + [G_O2.E802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803] + [G_O1.D803] + [G_O2.D803])/3" office:value-type="float" office:value="1.98087" calcext:value-type="float">
            <text:p>1,98087</text:p>
          </table:table-cell>
          <table:table-cell table:formula="of:=([G_O.E803] + [G_O1.E803] + [G_O2.E803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804] + [G_O1.D804] + [G_O2.D804])/3" office:value-type="float" office:value="1.98334" calcext:value-type="float">
            <text:p>1,98334</text:p>
          </table:table-cell>
          <table:table-cell table:formula="of:=([G_O.E804] + [G_O1.E804] + [G_O2.E804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05] + [G_O1.D805] + [G_O2.D805])/3" office:value-type="float" office:value="1.98581" calcext:value-type="float">
            <text:p>1,98581</text:p>
          </table:table-cell>
          <table:table-cell table:formula="of:=([G_O.E805] + [G_O1.E805] + [G_O2.E805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806] + [G_O1.D806] + [G_O2.D806])/3" office:value-type="float" office:value="1.98828" calcext:value-type="float">
            <text:p>1,98828</text:p>
          </table:table-cell>
          <table:table-cell table:formula="of:=([G_O.E806] + [G_O1.E806] + [G_O2.E806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07] + [G_O1.D807] + [G_O2.D807])/3" office:value-type="float" office:value="1.99075" calcext:value-type="float">
            <text:p>1,99075</text:p>
          </table:table-cell>
          <table:table-cell table:formula="of:=([G_O.E807] + [G_O1.E807] + [G_O2.E80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808] + [G_O1.D808] + [G_O2.D808])/3" office:value-type="float" office:value="1.99322" calcext:value-type="float">
            <text:p>1,99322</text:p>
          </table:table-cell>
          <table:table-cell table:formula="of:=([G_O.E808] + [G_O1.E808] + [G_O2.E808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809] + [G_O1.D809] + [G_O2.D809])/3" office:value-type="float" office:value="1.99569" calcext:value-type="float">
            <text:p>1,99569</text:p>
          </table:table-cell>
          <table:table-cell table:formula="of:=([G_O.E809] + [G_O1.E809] + [G_O2.E809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10] + [G_O1.D810] + [G_O2.D810])/3" office:value-type="float" office:value="1.99816" calcext:value-type="float">
            <text:p>1,99816</text:p>
          </table:table-cell>
          <table:table-cell table:formula="of:=([G_O.E810] + [G_O1.E810] + [G_O2.E810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811] + [G_O1.D811] + [G_O2.D811])/3" office:value-type="float" office:value="2.00063" calcext:value-type="float">
            <text:p>2,00063</text:p>
          </table:table-cell>
          <table:table-cell table:formula="of:=([G_O.E811] + [G_O1.E811] + [G_O2.E81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812] + [G_O1.D812] + [G_O2.D812])/3" office:value-type="float" office:value="2.0031" calcext:value-type="float">
            <text:p>2,0031</text:p>
          </table:table-cell>
          <table:table-cell table:formula="of:=([G_O.E812] + [G_O1.E812] + [G_O2.E81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813] + [G_O1.D813] + [G_O2.D813])/3" office:value-type="float" office:value="2.00557" calcext:value-type="float">
            <text:p>2,00557</text:p>
          </table:table-cell>
          <table:table-cell table:formula="of:=([G_O.E813] + [G_O1.E813] + [G_O2.E81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814] + [G_O1.D814] + [G_O2.D814])/3" office:value-type="float" office:value="2.00804" calcext:value-type="float">
            <text:p>2,00804</text:p>
          </table:table-cell>
          <table:table-cell table:formula="of:=([G_O.E814] + [G_O1.E814] + [G_O2.E814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815] + [G_O1.D815] + [G_O2.D815])/3" office:value-type="float" office:value="2.01051" calcext:value-type="float">
            <text:p>2,01051</text:p>
          </table:table-cell>
          <table:table-cell table:formula="of:=([G_O.E815] + [G_O1.E815] + [G_O2.E815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816] + [G_O1.D816] + [G_O2.D816])/3" office:value-type="float" office:value="2.01298" calcext:value-type="float">
            <text:p>2,01298</text:p>
          </table:table-cell>
          <table:table-cell table:formula="of:=([G_O.E816] + [G_O1.E816] + [G_O2.E81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817] + [G_O1.D817] + [G_O2.D817])/3" office:value-type="float" office:value="2.01545" calcext:value-type="float">
            <text:p>2,01545</text:p>
          </table:table-cell>
          <table:table-cell table:formula="of:=([G_O.E817] + [G_O1.E817] + [G_O2.E81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818] + [G_O1.D818] + [G_O2.D818])/3" office:value-type="float" office:value="2.01792" calcext:value-type="float">
            <text:p>2,01792</text:p>
          </table:table-cell>
          <table:table-cell table:formula="of:=([G_O.E818] + [G_O1.E818] + [G_O2.E818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819] + [G_O1.D819] + [G_O2.D819])/3" office:value-type="float" office:value="2.02039" calcext:value-type="float">
            <text:p>2,02039</text:p>
          </table:table-cell>
          <table:table-cell table:formula="of:=([G_O.E819] + [G_O1.E819] + [G_O2.E819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820] + [G_O1.D820] + [G_O2.D820])/3" office:value-type="float" office:value="2.02286" calcext:value-type="float">
            <text:p>2,02286</text:p>
          </table:table-cell>
          <table:table-cell table:formula="of:=([G_O.E820] + [G_O1.E820] + [G_O2.E820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821] + [G_O1.D821] + [G_O2.D821])/3" office:value-type="float" office:value="2.02533" calcext:value-type="float">
            <text:p>2,02533</text:p>
          </table:table-cell>
          <table:table-cell table:formula="of:=([G_O.E821] + [G_O1.E821] + [G_O2.E82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822] + [G_O1.D822] + [G_O2.D822])/3" office:value-type="float" office:value="2.0278" calcext:value-type="float">
            <text:p>2,0278</text:p>
          </table:table-cell>
          <table:table-cell table:formula="of:=([G_O.E822] + [G_O1.E822] + [G_O2.E822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823] + [G_O1.D823] + [G_O2.D823])/3" office:value-type="float" office:value="2.03027" calcext:value-type="float">
            <text:p>2,03027</text:p>
          </table:table-cell>
          <table:table-cell table:formula="of:=([G_O.E823] + [G_O1.E823] + [G_O2.E82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24] + [G_O1.D824] + [G_O2.D824])/3" office:value-type="float" office:value="2.03274" calcext:value-type="float">
            <text:p>2,03274</text:p>
          </table:table-cell>
          <table:table-cell table:formula="of:=([G_O.E824] + [G_O1.E824] + [G_O2.E824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825] + [G_O1.D825] + [G_O2.D825])/3" office:value-type="float" office:value="2.03521" calcext:value-type="float">
            <text:p>2,03521</text:p>
          </table:table-cell>
          <table:table-cell table:formula="of:=([G_O.E825] + [G_O1.E825] + [G_O2.E825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G_O.D826] + [G_O1.D826] + [G_O2.D826])/3" office:value-type="float" office:value="2.03768" calcext:value-type="float">
            <text:p>2,03768</text:p>
          </table:table-cell>
          <table:table-cell table:formula="of:=([G_O.E826] + [G_O1.E826] + [G_O2.E826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827] + [G_O1.D827] + [G_O2.D827])/3" office:value-type="float" office:value="2.04015" calcext:value-type="float">
            <text:p>2,04015</text:p>
          </table:table-cell>
          <table:table-cell table:formula="of:=([G_O.E827] + [G_O1.E827] + [G_O2.E827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828] + [G_O1.D828] + [G_O2.D828])/3" office:value-type="float" office:value="2.04262" calcext:value-type="float">
            <text:p>2,04262</text:p>
          </table:table-cell>
          <table:table-cell table:formula="of:=([G_O.E828] + [G_O1.E828] + [G_O2.E828])/3" office:value-type="float" office:value="-88.6818333333333" calcext:value-type="float">
            <text:p>-88,6818333333333</text:p>
          </table:table-cell>
          <table:table-cell table:number-columns-repeated="2"/>
        </table:table-row>
        <table:table-row table:style-name="ro1">
          <table:table-cell table:formula="of:=([G_O.D829] + [G_O1.D829] + [G_O2.D829])/3" office:value-type="float" office:value="2.04509" calcext:value-type="float">
            <text:p>2,04509</text:p>
          </table:table-cell>
          <table:table-cell table:formula="of:=([G_O.E829] + [G_O1.E829] + [G_O2.E829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830] + [G_O1.D830] + [G_O2.D830])/3" office:value-type="float" office:value="2.04756" calcext:value-type="float">
            <text:p>2,04756</text:p>
          </table:table-cell>
          <table:table-cell table:formula="of:=([G_O.E830] + [G_O1.E830] + [G_O2.E830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831] + [G_O1.D831] + [G_O2.D831])/3" office:value-type="float" office:value="2.05003" calcext:value-type="float">
            <text:p>2,05003</text:p>
          </table:table-cell>
          <table:table-cell table:formula="of:=([G_O.E831] + [G_O1.E831] + [G_O2.E831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832] + [G_O1.D832] + [G_O2.D832])/3" office:value-type="float" office:value="2.0525" calcext:value-type="float">
            <text:p>2,0525</text:p>
          </table:table-cell>
          <table:table-cell table:formula="of:=([G_O.E832] + [G_O1.E832] + [G_O2.E832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833] + [G_O1.D833] + [G_O2.D833])/3" office:value-type="float" office:value="2.05497" calcext:value-type="float">
            <text:p>2,05497</text:p>
          </table:table-cell>
          <table:table-cell table:formula="of:=([G_O.E833] + [G_O1.E833] + [G_O2.E833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834] + [G_O1.D834] + [G_O2.D834])/3" office:value-type="float" office:value="2.05744" calcext:value-type="float">
            <text:p>2,05744</text:p>
          </table:table-cell>
          <table:table-cell table:formula="of:=([G_O.E834] + [G_O1.E834] + [G_O2.E834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835] + [G_O1.D835] + [G_O2.D835])/3" office:value-type="float" office:value="2.05991" calcext:value-type="float">
            <text:p>2,05991</text:p>
          </table:table-cell>
          <table:table-cell table:formula="of:=([G_O.E835] + [G_O1.E835] + [G_O2.E835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836] + [G_O1.D836] + [G_O2.D836])/3" office:value-type="float" office:value="2.06238" calcext:value-type="float">
            <text:p>2,06238</text:p>
          </table:table-cell>
          <table:table-cell table:formula="of:=([G_O.E836] + [G_O1.E836] + [G_O2.E836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837] + [G_O1.D837] + [G_O2.D837])/3" office:value-type="float" office:value="2.06485" calcext:value-type="float">
            <text:p>2,06485</text:p>
          </table:table-cell>
          <table:table-cell table:formula="of:=([G_O.E837] + [G_O1.E837] + [G_O2.E837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838] + [G_O1.D838] + [G_O2.D838])/3" office:value-type="float" office:value="2.06732" calcext:value-type="float">
            <text:p>2,06732</text:p>
          </table:table-cell>
          <table:table-cell table:formula="of:=([G_O.E838] + [G_O1.E838] + [G_O2.E838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839] + [G_O1.D839] + [G_O2.D839])/3" office:value-type="float" office:value="2.06979" calcext:value-type="float">
            <text:p>2,06979</text:p>
          </table:table-cell>
          <table:table-cell table:formula="of:=([G_O.E839] + [G_O1.E839] + [G_O2.E83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840] + [G_O1.D840] + [G_O2.D840])/3" office:value-type="float" office:value="2.07226" calcext:value-type="float">
            <text:p>2,07226</text:p>
          </table:table-cell>
          <table:table-cell table:formula="of:=([G_O.E840] + [G_O1.E840] + [G_O2.E840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841] + [G_O1.D841] + [G_O2.D841])/3" office:value-type="float" office:value="2.07473" calcext:value-type="float">
            <text:p>2,07473</text:p>
          </table:table-cell>
          <table:table-cell table:formula="of:=([G_O.E841] + [G_O1.E841] + [G_O2.E841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842] + [G_O1.D842] + [G_O2.D842])/3" office:value-type="float" office:value="2.0772" calcext:value-type="float">
            <text:p>2,0772</text:p>
          </table:table-cell>
          <table:table-cell table:formula="of:=([G_O.E842] + [G_O1.E842] + [G_O2.E842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843] + [G_O1.D843] + [G_O2.D843])/3" office:value-type="float" office:value="2.07967" calcext:value-type="float">
            <text:p>2,07967</text:p>
          </table:table-cell>
          <table:table-cell table:formula="of:=([G_O.E843] + [G_O1.E843] + [G_O2.E843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44] + [G_O1.D844] + [G_O2.D844])/3" office:value-type="float" office:value="2.08214" calcext:value-type="float">
            <text:p>2,08214</text:p>
          </table:table-cell>
          <table:table-cell table:formula="of:=([G_O.E844] + [G_O1.E844] + [G_O2.E844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845] + [G_O1.D845] + [G_O2.D845])/3" office:value-type="float" office:value="2.08461" calcext:value-type="float">
            <text:p>2,08461</text:p>
          </table:table-cell>
          <table:table-cell table:formula="of:=([G_O.E845] + [G_O1.E845] + [G_O2.E84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46] + [G_O1.D846] + [G_O2.D846])/3" office:value-type="float" office:value="2.08708" calcext:value-type="float">
            <text:p>2,08708</text:p>
          </table:table-cell>
          <table:table-cell table:formula="of:=([G_O.E846] + [G_O1.E846] + [G_O2.E84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847] + [G_O1.D847] + [G_O2.D847])/3" office:value-type="float" office:value="2.08955" calcext:value-type="float">
            <text:p>2,08955</text:p>
          </table:table-cell>
          <table:table-cell table:formula="of:=([G_O.E847] + [G_O1.E847] + [G_O2.E847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848] + [G_O1.D848] + [G_O2.D848])/3" office:value-type="float" office:value="2.09202" calcext:value-type="float">
            <text:p>2,09202</text:p>
          </table:table-cell>
          <table:table-cell table:formula="of:=([G_O.E848] + [G_O1.E848] + [G_O2.E848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849] + [G_O1.D849] + [G_O2.D849])/3" office:value-type="float" office:value="2.09449" calcext:value-type="float">
            <text:p>2,09449</text:p>
          </table:table-cell>
          <table:table-cell table:formula="of:=([G_O.E849] + [G_O1.E849] + [G_O2.E849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850] + [G_O1.D850] + [G_O2.D850])/3" office:value-type="float" office:value="2.09696" calcext:value-type="float">
            <text:p>2,09696</text:p>
          </table:table-cell>
          <table:table-cell table:formula="of:=([G_O.E850] + [G_O1.E850] + [G_O2.E850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851] + [G_O1.D851] + [G_O2.D851])/3" office:value-type="float" office:value="2.09943" calcext:value-type="float">
            <text:p>2,09943</text:p>
          </table:table-cell>
          <table:table-cell table:formula="of:=([G_O.E851] + [G_O1.E851] + [G_O2.E851])/3" office:value-type="float" office:value="-93.8818333333333" calcext:value-type="float">
            <text:p>-93,8818333333333</text:p>
          </table:table-cell>
          <table:table-cell table:number-columns-repeated="2"/>
        </table:table-row>
        <table:table-row table:style-name="ro1">
          <table:table-cell table:formula="of:=([G_O.D852] + [G_O1.D852] + [G_O2.D852])/3" office:value-type="float" office:value="2.1019" calcext:value-type="float">
            <text:p>2,1019</text:p>
          </table:table-cell>
          <table:table-cell table:formula="of:=([G_O.E852] + [G_O1.E852] + [G_O2.E852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853] + [G_O1.D853] + [G_O2.D853])/3" office:value-type="float" office:value="2.10437" calcext:value-type="float">
            <text:p>2,10437</text:p>
          </table:table-cell>
          <table:table-cell table:formula="of:=([G_O.E853] + [G_O1.E853] + [G_O2.E853])/3" office:value-type="float" office:value="-86.0151666666667" calcext:value-type="float">
            <text:p>-86,0151666666667</text:p>
          </table:table-cell>
          <table:table-cell table:number-columns-repeated="2"/>
        </table:table-row>
        <table:table-row table:style-name="ro1">
          <table:table-cell table:formula="of:=([G_O.D854] + [G_O1.D854] + [G_O2.D854])/3" office:value-type="float" office:value="2.10684" calcext:value-type="float">
            <text:p>2,10684</text:p>
          </table:table-cell>
          <table:table-cell table:formula="of:=([G_O.E854] + [G_O1.E854] + [G_O2.E854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855] + [G_O1.D855] + [G_O2.D855])/3" office:value-type="float" office:value="2.10931" calcext:value-type="float">
            <text:p>2,10931</text:p>
          </table:table-cell>
          <table:table-cell table:formula="of:=([G_O.E855] + [G_O1.E855] + [G_O2.E85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856] + [G_O1.D856] + [G_O2.D856])/3" office:value-type="float" office:value="2.11178" calcext:value-type="float">
            <text:p>2,11178</text:p>
          </table:table-cell>
          <table:table-cell table:formula="of:=([G_O.E856] + [G_O1.E856] + [G_O2.E856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857] + [G_O1.D857] + [G_O2.D857])/3" office:value-type="float" office:value="2.11425" calcext:value-type="float">
            <text:p>2,11425</text:p>
          </table:table-cell>
          <table:table-cell table:formula="of:=([G_O.E857] + [G_O1.E857] + [G_O2.E85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858] + [G_O1.D858] + [G_O2.D858])/3" office:value-type="float" office:value="2.11672" calcext:value-type="float">
            <text:p>2,11672</text:p>
          </table:table-cell>
          <table:table-cell table:formula="of:=([G_O.E858] + [G_O1.E858] + [G_O2.E858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859] + [G_O1.D859] + [G_O2.D859])/3" office:value-type="float" office:value="2.11919" calcext:value-type="float">
            <text:p>2,11919</text:p>
          </table:table-cell>
          <table:table-cell table:formula="of:=([G_O.E859] + [G_O1.E859] + [G_O2.E859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860] + [G_O1.D860] + [G_O2.D860])/3" office:value-type="float" office:value="2.12166" calcext:value-type="float">
            <text:p>2,12166</text:p>
          </table:table-cell>
          <table:table-cell table:formula="of:=([G_O.E860] + [G_O1.E860] + [G_O2.E860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861] + [G_O1.D861] + [G_O2.D861])/3" office:value-type="float" office:value="2.12413" calcext:value-type="float">
            <text:p>2,12413</text:p>
          </table:table-cell>
          <table:table-cell table:formula="of:=([G_O.E861] + [G_O1.E861] + [G_O2.E861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862] + [G_O1.D862] + [G_O2.D862])/3" office:value-type="float" office:value="2.1266" calcext:value-type="float">
            <text:p>2,1266</text:p>
          </table:table-cell>
          <table:table-cell table:formula="of:=([G_O.E862] + [G_O1.E862] + [G_O2.E862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863] + [G_O1.D863] + [G_O2.D863])/3" office:value-type="float" office:value="2.12907" calcext:value-type="float">
            <text:p>2,12907</text:p>
          </table:table-cell>
          <table:table-cell table:formula="of:=([G_O.E863] + [G_O1.E863] + [G_O2.E863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864] + [G_O1.D864] + [G_O2.D864])/3" office:value-type="float" office:value="2.13154" calcext:value-type="float">
            <text:p>2,13154</text:p>
          </table:table-cell>
          <table:table-cell table:formula="of:=([G_O.E864] + [G_O1.E864] + [G_O2.E864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865] + [G_O1.D865] + [G_O2.D865])/3" office:value-type="float" office:value="2.13401" calcext:value-type="float">
            <text:p>2,13401</text:p>
          </table:table-cell>
          <table:table-cell table:formula="of:=([G_O.E865] + [G_O1.E865] + [G_O2.E865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866] + [G_O1.D866] + [G_O2.D866])/3" office:value-type="float" office:value="2.13648" calcext:value-type="float">
            <text:p>2,13648</text:p>
          </table:table-cell>
          <table:table-cell table:formula="of:=([G_O.E866] + [G_O1.E866] + [G_O2.E866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867] + [G_O1.D867] + [G_O2.D867])/3" office:value-type="float" office:value="2.13895" calcext:value-type="float">
            <text:p>2,13895</text:p>
          </table:table-cell>
          <table:table-cell table:formula="of:=([G_O.E867] + [G_O1.E867] + [G_O2.E867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868] + [G_O1.D868] + [G_O2.D868])/3" office:value-type="float" office:value="2.14142" calcext:value-type="float">
            <text:p>2,14142</text:p>
          </table:table-cell>
          <table:table-cell table:formula="of:=([G_O.E868] + [G_O1.E868] + [G_O2.E868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69] + [G_O1.D869] + [G_O2.D869])/3" office:value-type="float" office:value="2.14389" calcext:value-type="float">
            <text:p>2,14389</text:p>
          </table:table-cell>
          <table:table-cell table:formula="of:=([G_O.E869] + [G_O1.E869] + [G_O2.E869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70] + [G_O1.D870] + [G_O2.D870])/3" office:value-type="float" office:value="2.14636" calcext:value-type="float">
            <text:p>2,14636</text:p>
          </table:table-cell>
          <table:table-cell table:formula="of:=([G_O.E870] + [G_O1.E870] + [G_O2.E870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871] + [G_O1.D871] + [G_O2.D871])/3" office:value-type="float" office:value="2.14883" calcext:value-type="float">
            <text:p>2,14883</text:p>
          </table:table-cell>
          <table:table-cell table:formula="of:=([G_O.E871] + [G_O1.E871] + [G_O2.E871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872] + [G_O1.D872] + [G_O2.D872])/3" office:value-type="float" office:value="2.1513" calcext:value-type="float">
            <text:p>2,1513</text:p>
          </table:table-cell>
          <table:table-cell table:formula="of:=([G_O.E872] + [G_O1.E872] + [G_O2.E872])/3" office:value-type="float" office:value="-87.4818333333333" calcext:value-type="float">
            <text:p>-87,4818333333333</text:p>
          </table:table-cell>
          <table:table-cell table:number-columns-repeated="2"/>
        </table:table-row>
        <table:table-row table:style-name="ro1">
          <table:table-cell table:formula="of:=([G_O.D873] + [G_O1.D873] + [G_O2.D873])/3" office:value-type="float" office:value="2.15377" calcext:value-type="float">
            <text:p>2,15377</text:p>
          </table:table-cell>
          <table:table-cell table:formula="of:=([G_O.E873] + [G_O1.E873] + [G_O2.E873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874] + [G_O1.D874] + [G_O2.D874])/3" office:value-type="float" office:value="2.15624" calcext:value-type="float">
            <text:p>2,15624</text:p>
          </table:table-cell>
          <table:table-cell table:formula="of:=([G_O.E874] + [G_O1.E874] + [G_O2.E87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875] + [G_O1.D875] + [G_O2.D875])/3" office:value-type="float" office:value="2.15871" calcext:value-type="float">
            <text:p>2,15871</text:p>
          </table:table-cell>
          <table:table-cell table:formula="of:=([G_O.E875] + [G_O1.E875] + [G_O2.E875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876] + [G_O1.D876] + [G_O2.D876])/3" office:value-type="float" office:value="2.16118" calcext:value-type="float">
            <text:p>2,16118</text:p>
          </table:table-cell>
          <table:table-cell table:formula="of:=([G_O.E876] + [G_O1.E876] + [G_O2.E876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877] + [G_O1.D877] + [G_O2.D877])/3" office:value-type="float" office:value="2.16365" calcext:value-type="float">
            <text:p>2,16365</text:p>
          </table:table-cell>
          <table:table-cell table:formula="of:=([G_O.E877] + [G_O1.E877] + [G_O2.E877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878] + [G_O1.D878] + [G_O2.D878])/3" office:value-type="float" office:value="2.16612" calcext:value-type="float">
            <text:p>2,16612</text:p>
          </table:table-cell>
          <table:table-cell table:formula="of:=([G_O.E878] + [G_O1.E878] + [G_O2.E878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879] + [G_O1.D879] + [G_O2.D879])/3" office:value-type="float" office:value="2.16859" calcext:value-type="float">
            <text:p>2,16859</text:p>
          </table:table-cell>
          <table:table-cell table:formula="of:=([G_O.E879] + [G_O1.E879] + [G_O2.E879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880] + [G_O1.D880] + [G_O2.D880])/3" office:value-type="float" office:value="2.17106" calcext:value-type="float">
            <text:p>2,17106</text:p>
          </table:table-cell>
          <table:table-cell table:formula="of:=([G_O.E880] + [G_O1.E880] + [G_O2.E88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881] + [G_O1.D881] + [G_O2.D881])/3" office:value-type="float" office:value="2.17353" calcext:value-type="float">
            <text:p>2,17353</text:p>
          </table:table-cell>
          <table:table-cell table:formula="of:=([G_O.E881] + [G_O1.E881] + [G_O2.E88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882] + [G_O1.D882] + [G_O2.D882])/3" office:value-type="float" office:value="2.176" calcext:value-type="float">
            <text:p>2,176</text:p>
          </table:table-cell>
          <table:table-cell table:formula="of:=([G_O.E882] + [G_O1.E882] + [G_O2.E882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883] + [G_O1.D883] + [G_O2.D883])/3" office:value-type="float" office:value="2.17847" calcext:value-type="float">
            <text:p>2,17847</text:p>
          </table:table-cell>
          <table:table-cell table:formula="of:=([G_O.E883] + [G_O1.E883] + [G_O2.E883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884] + [G_O1.D884] + [G_O2.D884])/3" office:value-type="float" office:value="2.18094" calcext:value-type="float">
            <text:p>2,18094</text:p>
          </table:table-cell>
          <table:table-cell table:formula="of:=([G_O.E884] + [G_O1.E884] + [G_O2.E884])/3" office:value-type="float" office:value="-86.2818333333333" calcext:value-type="float">
            <text:p>-86,2818333333333</text:p>
          </table:table-cell>
          <table:table-cell table:number-columns-repeated="2"/>
        </table:table-row>
        <table:table-row table:style-name="ro1">
          <table:table-cell table:formula="of:=([G_O.D885] + [G_O1.D885] + [G_O2.D885])/3" office:value-type="float" office:value="2.18341" calcext:value-type="float">
            <text:p>2,18341</text:p>
          </table:table-cell>
          <table:table-cell table:formula="of:=([G_O.E885] + [G_O1.E885] + [G_O2.E885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886] + [G_O1.D886] + [G_O2.D886])/3" office:value-type="float" office:value="2.18588" calcext:value-type="float">
            <text:p>2,18588</text:p>
          </table:table-cell>
          <table:table-cell table:formula="of:=([G_O.E886] + [G_O1.E886] + [G_O2.E886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887] + [G_O1.D887] + [G_O2.D887])/3" office:value-type="float" office:value="2.18835" calcext:value-type="float">
            <text:p>2,18835</text:p>
          </table:table-cell>
          <table:table-cell table:formula="of:=([G_O.E887] + [G_O1.E887] + [G_O2.E887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888] + [G_O1.D888] + [G_O2.D888])/3" office:value-type="float" office:value="2.19082" calcext:value-type="float">
            <text:p>2,19082</text:p>
          </table:table-cell>
          <table:table-cell table:formula="of:=([G_O.E888] + [G_O1.E888] + [G_O2.E888])/3" office:value-type="float" office:value="-85.8818333333334" calcext:value-type="float">
            <text:p>-85,8818333333334</text:p>
          </table:table-cell>
          <table:table-cell table:number-columns-repeated="2"/>
        </table:table-row>
        <table:table-row table:style-name="ro1">
          <table:table-cell table:formula="of:=([G_O.D889] + [G_O1.D889] + [G_O2.D889])/3" office:value-type="float" office:value="2.19329" calcext:value-type="float">
            <text:p>2,19329</text:p>
          </table:table-cell>
          <table:table-cell table:formula="of:=([G_O.E889] + [G_O1.E889] + [G_O2.E889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890] + [G_O1.D890] + [G_O2.D890])/3" office:value-type="float" office:value="2.19576" calcext:value-type="float">
            <text:p>2,19576</text:p>
          </table:table-cell>
          <table:table-cell table:formula="of:=([G_O.E890] + [G_O1.E890] + [G_O2.E890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891] + [G_O1.D891] + [G_O2.D891])/3" office:value-type="float" office:value="2.19823" calcext:value-type="float">
            <text:p>2,19823</text:p>
          </table:table-cell>
          <table:table-cell table:formula="of:=([G_O.E891] + [G_O1.E891] + [G_O2.E891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892] + [G_O1.D892] + [G_O2.D892])/3" office:value-type="float" office:value="2.2007" calcext:value-type="float">
            <text:p>2,2007</text:p>
          </table:table-cell>
          <table:table-cell table:formula="of:=([G_O.E892] + [G_O1.E892] + [G_O2.E89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893] + [G_O1.D893] + [G_O2.D893])/3" office:value-type="float" office:value="2.20317" calcext:value-type="float">
            <text:p>2,20317</text:p>
          </table:table-cell>
          <table:table-cell table:formula="of:=([G_O.E893] + [G_O1.E893] + [G_O2.E893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894] + [G_O1.D894] + [G_O2.D894])/3" office:value-type="float" office:value="2.20564" calcext:value-type="float">
            <text:p>2,20564</text:p>
          </table:table-cell>
          <table:table-cell table:formula="of:=([G_O.E894] + [G_O1.E894] + [G_O2.E894])/3" office:value-type="float" office:value="-86.1485" calcext:value-type="float">
            <text:p>-86,1485</text:p>
          </table:table-cell>
          <table:table-cell table:number-columns-repeated="2"/>
        </table:table-row>
        <table:table-row table:style-name="ro1">
          <table:table-cell table:formula="of:=([G_O.D895] + [G_O1.D895] + [G_O2.D895])/3" office:value-type="float" office:value="2.20811" calcext:value-type="float">
            <text:p>2,20811</text:p>
          </table:table-cell>
          <table:table-cell table:formula="of:=([G_O.E895] + [G_O1.E895] + [G_O2.E895])/3" office:value-type="float" office:value="-86.4151666666667" calcext:value-type="float">
            <text:p>-86,4151666666667</text:p>
          </table:table-cell>
          <table:table-cell table:number-columns-repeated="2"/>
        </table:table-row>
        <table:table-row table:style-name="ro1">
          <table:table-cell table:formula="of:=([G_O.D896] + [G_O1.D896] + [G_O2.D896])/3" office:value-type="float" office:value="2.21058" calcext:value-type="float">
            <text:p>2,21058</text:p>
          </table:table-cell>
          <table:table-cell table:formula="of:=([G_O.E896] + [G_O1.E896] + [G_O2.E89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897] + [G_O1.D897] + [G_O2.D897])/3" office:value-type="float" office:value="2.21305" calcext:value-type="float">
            <text:p>2,21305</text:p>
          </table:table-cell>
          <table:table-cell table:formula="of:=([G_O.E897] + [G_O1.E897] + [G_O2.E897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898] + [G_O1.D898] + [G_O2.D898])/3" office:value-type="float" office:value="2.21552" calcext:value-type="float">
            <text:p>2,21552</text:p>
          </table:table-cell>
          <table:table-cell table:formula="of:=([G_O.E898] + [G_O1.E898] + [G_O2.E898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899] + [G_O1.D899] + [G_O2.D899])/3" office:value-type="float" office:value="2.21799" calcext:value-type="float">
            <text:p>2,21799</text:p>
          </table:table-cell>
          <table:table-cell table:formula="of:=([G_O.E899] + [G_O1.E899] + [G_O2.E899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900] + [G_O1.D900] + [G_O2.D900])/3" office:value-type="float" office:value="2.22046" calcext:value-type="float">
            <text:p>2,22046</text:p>
          </table:table-cell>
          <table:table-cell table:formula="of:=([G_O.E900] + [G_O1.E900] + [G_O2.E900])/3" office:value-type="float" office:value="-85.7485" calcext:value-type="float">
            <text:p>-85,7485</text:p>
          </table:table-cell>
          <table:table-cell table:number-columns-repeated="2"/>
        </table:table-row>
        <table:table-row table:style-name="ro1">
          <table:table-cell table:formula="of:=([G_O.D901] + [G_O1.D901] + [G_O2.D901])/3" office:value-type="float" office:value="2.22293" calcext:value-type="float">
            <text:p>2,22293</text:p>
          </table:table-cell>
          <table:table-cell table:formula="of:=([G_O.E901] + [G_O1.E901] + [G_O2.E90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902] + [G_O1.D902] + [G_O2.D902])/3" office:value-type="float" office:value="2.2254" calcext:value-type="float">
            <text:p>2,2254</text:p>
          </table:table-cell>
          <table:table-cell table:formula="of:=([G_O.E902] + [G_O1.E902] + [G_O2.E902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903] + [G_O1.D903] + [G_O2.D903])/3" office:value-type="float" office:value="2.22787" calcext:value-type="float">
            <text:p>2,22787</text:p>
          </table:table-cell>
          <table:table-cell table:formula="of:=([G_O.E903] + [G_O1.E903] + [G_O2.E903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904] + [G_O1.D904] + [G_O2.D904])/3" office:value-type="float" office:value="2.23034" calcext:value-type="float">
            <text:p>2,23034</text:p>
          </table:table-cell>
          <table:table-cell table:formula="of:=([G_O.E904] + [G_O1.E904] + [G_O2.E904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905] + [G_O1.D905] + [G_O2.D905])/3" office:value-type="float" office:value="2.23281" calcext:value-type="float">
            <text:p>2,23281</text:p>
          </table:table-cell>
          <table:table-cell table:formula="of:=([G_O.E905] + [G_O1.E905] + [G_O2.E905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906] + [G_O1.D906] + [G_O2.D906])/3" office:value-type="float" office:value="2.23528" calcext:value-type="float">
            <text:p>2,23528</text:p>
          </table:table-cell>
          <table:table-cell table:formula="of:=([G_O.E906] + [G_O1.E906] + [G_O2.E906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907] + [G_O1.D907] + [G_O2.D907])/3" office:value-type="float" office:value="2.23775" calcext:value-type="float">
            <text:p>2,23775</text:p>
          </table:table-cell>
          <table:table-cell table:formula="of:=([G_O.E907] + [G_O1.E907] + [G_O2.E907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908] + [G_O1.D908] + [G_O2.D908])/3" office:value-type="float" office:value="2.24022" calcext:value-type="float">
            <text:p>2,24022</text:p>
          </table:table-cell>
          <table:table-cell table:formula="of:=([G_O.E908] + [G_O1.E908] + [G_O2.E908])/3" office:value-type="float" office:value="-92.0151666666667" calcext:value-type="float">
            <text:p>-92,0151666666667</text:p>
          </table:table-cell>
          <table:table-cell table:number-columns-repeated="2"/>
        </table:table-row>
        <table:table-row table:style-name="ro1">
          <table:table-cell table:formula="of:=([G_O.D909] + [G_O1.D909] + [G_O2.D909])/3" office:value-type="float" office:value="2.24269" calcext:value-type="float">
            <text:p>2,24269</text:p>
          </table:table-cell>
          <table:table-cell table:formula="of:=([G_O.E909] + [G_O1.E909] + [G_O2.E909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910] + [G_O1.D910] + [G_O2.D910])/3" office:value-type="float" office:value="2.24516" calcext:value-type="float">
            <text:p>2,24516</text:p>
          </table:table-cell>
          <table:table-cell table:formula="of:=([G_O.E910] + [G_O1.E910] + [G_O2.E910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911] + [G_O1.D911] + [G_O2.D911])/3" office:value-type="float" office:value="2.24763" calcext:value-type="float">
            <text:p>2,24763</text:p>
          </table:table-cell>
          <table:table-cell table:formula="of:=([G_O.E911] + [G_O1.E911] + [G_O2.E911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912] + [G_O1.D912] + [G_O2.D912])/3" office:value-type="float" office:value="2.2501" calcext:value-type="float">
            <text:p>2,2501</text:p>
          </table:table-cell>
          <table:table-cell table:formula="of:=([G_O.E912] + [G_O1.E912] + [G_O2.E912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913] + [G_O1.D913] + [G_O2.D913])/3" office:value-type="float" office:value="2.25257" calcext:value-type="float">
            <text:p>2,25257</text:p>
          </table:table-cell>
          <table:table-cell table:formula="of:=([G_O.E913] + [G_O1.E913] + [G_O2.E913])/3" office:value-type="float" office:value="-91.8818333333333" calcext:value-type="float">
            <text:p>-91,8818333333333</text:p>
          </table:table-cell>
          <table:table-cell table:number-columns-repeated="2"/>
        </table:table-row>
        <table:table-row table:style-name="ro1">
          <table:table-cell table:formula="of:=([G_O.D914] + [G_O1.D914] + [G_O2.D914])/3" office:value-type="float" office:value="2.25504" calcext:value-type="float">
            <text:p>2,25504</text:p>
          </table:table-cell>
          <table:table-cell table:formula="of:=([G_O.E914] + [G_O1.E914] + [G_O2.E914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915] + [G_O1.D915] + [G_O2.D915])/3" office:value-type="float" office:value="2.25751" calcext:value-type="float">
            <text:p>2,25751</text:p>
          </table:table-cell>
          <table:table-cell table:formula="of:=([G_O.E915] + [G_O1.E915] + [G_O2.E915])/3" office:value-type="float" office:value="-93.4818333333334" calcext:value-type="float">
            <text:p>-93,4818333333334</text:p>
          </table:table-cell>
          <table:table-cell table:number-columns-repeated="2"/>
        </table:table-row>
        <table:table-row table:style-name="ro1">
          <table:table-cell table:formula="of:=([G_O.D916] + [G_O1.D916] + [G_O2.D916])/3" office:value-type="float" office:value="2.25998" calcext:value-type="float">
            <text:p>2,25998</text:p>
          </table:table-cell>
          <table:table-cell table:formula="of:=([G_O.E916] + [G_O1.E916] + [G_O2.E916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917] + [G_O1.D917] + [G_O2.D917])/3" office:value-type="float" office:value="2.26245" calcext:value-type="float">
            <text:p>2,26245</text:p>
          </table:table-cell>
          <table:table-cell table:formula="of:=([G_O.E917] + [G_O1.E917] + [G_O2.E917])/3" office:value-type="float" office:value="-86.6818333333333" calcext:value-type="float">
            <text:p>-86,6818333333333</text:p>
          </table:table-cell>
          <table:table-cell table:number-columns-repeated="2"/>
        </table:table-row>
        <table:table-row table:style-name="ro1">
          <table:table-cell table:formula="of:=([G_O.D918] + [G_O1.D918] + [G_O2.D918])/3" office:value-type="float" office:value="2.26492" calcext:value-type="float">
            <text:p>2,26492</text:p>
          </table:table-cell>
          <table:table-cell table:formula="of:=([G_O.E918] + [G_O1.E918] + [G_O2.E918])/3" office:value-type="float" office:value="-88.9485" calcext:value-type="float">
            <text:p>-88,9485</text:p>
          </table:table-cell>
          <table:table-cell table:number-columns-repeated="2"/>
        </table:table-row>
        <table:table-row table:style-name="ro1">
          <table:table-cell table:formula="of:=([G_O.D919] + [G_O1.D919] + [G_O2.D919])/3" office:value-type="float" office:value="2.26739" calcext:value-type="float">
            <text:p>2,26739</text:p>
          </table:table-cell>
          <table:table-cell table:formula="of:=([G_O.E919] + [G_O1.E919] + [G_O2.E91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920] + [G_O1.D920] + [G_O2.D920])/3" office:value-type="float" office:value="2.26986" calcext:value-type="float">
            <text:p>2,26986</text:p>
          </table:table-cell>
          <table:table-cell table:formula="of:=([G_O.E920] + [G_O1.E920] + [G_O2.E920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921] + [G_O1.D921] + [G_O2.D921])/3" office:value-type="float" office:value="2.27233" calcext:value-type="float">
            <text:p>2,27233</text:p>
          </table:table-cell>
          <table:table-cell table:formula="of:=([G_O.E921] + [G_O1.E921] + [G_O2.E921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922] + [G_O1.D922] + [G_O2.D922])/3" office:value-type="float" office:value="2.2748" calcext:value-type="float">
            <text:p>2,2748</text:p>
          </table:table-cell>
          <table:table-cell table:formula="of:=([G_O.E922] + [G_O1.E922] + [G_O2.E922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923] + [G_O1.D923] + [G_O2.D923])/3" office:value-type="float" office:value="2.27727" calcext:value-type="float">
            <text:p>2,27727</text:p>
          </table:table-cell>
          <table:table-cell table:formula="of:=([G_O.E923] + [G_O1.E923] + [G_O2.E923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924] + [G_O1.D924] + [G_O2.D924])/3" office:value-type="float" office:value="2.27974" calcext:value-type="float">
            <text:p>2,27974</text:p>
          </table:table-cell>
          <table:table-cell table:formula="of:=([G_O.E924] + [G_O1.E924] + [G_O2.E924])/3" office:value-type="float" office:value="-87.0818333333333" calcext:value-type="float">
            <text:p>-87,0818333333333</text:p>
          </table:table-cell>
          <table:table-cell table:number-columns-repeated="2"/>
        </table:table-row>
        <table:table-row table:style-name="ro1">
          <table:table-cell table:formula="of:=([G_O.D925] + [G_O1.D925] + [G_O2.D925])/3" office:value-type="float" office:value="2.28221" calcext:value-type="float">
            <text:p>2,28221</text:p>
          </table:table-cell>
          <table:table-cell table:formula="of:=([G_O.E925] + [G_O1.E925] + [G_O2.E925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926] + [G_O1.D926] + [G_O2.D926])/3" office:value-type="float" office:value="2.28468" calcext:value-type="float">
            <text:p>2,28468</text:p>
          </table:table-cell>
          <table:table-cell table:formula="of:=([G_O.E926] + [G_O1.E926] + [G_O2.E92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927] + [G_O1.D927] + [G_O2.D927])/3" office:value-type="float" office:value="2.28715" calcext:value-type="float">
            <text:p>2,28715</text:p>
          </table:table-cell>
          <table:table-cell table:formula="of:=([G_O.E927] + [G_O1.E927] + [G_O2.E927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28] + [G_O1.D928] + [G_O2.D928])/3" office:value-type="float" office:value="2.28962" calcext:value-type="float">
            <text:p>2,28962</text:p>
          </table:table-cell>
          <table:table-cell table:formula="of:=([G_O.E928] + [G_O1.E928] + [G_O2.E928])/3" office:value-type="float" office:value="-92.9485" calcext:value-type="float">
            <text:p>-92,9485</text:p>
          </table:table-cell>
          <table:table-cell table:number-columns-repeated="2"/>
        </table:table-row>
        <table:table-row table:style-name="ro1">
          <table:table-cell table:formula="of:=([G_O.D929] + [G_O1.D929] + [G_O2.D929])/3" office:value-type="float" office:value="2.29209" calcext:value-type="float">
            <text:p>2,29209</text:p>
          </table:table-cell>
          <table:table-cell table:formula="of:=([G_O.E929] + [G_O1.E929] + [G_O2.E929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930] + [G_O1.D930] + [G_O2.D930])/3" office:value-type="float" office:value="2.29456" calcext:value-type="float">
            <text:p>2,29456</text:p>
          </table:table-cell>
          <table:table-cell table:formula="of:=([G_O.E930] + [G_O1.E930] + [G_O2.E930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931] + [G_O1.D931] + [G_O2.D931])/3" office:value-type="float" office:value="2.29703" calcext:value-type="float">
            <text:p>2,29703</text:p>
          </table:table-cell>
          <table:table-cell table:formula="of:=([G_O.E931] + [G_O1.E931] + [G_O2.E931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932] + [G_O1.D932] + [G_O2.D932])/3" office:value-type="float" office:value="2.2995" calcext:value-type="float">
            <text:p>2,2995</text:p>
          </table:table-cell>
          <table:table-cell table:formula="of:=([G_O.E932] + [G_O1.E932] + [G_O2.E932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933] + [G_O1.D933] + [G_O2.D933])/3" office:value-type="float" office:value="2.30197" calcext:value-type="float">
            <text:p>2,30197</text:p>
          </table:table-cell>
          <table:table-cell table:formula="of:=([G_O.E933] + [G_O1.E933] + [G_O2.E933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934] + [G_O1.D934] + [G_O2.D934])/3" office:value-type="float" office:value="2.30444" calcext:value-type="float">
            <text:p>2,30444</text:p>
          </table:table-cell>
          <table:table-cell table:formula="of:=([G_O.E934] + [G_O1.E934] + [G_O2.E934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35] + [G_O1.D935] + [G_O2.D935])/3" office:value-type="float" office:value="2.30691" calcext:value-type="float">
            <text:p>2,30691</text:p>
          </table:table-cell>
          <table:table-cell table:formula="of:=([G_O.E935] + [G_O1.E935] + [G_O2.E935])/3" office:value-type="float" office:value="-92.6818333333333" calcext:value-type="float">
            <text:p>-92,6818333333333</text:p>
          </table:table-cell>
          <table:table-cell table:number-columns-repeated="2"/>
        </table:table-row>
        <table:table-row table:style-name="ro1">
          <table:table-cell table:formula="of:=([G_O.D936] + [G_O1.D936] + [G_O2.D936])/3" office:value-type="float" office:value="2.30938" calcext:value-type="float">
            <text:p>2,30938</text:p>
          </table:table-cell>
          <table:table-cell table:formula="of:=([G_O.E936] + [G_O1.E936] + [G_O2.E936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937] + [G_O1.D937] + [G_O2.D937])/3" office:value-type="float" office:value="2.31185" calcext:value-type="float">
            <text:p>2,31185</text:p>
          </table:table-cell>
          <table:table-cell table:formula="of:=([G_O.E937] + [G_O1.E937] + [G_O2.E937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938] + [G_O1.D938] + [G_O2.D938])/3" office:value-type="float" office:value="2.31432" calcext:value-type="float">
            <text:p>2,31432</text:p>
          </table:table-cell>
          <table:table-cell table:formula="of:=([G_O.E938] + [G_O1.E938] + [G_O2.E938])/3" office:value-type="float" office:value="-86.8151666666667" calcext:value-type="float">
            <text:p>-86,8151666666667</text:p>
          </table:table-cell>
          <table:table-cell table:number-columns-repeated="2"/>
        </table:table-row>
        <table:table-row table:style-name="ro1">
          <table:table-cell table:formula="of:=([G_O.D939] + [G_O1.D939] + [G_O2.D939])/3" office:value-type="float" office:value="2.31679" calcext:value-type="float">
            <text:p>2,31679</text:p>
          </table:table-cell>
          <table:table-cell table:formula="of:=([G_O.E939] + [G_O1.E939] + [G_O2.E939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940] + [G_O1.D940] + [G_O2.D940])/3" office:value-type="float" office:value="2.31926" calcext:value-type="float">
            <text:p>2,31926</text:p>
          </table:table-cell>
          <table:table-cell table:formula="of:=([G_O.E940] + [G_O1.E940] + [G_O2.E940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941] + [G_O1.D941] + [G_O2.D941])/3" office:value-type="float" office:value="2.32173" calcext:value-type="float">
            <text:p>2,32173</text:p>
          </table:table-cell>
          <table:table-cell table:formula="of:=([G_O.E941] + [G_O1.E941] + [G_O2.E941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42] + [G_O1.D942] + [G_O2.D942])/3" office:value-type="float" office:value="2.3242" calcext:value-type="float">
            <text:p>2,3242</text:p>
          </table:table-cell>
          <table:table-cell table:formula="of:=([G_O.E942] + [G_O1.E942] + [G_O2.E942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G_O.D943] + [G_O1.D943] + [G_O2.D943])/3" office:value-type="float" office:value="2.32667" calcext:value-type="float">
            <text:p>2,32667</text:p>
          </table:table-cell>
          <table:table-cell table:formula="of:=([G_O.E943] + [G_O1.E943] + [G_O2.E943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944] + [G_O1.D944] + [G_O2.D944])/3" office:value-type="float" office:value="2.32914" calcext:value-type="float">
            <text:p>2,32914</text:p>
          </table:table-cell>
          <table:table-cell table:formula="of:=([G_O.E944] + [G_O1.E944] + [G_O2.E944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945] + [G_O1.D945] + [G_O2.D945])/3" office:value-type="float" office:value="2.33161" calcext:value-type="float">
            <text:p>2,33161</text:p>
          </table:table-cell>
          <table:table-cell table:formula="of:=([G_O.E945] + [G_O1.E945] + [G_O2.E945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946] + [G_O1.D946] + [G_O2.D946])/3" office:value-type="float" office:value="2.33408" calcext:value-type="float">
            <text:p>2,33408</text:p>
          </table:table-cell>
          <table:table-cell table:formula="of:=([G_O.E946] + [G_O1.E946] + [G_O2.E946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947] + [G_O1.D947] + [G_O2.D947])/3" office:value-type="float" office:value="2.33655" calcext:value-type="float">
            <text:p>2,33655</text:p>
          </table:table-cell>
          <table:table-cell table:formula="of:=([G_O.E947] + [G_O1.E947] + [G_O2.E947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948] + [G_O1.D948] + [G_O2.D948])/3" office:value-type="float" office:value="2.33902" calcext:value-type="float">
            <text:p>2,33902</text:p>
          </table:table-cell>
          <table:table-cell table:formula="of:=([G_O.E948] + [G_O1.E948] + [G_O2.E948])/3" office:value-type="float" office:value="-92.4151666666667" calcext:value-type="float">
            <text:p>-92,4151666666667</text:p>
          </table:table-cell>
          <table:table-cell table:number-columns-repeated="2"/>
        </table:table-row>
        <table:table-row table:style-name="ro1">
          <table:table-cell table:formula="of:=([G_O.D949] + [G_O1.D949] + [G_O2.D949])/3" office:value-type="float" office:value="2.34149" calcext:value-type="float">
            <text:p>2,34149</text:p>
          </table:table-cell>
          <table:table-cell table:formula="of:=([G_O.E949] + [G_O1.E949] + [G_O2.E949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G_O.D950] + [G_O1.D950] + [G_O2.D950])/3" office:value-type="float" office:value="2.34396" calcext:value-type="float">
            <text:p>2,34396</text:p>
          </table:table-cell>
          <table:table-cell table:formula="of:=([G_O.E950] + [G_O1.E950] + [G_O2.E950])/3" office:value-type="float" office:value="-91.0818333333333" calcext:value-type="float">
            <text:p>-91,0818333333333</text:p>
          </table:table-cell>
          <table:table-cell table:number-columns-repeated="2"/>
        </table:table-row>
        <table:table-row table:style-name="ro1">
          <table:table-cell table:formula="of:=([G_O.D951] + [G_O1.D951] + [G_O2.D951])/3" office:value-type="float" office:value="2.34643" calcext:value-type="float">
            <text:p>2,34643</text:p>
          </table:table-cell>
          <table:table-cell table:formula="of:=([G_O.E951] + [G_O1.E951] + [G_O2.E951])/3" office:value-type="float" office:value="-89.7485" calcext:value-type="float">
            <text:p>-89,7485</text:p>
          </table:table-cell>
          <table:table-cell table:number-columns-repeated="2"/>
        </table:table-row>
        <table:table-row table:style-name="ro1">
          <table:table-cell table:formula="of:=([G_O.D952] + [G_O1.D952] + [G_O2.D952])/3" office:value-type="float" office:value="2.3489" calcext:value-type="float">
            <text:p>2,3489</text:p>
          </table:table-cell>
          <table:table-cell table:formula="of:=([G_O.E952] + [G_O1.E952] + [G_O2.E952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953] + [G_O1.D953] + [G_O2.D953])/3" office:value-type="float" office:value="2.35137" calcext:value-type="float">
            <text:p>2,35137</text:p>
          </table:table-cell>
          <table:table-cell table:formula="of:=([G_O.E953] + [G_O1.E953] + [G_O2.E953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954] + [G_O1.D954] + [G_O2.D954])/3" office:value-type="float" office:value="2.35384" calcext:value-type="float">
            <text:p>2,35384</text:p>
          </table:table-cell>
          <table:table-cell table:formula="of:=([G_O.E954] + [G_O1.E954] + [G_O2.E954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955] + [G_O1.D955] + [G_O2.D955])/3" office:value-type="float" office:value="2.35631" calcext:value-type="float">
            <text:p>2,35631</text:p>
          </table:table-cell>
          <table:table-cell table:formula="of:=([G_O.E955] + [G_O1.E955] + [G_O2.E955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956] + [G_O1.D956] + [G_O2.D956])/3" office:value-type="float" office:value="2.35878" calcext:value-type="float">
            <text:p>2,35878</text:p>
          </table:table-cell>
          <table:table-cell table:formula="of:=([G_O.E956] + [G_O1.E956] + [G_O2.E956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957] + [G_O1.D957] + [G_O2.D957])/3" office:value-type="float" office:value="2.36125" calcext:value-type="float">
            <text:p>2,36125</text:p>
          </table:table-cell>
          <table:table-cell table:formula="of:=([G_O.E957] + [G_O1.E957] + [G_O2.E957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958] + [G_O1.D958] + [G_O2.D958])/3" office:value-type="float" office:value="2.36372" calcext:value-type="float">
            <text:p>2,36372</text:p>
          </table:table-cell>
          <table:table-cell table:formula="of:=([G_O.E958] + [G_O1.E958] + [G_O2.E958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959] + [G_O1.D959] + [G_O2.D959])/3" office:value-type="float" office:value="2.36619" calcext:value-type="float">
            <text:p>2,36619</text:p>
          </table:table-cell>
          <table:table-cell table:formula="of:=([G_O.E959] + [G_O1.E959] + [G_O2.E959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960] + [G_O1.D960] + [G_O2.D960])/3" office:value-type="float" office:value="2.36866" calcext:value-type="float">
            <text:p>2,36866</text:p>
          </table:table-cell>
          <table:table-cell table:formula="of:=([G_O.E960] + [G_O1.E960] + [G_O2.E960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961] + [G_O1.D961] + [G_O2.D961])/3" office:value-type="float" office:value="2.37113" calcext:value-type="float">
            <text:p>2,37113</text:p>
          </table:table-cell>
          <table:table-cell table:formula="of:=([G_O.E961] + [G_O1.E961] + [G_O2.E961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962] + [G_O1.D962] + [G_O2.D962])/3" office:value-type="float" office:value="2.3736" calcext:value-type="float">
            <text:p>2,3736</text:p>
          </table:table-cell>
          <table:table-cell table:formula="of:=([G_O.E962] + [G_O1.E962] + [G_O2.E962])/3" office:value-type="float" office:value="-90.9485" calcext:value-type="float">
            <text:p>-90,9485</text:p>
          </table:table-cell>
          <table:table-cell table:number-columns-repeated="2"/>
        </table:table-row>
        <table:table-row table:style-name="ro1">
          <table:table-cell table:formula="of:=([G_O.D963] + [G_O1.D963] + [G_O2.D963])/3" office:value-type="float" office:value="2.37607" calcext:value-type="float">
            <text:p>2,37607</text:p>
          </table:table-cell>
          <table:table-cell table:formula="of:=([G_O.E963] + [G_O1.E963] + [G_O2.E963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964] + [G_O1.D964] + [G_O2.D964])/3" office:value-type="float" office:value="2.37854" calcext:value-type="float">
            <text:p>2,37854</text:p>
          </table:table-cell>
          <table:table-cell table:formula="of:=([G_O.E964] + [G_O1.E964] + [G_O2.E964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965] + [G_O1.D965] + [G_O2.D965])/3" office:value-type="float" office:value="2.38101" calcext:value-type="float">
            <text:p>2,38101</text:p>
          </table:table-cell>
          <table:table-cell table:formula="of:=([G_O.E965] + [G_O1.E965] + [G_O2.E965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966] + [G_O1.D966] + [G_O2.D966])/3" office:value-type="float" office:value="2.38348" calcext:value-type="float">
            <text:p>2,38348</text:p>
          </table:table-cell>
          <table:table-cell table:formula="of:=([G_O.E966] + [G_O1.E966] + [G_O2.E966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967] + [G_O1.D967] + [G_O2.D967])/3" office:value-type="float" office:value="2.38595" calcext:value-type="float">
            <text:p>2,38595</text:p>
          </table:table-cell>
          <table:table-cell table:formula="of:=([G_O.E967] + [G_O1.E967] + [G_O2.E967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G_O.D968] + [G_O1.D968] + [G_O2.D968])/3" office:value-type="float" office:value="2.38842" calcext:value-type="float">
            <text:p>2,38842</text:p>
          </table:table-cell>
          <table:table-cell table:formula="of:=([G_O.E968] + [G_O1.E968] + [G_O2.E968])/3" office:value-type="float" office:value="-90.2818333333333" calcext:value-type="float">
            <text:p>-90,2818333333333</text:p>
          </table:table-cell>
          <table:table-cell table:number-columns-repeated="2"/>
        </table:table-row>
        <table:table-row table:style-name="ro1">
          <table:table-cell table:formula="of:=([G_O.D969] + [G_O1.D969] + [G_O2.D969])/3" office:value-type="float" office:value="2.39089" calcext:value-type="float">
            <text:p>2,39089</text:p>
          </table:table-cell>
          <table:table-cell table:formula="of:=([G_O.E969] + [G_O1.E969] + [G_O2.E969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970] + [G_O1.D970] + [G_O2.D970])/3" office:value-type="float" office:value="2.39336" calcext:value-type="float">
            <text:p>2,39336</text:p>
          </table:table-cell>
          <table:table-cell table:formula="of:=([G_O.E970] + [G_O1.E970] + [G_O2.E970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971] + [G_O1.D971] + [G_O2.D971])/3" office:value-type="float" office:value="2.39583" calcext:value-type="float">
            <text:p>2,39583</text:p>
          </table:table-cell>
          <table:table-cell table:formula="of:=([G_O.E971] + [G_O1.E971] + [G_O2.E971])/3" office:value-type="float" office:value="-94.5485" calcext:value-type="float">
            <text:p>-94,5485</text:p>
          </table:table-cell>
          <table:table-cell table:number-columns-repeated="2"/>
        </table:table-row>
        <table:table-row table:style-name="ro1">
          <table:table-cell table:formula="of:=([G_O.D972] + [G_O1.D972] + [G_O2.D972])/3" office:value-type="float" office:value="2.3983" calcext:value-type="float">
            <text:p>2,3983</text:p>
          </table:table-cell>
          <table:table-cell table:formula="of:=([G_O.E972] + [G_O1.E972] + [G_O2.E972])/3" office:value-type="float" office:value="-90.4151666666667" calcext:value-type="float">
            <text:p>-90,4151666666667</text:p>
          </table:table-cell>
          <table:table-cell table:number-columns-repeated="2"/>
        </table:table-row>
        <table:table-row table:style-name="ro1">
          <table:table-cell table:formula="of:=([G_O.D973] + [G_O1.D973] + [G_O2.D973])/3" office:value-type="float" office:value="2.40077" calcext:value-type="float">
            <text:p>2,40077</text:p>
          </table:table-cell>
          <table:table-cell table:formula="of:=([G_O.E973] + [G_O1.E973] + [G_O2.E973])/3" office:value-type="float" office:value="-87.7485" calcext:value-type="float">
            <text:p>-87,7485</text:p>
          </table:table-cell>
          <table:table-cell table:number-columns-repeated="2"/>
        </table:table-row>
        <table:table-row table:style-name="ro1">
          <table:table-cell table:formula="of:=([G_O.D974] + [G_O1.D974] + [G_O2.D974])/3" office:value-type="float" office:value="2.40324" calcext:value-type="float">
            <text:p>2,40324</text:p>
          </table:table-cell>
          <table:table-cell table:formula="of:=([G_O.E974] + [G_O1.E974] + [G_O2.E974])/3" office:value-type="float" office:value="-90.5485" calcext:value-type="float">
            <text:p>-90,5485</text:p>
          </table:table-cell>
          <table:table-cell table:number-columns-repeated="2"/>
        </table:table-row>
        <table:table-row table:style-name="ro1">
          <table:table-cell table:formula="of:=([G_O.D975] + [G_O1.D975] + [G_O2.D975])/3" office:value-type="float" office:value="2.40571" calcext:value-type="float">
            <text:p>2,40571</text:p>
          </table:table-cell>
          <table:table-cell table:formula="of:=([G_O.E975] + [G_O1.E975] + [G_O2.E975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976] + [G_O1.D976] + [G_O2.D976])/3" office:value-type="float" office:value="2.40818" calcext:value-type="float">
            <text:p>2,40818</text:p>
          </table:table-cell>
          <table:table-cell table:formula="of:=([G_O.E976] + [G_O1.E976] + [G_O2.E976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977] + [G_O1.D977] + [G_O2.D977])/3" office:value-type="float" office:value="2.41065" calcext:value-type="float">
            <text:p>2,41065</text:p>
          </table:table-cell>
          <table:table-cell table:formula="of:=([G_O.E977] + [G_O1.E977] + [G_O2.E97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978] + [G_O1.D978] + [G_O2.D978])/3" office:value-type="float" office:value="2.41312" calcext:value-type="float">
            <text:p>2,41312</text:p>
          </table:table-cell>
          <table:table-cell table:formula="of:=([G_O.E978] + [G_O1.E978] + [G_O2.E97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979] + [G_O1.D979] + [G_O2.D979])/3" office:value-type="float" office:value="2.41559" calcext:value-type="float">
            <text:p>2,41559</text:p>
          </table:table-cell>
          <table:table-cell table:formula="of:=([G_O.E979] + [G_O1.E979] + [G_O2.E979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980] + [G_O1.D980] + [G_O2.D980])/3" office:value-type="float" office:value="2.41806" calcext:value-type="float">
            <text:p>2,41806</text:p>
          </table:table-cell>
          <table:table-cell table:formula="of:=([G_O.E980] + [G_O1.E980] + [G_O2.E980])/3" office:value-type="float" office:value="-84.9485" calcext:value-type="float">
            <text:p>-84,9485</text:p>
          </table:table-cell>
          <table:table-cell table:number-columns-repeated="2"/>
        </table:table-row>
        <table:table-row table:style-name="ro1">
          <table:table-cell table:formula="of:=([G_O.D981] + [G_O1.D981] + [G_O2.D981])/3" office:value-type="float" office:value="2.42053" calcext:value-type="float">
            <text:p>2,42053</text:p>
          </table:table-cell>
          <table:table-cell table:formula="of:=([G_O.E981] + [G_O1.E981] + [G_O2.E981])/3" office:value-type="float" office:value="-90.1485" calcext:value-type="float">
            <text:p>-90,1485</text:p>
          </table:table-cell>
          <table:table-cell table:number-columns-repeated="2"/>
        </table:table-row>
        <table:table-row table:style-name="ro1">
          <table:table-cell table:formula="of:=([G_O.D982] + [G_O1.D982] + [G_O2.D982])/3" office:value-type="float" office:value="2.423" calcext:value-type="float">
            <text:p>2,423</text:p>
          </table:table-cell>
          <table:table-cell table:formula="of:=([G_O.E982] + [G_O1.E982] + [G_O2.E982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983] + [G_O1.D983] + [G_O2.D983])/3" office:value-type="float" office:value="2.42547" calcext:value-type="float">
            <text:p>2,42547</text:p>
          </table:table-cell>
          <table:table-cell table:formula="of:=([G_O.E983] + [G_O1.E983] + [G_O2.E983])/3" office:value-type="float" office:value="-86.9485" calcext:value-type="float">
            <text:p>-86,9485</text:p>
          </table:table-cell>
          <table:table-cell table:number-columns-repeated="2"/>
        </table:table-row>
        <table:table-row table:style-name="ro1">
          <table:table-cell table:formula="of:=([G_O.D984] + [G_O1.D984] + [G_O2.D984])/3" office:value-type="float" office:value="2.42794" calcext:value-type="float">
            <text:p>2,42794</text:p>
          </table:table-cell>
          <table:table-cell table:formula="of:=([G_O.E984] + [G_O1.E984] + [G_O2.E984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985] + [G_O1.D985] + [G_O2.D985])/3" office:value-type="float" office:value="2.43041" calcext:value-type="float">
            <text:p>2,43041</text:p>
          </table:table-cell>
          <table:table-cell table:formula="of:=([G_O.E985] + [G_O1.E985] + [G_O2.E985])/3" office:value-type="float" office:value="-89.8818333333333" calcext:value-type="float">
            <text:p>-89,8818333333333</text:p>
          </table:table-cell>
          <table:table-cell table:number-columns-repeated="2"/>
        </table:table-row>
        <table:table-row table:style-name="ro1">
          <table:table-cell table:formula="of:=([G_O.D986] + [G_O1.D986] + [G_O2.D986])/3" office:value-type="float" office:value="2.43288" calcext:value-type="float">
            <text:p>2,43288</text:p>
          </table:table-cell>
          <table:table-cell table:formula="of:=([G_O.E986] + [G_O1.E986] + [G_O2.E986])/3" office:value-type="float" office:value="-87.2151666666667" calcext:value-type="float">
            <text:p>-87,2151666666667</text:p>
          </table:table-cell>
          <table:table-cell table:number-columns-repeated="2"/>
        </table:table-row>
        <table:table-row table:style-name="ro1">
          <table:table-cell table:formula="of:=([G_O.D987] + [G_O1.D987] + [G_O2.D987])/3" office:value-type="float" office:value="2.43535" calcext:value-type="float">
            <text:p>2,43535</text:p>
          </table:table-cell>
          <table:table-cell table:formula="of:=([G_O.E987] + [G_O1.E987] + [G_O2.E987])/3" office:value-type="float" office:value="-88.4151666666667" calcext:value-type="float">
            <text:p>-88,4151666666667</text:p>
          </table:table-cell>
          <table:table-cell table:number-columns-repeated="2"/>
        </table:table-row>
        <table:table-row table:style-name="ro1">
          <table:table-cell table:formula="of:=([G_O.D988] + [G_O1.D988] + [G_O2.D988])/3" office:value-type="float" office:value="2.43782" calcext:value-type="float">
            <text:p>2,43782</text:p>
          </table:table-cell>
          <table:table-cell table:formula="of:=([G_O.E988] + [G_O1.E988] + [G_O2.E988])/3" office:value-type="float" office:value="-93.7485" calcext:value-type="float">
            <text:p>-93,7485</text:p>
          </table:table-cell>
          <table:table-cell table:number-columns-repeated="2"/>
        </table:table-row>
        <table:table-row table:style-name="ro1">
          <table:table-cell table:formula="of:=([G_O.D989] + [G_O1.D989] + [G_O2.D989])/3" office:value-type="float" office:value="2.44029" calcext:value-type="float">
            <text:p>2,44029</text:p>
          </table:table-cell>
          <table:table-cell table:formula="of:=([G_O.E989] + [G_O1.E989] + [G_O2.E989])/3" office:value-type="float" office:value="-92.1485" calcext:value-type="float">
            <text:p>-92,1485</text:p>
          </table:table-cell>
          <table:table-cell table:number-columns-repeated="2"/>
        </table:table-row>
        <table:table-row table:style-name="ro1">
          <table:table-cell table:formula="of:=([G_O.D990] + [G_O1.D990] + [G_O2.D990])/3" office:value-type="float" office:value="2.44276" calcext:value-type="float">
            <text:p>2,44276</text:p>
          </table:table-cell>
          <table:table-cell table:formula="of:=([G_O.E990] + [G_O1.E990] + [G_O2.E990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991] + [G_O1.D991] + [G_O2.D991])/3" office:value-type="float" office:value="2.44523" calcext:value-type="float">
            <text:p>2,44523</text:p>
          </table:table-cell>
          <table:table-cell table:formula="of:=([G_O.E991] + [G_O1.E991] + [G_O2.E991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992] + [G_O1.D992] + [G_O2.D992])/3" office:value-type="float" office:value="2.4477" calcext:value-type="float">
            <text:p>2,4477</text:p>
          </table:table-cell>
          <table:table-cell table:formula="of:=([G_O.E992] + [G_O1.E992] + [G_O2.E992])/3" office:value-type="float" office:value="-92.2818333333333" calcext:value-type="float">
            <text:p>-92,2818333333333</text:p>
          </table:table-cell>
          <table:table-cell table:number-columns-repeated="2"/>
        </table:table-row>
        <table:table-row table:style-name="ro1">
          <table:table-cell table:formula="of:=([G_O.D993] + [G_O1.D993] + [G_O2.D993])/3" office:value-type="float" office:value="2.45017" calcext:value-type="float">
            <text:p>2,45017</text:p>
          </table:table-cell>
          <table:table-cell table:formula="of:=([G_O.E993] + [G_O1.E993] + [G_O2.E993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994] + [G_O1.D994] + [G_O2.D994])/3" office:value-type="float" office:value="2.45264" calcext:value-type="float">
            <text:p>2,45264</text:p>
          </table:table-cell>
          <table:table-cell table:formula="of:=([G_O.E994] + [G_O1.E994] + [G_O2.E994])/3" office:value-type="float" office:value="-88.5485" calcext:value-type="float">
            <text:p>-88,5485</text:p>
          </table:table-cell>
          <table:table-cell table:number-columns-repeated="2"/>
        </table:table-row>
        <table:table-row table:style-name="ro1">
          <table:table-cell table:formula="of:=([G_O.D995] + [G_O1.D995] + [G_O2.D995])/3" office:value-type="float" office:value="2.45511" calcext:value-type="float">
            <text:p>2,45511</text:p>
          </table:table-cell>
          <table:table-cell table:formula="of:=([G_O.E995] + [G_O1.E995] + [G_O2.E995])/3" office:value-type="float" office:value="-88.0151666666667" calcext:value-type="float">
            <text:p>-88,0151666666667</text:p>
          </table:table-cell>
          <table:table-cell table:number-columns-repeated="2"/>
        </table:table-row>
        <table:table-row table:style-name="ro1">
          <table:table-cell table:formula="of:=([G_O.D996] + [G_O1.D996] + [G_O2.D996])/3" office:value-type="float" office:value="2.45758" calcext:value-type="float">
            <text:p>2,45758</text:p>
          </table:table-cell>
          <table:table-cell table:formula="of:=([G_O.E996] + [G_O1.E996] + [G_O2.E996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997] + [G_O1.D997] + [G_O2.D997])/3" office:value-type="float" office:value="2.46005" calcext:value-type="float">
            <text:p>2,46005</text:p>
          </table:table-cell>
          <table:table-cell table:formula="of:=([G_O.E997] + [G_O1.E997] + [G_O2.E997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998] + [G_O1.D998] + [G_O2.D998])/3" office:value-type="float" office:value="2.46252" calcext:value-type="float">
            <text:p>2,46252</text:p>
          </table:table-cell>
          <table:table-cell table:formula="of:=([G_O.E998] + [G_O1.E998] + [G_O2.E998])/3" office:value-type="float" office:value="-89.6151666666667" calcext:value-type="float">
            <text:p>-89,6151666666667</text:p>
          </table:table-cell>
          <table:table-cell table:number-columns-repeated="2"/>
        </table:table-row>
        <table:table-row table:style-name="ro1">
          <table:table-cell table:formula="of:=([G_O.D999] + [G_O1.D999] + [G_O2.D999])/3" office:value-type="float" office:value="2.46499" calcext:value-type="float">
            <text:p>2,46499</text:p>
          </table:table-cell>
          <table:table-cell table:formula="of:=([G_O.E999] + [G_O1.E999] + [G_O2.E99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1000] + [G_O1.D1000] + [G_O2.D1000])/3" office:value-type="float" office:value="2.46746" calcext:value-type="float">
            <text:p>2,46746</text:p>
          </table:table-cell>
          <table:table-cell table:formula="of:=([G_O.E1000] + [G_O1.E1000] + [G_O2.E1000])/3" office:value-type="float" office:value="-88.8151666666667" calcext:value-type="float">
            <text:p>-88,8151666666667</text:p>
          </table:table-cell>
          <table:table-cell table:number-columns-repeated="2"/>
        </table:table-row>
        <table:table-row table:style-name="ro1">
          <table:table-cell table:formula="of:=([G_O.D1001] + [G_O1.D1001] + [G_O2.D1001])/3" office:value-type="float" office:value="2.46993" calcext:value-type="float">
            <text:p>2,46993</text:p>
          </table:table-cell>
          <table:table-cell table:formula="of:=([G_O.E1001] + [G_O1.E1001] + [G_O2.E1001])/3" office:value-type="float" office:value="-90.6818333333333" calcext:value-type="float">
            <text:p>-90,6818333333333</text:p>
          </table:table-cell>
          <table:table-cell table:number-columns-repeated="2"/>
        </table:table-row>
        <table:table-row table:style-name="ro1">
          <table:table-cell table:formula="of:=([G_O.D1002] + [G_O1.D1002] + [G_O2.D1002])/3" office:value-type="float" office:value="2.4724" calcext:value-type="float">
            <text:p>2,4724</text:p>
          </table:table-cell>
          <table:table-cell table:formula="of:=([G_O.E1002] + [G_O1.E1002] + [G_O2.E1002])/3" office:value-type="float" office:value="-91.7485" calcext:value-type="float">
            <text:p>-91,7485</text:p>
          </table:table-cell>
          <table:table-cell table:number-columns-repeated="2"/>
        </table:table-row>
        <table:table-row table:style-name="ro1">
          <table:table-cell table:formula="of:=([G_O.D1003] + [G_O1.D1003] + [G_O2.D1003])/3" office:value-type="float" office:value="2.47487" calcext:value-type="float">
            <text:p>2,47487</text:p>
          </table:table-cell>
          <table:table-cell table:formula="of:=([G_O.E1003] + [G_O1.E1003] + [G_O2.E1003])/3" office:value-type="float" office:value="-93.3485" calcext:value-type="float">
            <text:p>-93,3485</text:p>
          </table:table-cell>
          <table:table-cell table:number-columns-repeated="2"/>
        </table:table-row>
        <table:table-row table:style-name="ro1">
          <table:table-cell table:formula="of:=([G_O.D1004] + [G_O1.D1004] + [G_O2.D1004])/3" office:value-type="float" office:value="2.47734" calcext:value-type="float">
            <text:p>2,47734</text:p>
          </table:table-cell>
          <table:table-cell table:formula="of:=([G_O.E1004] + [G_O1.E1004] + [G_O2.E1004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1005] + [G_O1.D1005] + [G_O2.D1005])/3" office:value-type="float" office:value="2.47981" calcext:value-type="float">
            <text:p>2,47981</text:p>
          </table:table-cell>
          <table:table-cell table:formula="of:=([G_O.E1005] + [G_O1.E1005] + [G_O2.E1005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1006] + [G_O1.D1006] + [G_O2.D1006])/3" office:value-type="float" office:value="2.48228" calcext:value-type="float">
            <text:p>2,48228</text:p>
          </table:table-cell>
          <table:table-cell table:formula="of:=([G_O.E1006] + [G_O1.E1006] + [G_O2.E1006])/3" office:value-type="float" office:value="-91.2151666666667" calcext:value-type="float">
            <text:p>-91,2151666666667</text:p>
          </table:table-cell>
          <table:table-cell table:number-columns-repeated="2"/>
        </table:table-row>
        <table:table-row table:style-name="ro1">
          <table:table-cell table:formula="of:=([G_O.D1007] + [G_O1.D1007] + [G_O2.D1007])/3" office:value-type="float" office:value="2.48475" calcext:value-type="float">
            <text:p>2,48475</text:p>
          </table:table-cell>
          <table:table-cell table:formula="of:=([G_O.E1007] + [G_O1.E1007] + [G_O2.E1007])/3" office:value-type="float" office:value="-89.4818333333333" calcext:value-type="float">
            <text:p>-89,4818333333333</text:p>
          </table:table-cell>
          <table:table-cell table:number-columns-repeated="2"/>
        </table:table-row>
        <table:table-row table:style-name="ro1">
          <table:table-cell table:formula="of:=([G_O.D1008] + [G_O1.D1008] + [G_O2.D1008])/3" office:value-type="float" office:value="2.48722" calcext:value-type="float">
            <text:p>2,48722</text:p>
          </table:table-cell>
          <table:table-cell table:formula="of:=([G_O.E1008] + [G_O1.E1008] + [G_O2.E1008])/3" office:value-type="float" office:value="-91.6151666666667" calcext:value-type="float">
            <text:p>-91,6151666666667</text:p>
          </table:table-cell>
          <table:table-cell table:number-columns-repeated="2"/>
        </table:table-row>
        <table:table-row table:style-name="ro1">
          <table:table-cell table:formula="of:=([G_O.D1009] + [G_O1.D1009] + [G_O2.D1009])/3" office:value-type="float" office:value="2.48969" calcext:value-type="float">
            <text:p>2,48969</text:p>
          </table:table-cell>
          <table:table-cell table:formula="of:=([G_O.E1009] + [G_O1.E1009] + [G_O2.E1009])/3" office:value-type="float" office:value="-92.8151666666667" calcext:value-type="float">
            <text:p>-92,8151666666667</text:p>
          </table:table-cell>
          <table:table-cell table:number-columns-repeated="2"/>
        </table:table-row>
        <table:table-row table:style-name="ro1">
          <table:table-cell table:formula="of:=([G_O.D1010] + [G_O1.D1010] + [G_O2.D1010])/3" office:value-type="float" office:value="2.49216" calcext:value-type="float">
            <text:p>2,49216</text:p>
          </table:table-cell>
          <table:table-cell table:formula="of:=([G_O.E1010] + [G_O1.E1010] + [G_O2.E1010])/3" office:value-type="float" office:value="-89.3485" calcext:value-type="float">
            <text:p>-89,3485</text:p>
          </table:table-cell>
          <table:table-cell table:number-columns-repeated="2"/>
        </table:table-row>
        <table:table-row table:style-name="ro1">
          <table:table-cell table:formula="of:=([G_O.D1011] + [G_O1.D1011] + [G_O2.D1011])/3" office:value-type="float" office:value="2.49463" calcext:value-type="float">
            <text:p>2,49463</text:p>
          </table:table-cell>
          <table:table-cell table:formula="of:=([G_O.E1011] + [G_O1.E1011] + [G_O2.E1011])/3" office:value-type="float" office:value="-91.4818333333333" calcext:value-type="float">
            <text:p>-91,4818333333333</text:p>
          </table:table-cell>
          <table:table-cell table:number-columns-repeated="2"/>
        </table:table-row>
        <table:table-row table:style-name="ro1">
          <table:table-cell table:formula="of:=([G_O.D1012] + [G_O1.D1012] + [G_O2.D1012])/3" office:value-type="float" office:value="2.4971" calcext:value-type="float">
            <text:p>2,4971</text:p>
          </table:table-cell>
          <table:table-cell table:formula="of:=([G_O.E1012] + [G_O1.E1012] + [G_O2.E1012])/3" office:value-type="float" office:value="-93.2151666666667" calcext:value-type="float">
            <text:p>-93,2151666666667</text:p>
          </table:table-cell>
          <table:table-cell table:number-columns-repeated="2"/>
        </table:table-row>
        <table:table-row table:style-name="ro1">
          <table:table-cell table:formula="of:=([G_O.D1013] + [G_O1.D1013] + [G_O2.D1013])/3" office:value-type="float" office:value="2.49957" calcext:value-type="float">
            <text:p>2,49957</text:p>
          </table:table-cell>
          <table:table-cell table:formula="of:=([G_O.E1013] + [G_O1.E1013] + [G_O2.E1013])/3" office:value-type="float" office:value="-88.1485" calcext:value-type="float">
            <text:p>-88,1485</text:p>
          </table:table-cell>
          <table:table-cell table:number-columns-repeated="2"/>
        </table:table-row>
        <table:table-row table:style-name="ro1">
          <table:table-cell table:formula="of:=([G_O.D1014] + [G_O1.D1014] + [G_O2.D1014])/3" office:value-type="float" office:value="2.50204" calcext:value-type="float">
            <text:p>2,50204</text:p>
          </table:table-cell>
          <table:table-cell table:formula="of:=([G_O.E1014] + [G_O1.E1014] + [G_O2.E1014])/3" office:value-type="float" office:value="-88.2818333333333" calcext:value-type="float">
            <text:p>-88,2818333333333</text:p>
          </table:table-cell>
          <table:table-cell table:number-columns-repeated="2"/>
        </table:table-row>
        <table:table-row table:style-name="ro1">
          <table:table-cell table:formula="of:=([G_O.D1015] + [G_O1.D1015] + [G_O2.D1015])/3" office:value-type="float" office:value="2.50451" calcext:value-type="float">
            <text:p>2,50451</text:p>
          </table:table-cell>
          <table:table-cell table:formula="of:=([G_O.E1015] + [G_O1.E1015] + [G_O2.E1015])/3" office:value-type="float" office:value="-86.5485" calcext:value-type="float">
            <text:p>-86,5485</text:p>
          </table:table-cell>
          <table:table-cell table:number-columns-repeated="2"/>
        </table:table-row>
        <table:table-row table:style-name="ro1">
          <table:table-cell table:formula="of:=([G_O.D1016] + [G_O1.D1016] + [G_O2.D1016])/3" office:value-type="float" office:value="2.50698" calcext:value-type="float">
            <text:p>2,50698</text:p>
          </table:table-cell>
          <table:table-cell table:formula="of:=([G_O.E1016] + [G_O1.E1016] + [G_O2.E1016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1017] + [G_O1.D1017] + [G_O2.D1017])/3" office:value-type="float" office:value="2.50945" calcext:value-type="float">
            <text:p>2,50945</text:p>
          </table:table-cell>
          <table:table-cell table:formula="of:=([G_O.E1017] + [G_O1.E1017] + [G_O2.E1017])/3" office:value-type="float" office:value="-91.3485" calcext:value-type="float">
            <text:p>-91,3485</text:p>
          </table:table-cell>
          <table:table-cell table:number-columns-repeated="2"/>
        </table:table-row>
        <table:table-row table:style-name="ro1">
          <table:table-cell table:formula="of:=([G_O.D1018] + [G_O1.D1018] + [G_O2.D1018])/3" office:value-type="float" office:value="2.51192" calcext:value-type="float">
            <text:p>2,51192</text:p>
          </table:table-cell>
          <table:table-cell table:formula="of:=([G_O.E1018] + [G_O1.E1018] + [G_O2.E1018])/3" office:value-type="float" office:value="-90.8151666666667" calcext:value-type="float">
            <text:p>-90,8151666666667</text:p>
          </table:table-cell>
          <table:table-cell table:number-columns-repeated="2"/>
        </table:table-row>
        <table:table-row table:style-name="ro1">
          <table:table-cell table:formula="of:=([G_O.D1019] + [G_O1.D1019] + [G_O2.D1019])/3" office:value-type="float" office:value="2.51439" calcext:value-type="float">
            <text:p>2,51439</text:p>
          </table:table-cell>
          <table:table-cell table:formula="of:=([G_O.E1019] + [G_O1.E1019] + [G_O2.E1019])/3" office:value-type="float" office:value="-87.8818333333333" calcext:value-type="float">
            <text:p>-87,8818333333333</text:p>
          </table:table-cell>
          <table:table-cell table:number-columns-repeated="2"/>
        </table:table-row>
        <table:table-row table:style-name="ro1">
          <table:table-cell table:formula="of:=([G_O.D1020] + [G_O1.D1020] + [G_O2.D1020])/3" office:value-type="float" office:value="2.51686" calcext:value-type="float">
            <text:p>2,51686</text:p>
          </table:table-cell>
          <table:table-cell table:formula="of:=([G_O.E1020] + [G_O1.E1020] + [G_O2.E1020])/3" office:value-type="float" office:value="-90.0151666666667" calcext:value-type="float">
            <text:p>-90,0151666666667</text:p>
          </table:table-cell>
          <table:table-cell table:number-columns-repeated="2"/>
        </table:table-row>
        <table:table-row table:style-name="ro1">
          <table:table-cell table:formula="of:=([G_O.D1021] + [G_O1.D1021] + [G_O2.D1021])/3" office:value-type="float" office:value="2.51933" calcext:value-type="float">
            <text:p>2,51933</text:p>
          </table:table-cell>
          <table:table-cell table:formula="of:=([G_O.E1021] + [G_O1.E1021] + [G_O2.E1021])/3" office:value-type="float" office:value="-89.2151666666667" calcext:value-type="float">
            <text:p>-89,2151666666667</text:p>
          </table:table-cell>
          <table:table-cell table:number-columns-repeated="2"/>
        </table:table-row>
        <table:table-row table:style-name="ro1">
          <table:table-cell table:formula="of:=([G_O.D1022] + [G_O1.D1022] + [G_O2.D1022])/3" office:value-type="float" office:value="2.5218" calcext:value-type="float">
            <text:p>2,5218</text:p>
          </table:table-cell>
          <table:table-cell table:formula="of:=([G_O.E1022] + [G_O1.E1022] + [G_O2.E1022])/3" office:value-type="float" office:value="-89.0818333333333" calcext:value-type="float">
            <text:p>-89,0818333333333</text:p>
          </table:table-cell>
          <table:table-cell table:number-columns-repeated="2"/>
        </table:table-row>
        <table:table-row table:style-name="ro1">
          <table:table-cell table:formula="of:=([G_O.D1023] + [G_O1.D1023] + [G_O2.D1023])/3" office:value-type="float" office:value="2.52427" calcext:value-type="float">
            <text:p>2,52427</text:p>
          </table:table-cell>
          <table:table-cell table:formula="of:=([G_O.E1023] + [G_O1.E1023] + [G_O2.E1023])/3" office:value-type="float" office:value="-92.5485" calcext:value-type="float">
            <text:p>-92,5485</text:p>
          </table:table-cell>
          <table:table-cell table:number-columns-repeated="2"/>
        </table:table-row>
        <table:table-row table:style-name="ro1">
          <table:table-cell table:formula="of:=([G_O.D1024] + [G_O1.D1024] + [G_O2.D1024])/3" office:value-type="float" office:value="2.52674" calcext:value-type="float">
            <text:p>2,52674</text:p>
          </table:table-cell>
          <table:table-cell table:formula="of:=([G_O.E1024] + [G_O1.E1024] + [G_O2.E1024])/3" office:value-type="float" office:value="-91.8818333333333" calcext:value-type="float">
            <text:p>-91,8818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8:31:13.929338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11:40.712873587</meta:creation-date>
    <dc:date>2017-10-25T18:35:02.899091450</dc:date>
    <meta:editing-duration>PT13M4S</meta:editing-duration>
    <meta:editing-cycles>3</meta:editing-cycles>
    <meta:generator>LibreOffice/5.3.1.2$Linux_X86_64 LibreOffice_project/30m0$Build-2</meta:generator>
    <meta:document-statistic meta:table-count="4" meta:cell-count="8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841cm" svg:y="4.23cm" style:legend-expansion="high" chart:style-name="ch2"/>
        <chart:plot-area chart:style-name="ch3" table:cell-range-address="G_OALL.A386:G_OALL.B405" chart:data-source-has-labels="column" svg:x="0.319cm" svg:y="0.18cm" svg:width="13.203cm" svg:height="8.646cm">
          <chartooo:coordinate-region svg:x="1.046cm" svg:y="1.387cm" svg:width="12.428cm" svg:height="7.267cm"/>
          <chart:axis chart:dimension="x" chart:name="primary-x" chart:style-name="ch4" chartooo:axis-type="auto">
            <chartooo:date-scale/>
            <chart:categories table:cell-range-address="G_OALL.A386:G_OALL.A405"/>
            <chart:grid chart:style-name="ch5" chart:class="major"/>
          </chart:axis>
          <chart:axis chart:dimension="y" chart:name="primary-y" chart:style-name="ch6"/>
          <chart:series chart:style-name="ch7" chart:values-cell-range-address="G_OALL.B386:G_OALL.B40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.95088">
                <text:p>0.95088</text:p>
                <draw:g>
                  <svg:desc>G_OALL.A386:G_OALL.A405</svg:desc>
                </draw:g>
              </table:table-cell>
              <table:table-cell office:value-type="float" office:value="-65.7485">
                <text:p>-65.7485</text:p>
                <draw:g>
                  <svg:desc>G_OALL.B386:G_OALL.B405</svg:desc>
                </draw:g>
              </table:table-cell>
            </table:table-row>
            <table:table-row>
              <table:table-cell office:value-type="float" office:value="0.95335">
                <text:p>0.95335</text:p>
              </table:table-cell>
              <table:table-cell office:value-type="float" office:value="-64.5485">
                <text:p>-64.5485</text:p>
              </table:table-cell>
            </table:table-row>
            <table:table-row>
              <table:table-cell office:value-type="float" office:value="0.95582">
                <text:p>0.95582</text:p>
              </table:table-cell>
              <table:table-cell office:value-type="float" office:value="-67.8818333333333">
                <text:p>-67.8818333333333</text:p>
              </table:table-cell>
            </table:table-row>
            <table:table-row>
              <table:table-cell office:value-type="float" office:value="0.95829">
                <text:p>0.95829</text:p>
              </table:table-cell>
              <table:table-cell office:value-type="float" office:value="-68.1485">
                <text:p>-68.1485</text:p>
              </table:table-cell>
            </table:table-row>
            <table:table-row>
              <table:table-cell office:value-type="float" office:value="0.96076">
                <text:p>0.96076</text:p>
              </table:table-cell>
              <table:table-cell office:value-type="float" office:value="-65.0818333333333">
                <text:p>-65.0818333333333</text:p>
              </table:table-cell>
            </table:table-row>
            <table:table-row>
              <table:table-cell office:value-type="float" office:value="0.96323">
                <text:p>0.96323</text:p>
              </table:table-cell>
              <table:table-cell office:value-type="float" office:value="-64.9485">
                <text:p>-64.9485</text:p>
              </table:table-cell>
            </table:table-row>
            <table:table-row>
              <table:table-cell office:value-type="float" office:value="0.9657">
                <text:p>0.9657</text:p>
              </table:table-cell>
              <table:table-cell office:value-type="float" office:value="-68.1485">
                <text:p>-68.1485</text:p>
              </table:table-cell>
            </table:table-row>
            <table:table-row>
              <table:table-cell office:value-type="float" office:value="0.96817">
                <text:p>0.96817</text:p>
              </table:table-cell>
              <table:table-cell office:value-type="float" office:value="-72.2818333333333">
                <text:p>-72.2818333333333</text:p>
              </table:table-cell>
            </table:table-row>
            <table:table-row>
              <table:table-cell office:value-type="float" office:value="0.97064">
                <text:p>0.97064</text:p>
              </table:table-cell>
              <table:table-cell office:value-type="float" office:value="-66.5485">
                <text:p>-66.5485</text:p>
              </table:table-cell>
            </table:table-row>
            <table:table-row>
              <table:table-cell office:value-type="float" office:value="0.97311">
                <text:p>0.97311</text:p>
              </table:table-cell>
              <table:table-cell office:value-type="float" office:value="-65.6151666666667">
                <text:p>-65.6151666666667</text:p>
              </table:table-cell>
            </table:table-row>
            <table:table-row>
              <table:table-cell office:value-type="float" office:value="0.97558">
                <text:p>0.97558</text:p>
              </table:table-cell>
              <table:table-cell office:value-type="float" office:value="-60.8151666666667">
                <text:p>-60.8151666666667</text:p>
              </table:table-cell>
            </table:table-row>
            <table:table-row>
              <table:table-cell office:value-type="float" office:value="0.97805">
                <text:p>0.97805</text:p>
              </table:table-cell>
              <table:table-cell office:value-type="float" office:value="-57.8818333333333">
                <text:p>-57.8818333333333</text:p>
              </table:table-cell>
            </table:table-row>
            <table:table-row>
              <table:table-cell office:value-type="float" office:value="0.98052">
                <text:p>0.98052</text:p>
              </table:table-cell>
              <table:table-cell office:value-type="float" office:value="-58.5485">
                <text:p>-58.5485</text:p>
              </table:table-cell>
            </table:table-row>
            <table:table-row>
              <table:table-cell office:value-type="float" office:value="0.98299">
                <text:p>0.98299</text:p>
              </table:table-cell>
              <table:table-cell office:value-type="float" office:value="-60.4151666666667">
                <text:p>-60.4151666666667</text:p>
              </table:table-cell>
            </table:table-row>
            <table:table-row>
              <table:table-cell office:value-type="float" office:value="0.98546">
                <text:p>0.98546</text:p>
              </table:table-cell>
              <table:table-cell office:value-type="float" office:value="-62.4151666666667">
                <text:p>-62.4151666666667</text:p>
              </table:table-cell>
            </table:table-row>
            <table:table-row>
              <table:table-cell office:value-type="float" office:value="0.98793">
                <text:p>0.98793</text:p>
              </table:table-cell>
              <table:table-cell office:value-type="float" office:value="-59.8818333333333">
                <text:p>-59.8818333333333</text:p>
              </table:table-cell>
            </table:table-row>
            <table:table-row>
              <table:table-cell office:value-type="float" office:value="0.9904">
                <text:p>0.9904</text:p>
              </table:table-cell>
              <table:table-cell office:value-type="float" office:value="-65.6151666666667">
                <text:p>-65.6151666666667</text:p>
              </table:table-cell>
            </table:table-row>
            <table:table-row>
              <table:table-cell office:value-type="float" office:value="0.99287">
                <text:p>0.99287</text:p>
              </table:table-cell>
              <table:table-cell office:value-type="float" office:value="-60.1485">
                <text:p>-60.1485</text:p>
              </table:table-cell>
            </table:table-row>
            <table:table-row>
              <table:table-cell office:value-type="float" office:value="0.99534">
                <text:p>0.99534</text:p>
              </table:table-cell>
              <table:table-cell office:value-type="float" office:value="-60.8151666666667">
                <text:p>-60.8151666666667</text:p>
              </table:table-cell>
            </table:table-row>
            <table:table-row>
              <table:table-cell office:value-type="float" office:value="0.99781">
                <text:p>0.99781</text:p>
              </table:table-cell>
              <table:table-cell office:value-type="float" office:value="-64.1485">
                <text:p>-64.1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27cm" style:legend-expansion="high" chart:style-name="ch2"/>
        <chart:plot-area chart:style-name="ch3" table:cell-range-address="G_OALL.A427:G_OALL.B446" chart:data-source-has-labels="column" svg:x="0.32cm" svg:y="0.18cm" svg:width="13.203cm" svg:height="8.64cm">
          <chartooo:coordinate-region svg:x="1.047cm" svg:y="1.387cm" svg:width="12.428cm" svg:height="7.261cm"/>
          <chart:axis chart:dimension="x" chart:name="primary-x" chart:style-name="ch4" chartooo:axis-type="auto">
            <chartooo:date-scale/>
            <chart:categories table:cell-range-address="G_OALL.A427:G_OALL.A446"/>
            <chart:grid chart:style-name="ch5" chart:class="major"/>
          </chart:axis>
          <chart:axis chart:dimension="y" chart:name="primary-y" chart:style-name="ch6"/>
          <chart:series chart:style-name="ch7" chart:values-cell-range-address="G_OALL.B427:G_OALL.B44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1.05215">
                <text:p>1.05215</text:p>
                <draw:g>
                  <svg:desc>G_OALL.A427:G_OALL.A446</svg:desc>
                </draw:g>
              </table:table-cell>
              <table:table-cell office:value-type="float" office:value="-66.1485">
                <text:p>-66.1485</text:p>
                <draw:g>
                  <svg:desc>G_OALL.B427:G_OALL.B446</svg:desc>
                </draw:g>
              </table:table-cell>
            </table:table-row>
            <table:table-row>
              <table:table-cell office:value-type="float" office:value="1.05462">
                <text:p>1.05462</text:p>
              </table:table-cell>
              <table:table-cell office:value-type="float" office:value="-69.0818333333333">
                <text:p>-69.0818333333333</text:p>
              </table:table-cell>
            </table:table-row>
            <table:table-row>
              <table:table-cell office:value-type="float" office:value="1.05709">
                <text:p>1.05709</text:p>
              </table:table-cell>
              <table:table-cell office:value-type="float" office:value="-68.0151666666667">
                <text:p>-68.0151666666667</text:p>
              </table:table-cell>
            </table:table-row>
            <table:table-row>
              <table:table-cell office:value-type="float" office:value="1.05956">
                <text:p>1.05956</text:p>
              </table:table-cell>
              <table:table-cell office:value-type="float" office:value="-68.4151666666667">
                <text:p>-68.4151666666667</text:p>
              </table:table-cell>
            </table:table-row>
            <table:table-row>
              <table:table-cell office:value-type="float" office:value="1.06203">
                <text:p>1.06203</text:p>
              </table:table-cell>
              <table:table-cell office:value-type="float" office:value="-69.4818333333333">
                <text:p>-69.4818333333333</text:p>
              </table:table-cell>
            </table:table-row>
            <table:table-row>
              <table:table-cell office:value-type="float" office:value="1.0645">
                <text:p>1.0645</text:p>
              </table:table-cell>
              <table:table-cell office:value-type="float" office:value="-65.2151666666667">
                <text:p>-65.2151666666667</text:p>
              </table:table-cell>
            </table:table-row>
            <table:table-row>
              <table:table-cell office:value-type="float" office:value="1.06697">
                <text:p>1.06697</text:p>
              </table:table-cell>
              <table:table-cell office:value-type="float" office:value="-62.9485">
                <text:p>-62.9485</text:p>
              </table:table-cell>
            </table:table-row>
            <table:table-row>
              <table:table-cell office:value-type="float" office:value="1.06944">
                <text:p>1.06944</text:p>
              </table:table-cell>
              <table:table-cell office:value-type="float" office:value="-63.8818333333333">
                <text:p>-63.8818333333333</text:p>
              </table:table-cell>
            </table:table-row>
            <table:table-row>
              <table:table-cell office:value-type="float" office:value="1.07191">
                <text:p>1.07191</text:p>
              </table:table-cell>
              <table:table-cell office:value-type="float" office:value="-63.6151666666667">
                <text:p>-63.6151666666667</text:p>
              </table:table-cell>
            </table:table-row>
            <table:table-row>
              <table:table-cell office:value-type="float" office:value="1.07438">
                <text:p>1.07438</text:p>
              </table:table-cell>
              <table:table-cell office:value-type="float" office:value="-65.4818333333333">
                <text:p>-65.4818333333333</text:p>
              </table:table-cell>
            </table:table-row>
            <table:table-row>
              <table:table-cell office:value-type="float" office:value="1.07685">
                <text:p>1.07685</text:p>
              </table:table-cell>
              <table:table-cell office:value-type="float" office:value="-64.1485">
                <text:p>-64.1485</text:p>
              </table:table-cell>
            </table:table-row>
            <table:table-row>
              <table:table-cell office:value-type="float" office:value="1.07932">
                <text:p>1.07932</text:p>
              </table:table-cell>
              <table:table-cell office:value-type="float" office:value="-63.3485">
                <text:p>-63.3485</text:p>
              </table:table-cell>
            </table:table-row>
            <table:table-row>
              <table:table-cell office:value-type="float" office:value="1.08179">
                <text:p>1.08179</text:p>
              </table:table-cell>
              <table:table-cell office:value-type="float" office:value="-65.2151666666667">
                <text:p>-65.2151666666667</text:p>
              </table:table-cell>
            </table:table-row>
            <table:table-row>
              <table:table-cell office:value-type="float" office:value="1.08426">
                <text:p>1.08426</text:p>
              </table:table-cell>
              <table:table-cell office:value-type="float" office:value="-67.7485">
                <text:p>-67.7485</text:p>
              </table:table-cell>
            </table:table-row>
            <table:table-row>
              <table:table-cell office:value-type="float" office:value="1.08673">
                <text:p>1.08673</text:p>
              </table:table-cell>
              <table:table-cell office:value-type="float" office:value="-68.4151666666667">
                <text:p>-68.4151666666667</text:p>
              </table:table-cell>
            </table:table-row>
            <table:table-row>
              <table:table-cell office:value-type="float" office:value="1.0892">
                <text:p>1.0892</text:p>
              </table:table-cell>
              <table:table-cell office:value-type="float" office:value="-76.1485">
                <text:p>-76.1485</text:p>
              </table:table-cell>
            </table:table-row>
            <table:table-row>
              <table:table-cell office:value-type="float" office:value="1.09167">
                <text:p>1.09167</text:p>
              </table:table-cell>
              <table:table-cell office:value-type="float" office:value="-72.4151666666667">
                <text:p>-72.4151666666667</text:p>
              </table:table-cell>
            </table:table-row>
            <table:table-row>
              <table:table-cell office:value-type="float" office:value="1.09414">
                <text:p>1.09414</text:p>
              </table:table-cell>
              <table:table-cell office:value-type="float" office:value="-70.9485">
                <text:p>-70.9485</text:p>
              </table:table-cell>
            </table:table-row>
            <table:table-row>
              <table:table-cell office:value-type="float" office:value="1.09661">
                <text:p>1.09661</text:p>
              </table:table-cell>
              <table:table-cell office:value-type="float" office:value="-73.8818333333333">
                <text:p>-73.8818333333333</text:p>
              </table:table-cell>
            </table:table-row>
            <table:table-row>
              <table:table-cell office:value-type="float" office:value="1.09908">
                <text:p>1.09908</text:p>
              </table:table-cell>
              <table:table-cell office:value-type="float" office:value="-76.0151666666667">
                <text:p>-76.0151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